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Bitstream Vera Sans" fo:font-weight="bold" style:font-weight-asian="bold" style:font-weight-complex="bold"/>
    </style:style>
    <style:style style:name="ce2" style:family="table-cell" style:parent-style-name="Default" style:data-style-name="N112">
      <style:text-properties style:font-name="Bitstream Vera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7"/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5"/>
        <table:table-column table:style-name="co6" table:default-cell-style-name="ce7"/>
        <table:table-column table:style-name="co7" table:default-cell-style-name="ce9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Lg demandée</text:p>
          </table:table-cell>
          <table:table-cell table:style-name="ce1" office:value-type="string" calcext:value-type="string">
            <text:p>mm/pulse</text:p>
          </table:table-cell>
          <table:table-cell table:style-name="ce1" office:value-type="string" calcext:value-type="string">
            <text:p>nbPulses</text:p>
          </table:table-cell>
          <table:table-cell table:style-name="ce3" office:value-type="string" calcext:value-type="string">
            <text:p>int</text:p>
          </table:table-cell>
          <table:table-cell table:style-name="ce4" office:value-type="string" calcext:value-type="string">
            <text:p>Lg effectuée</text:p>
          </table:table-cell>
          <table:table-cell table:style-name="ce6" office:value-type="string" calcext:value-type="string">
            <text:p>Erreur en mm</text:p>
          </table:table-cell>
          <table:table-cell table:style-name="ce8" office:value-type="string" calcext:value-type="string">
            <text:p>Err en microns</text:p>
          </table:table-cell>
          <table:table-cell table:style-name="ce3" table:number-columns-repeated="1017"/>
        </table:table-row>
        <table:table-row table:style-name="ro1">
          <table:table-cell office:value-type="float" office:value="0.001" calcext:value-type="float">
            <text:p>0,001000</text:p>
          </table:table-cell>
          <table:table-cell office:value-type="float" office:value="0.0315" calcext:value-type="float">
            <text:p>0,031500</text:p>
          </table:table-cell>
          <table:table-cell table:formula="of:=[.A2]/[.B2]" office:value-type="float" office:value="0.0317460317460317" calcext:value-type="float">
            <text:p>0,031746</text:p>
          </table:table-cell>
          <table:table-cell table:formula="of:=INT([.C2])" office:value-type="float" office:value="0" calcext:value-type="float">
            <text:p>0</text:p>
          </table:table-cell>
          <table:table-cell table:formula="of:=[.D2]*[.B2]" office:value-type="float" office:value="0" calcext:value-type="float">
            <text:p>0,000000</text:p>
          </table:table-cell>
          <table:table-cell table:formula="of:=[.A2]-[.E2]" office:value-type="float" office:value="0.001" calcext:value-type="float">
            <text:p>0,0010000</text:p>
          </table:table-cell>
          <table:table-cell table:formula="of:=[.F2]*100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,010000</text:p>
          </table:table-cell>
          <table:table-cell office:value-type="float" office:value="0.0315" calcext:value-type="float">
            <text:p>0,031500</text:p>
          </table:table-cell>
          <table:table-cell table:formula="of:=[.A3]/[.B3]" office:value-type="float" office:value="0.317460317460317" calcext:value-type="float">
            <text:p>0,317460</text:p>
          </table:table-cell>
          <table:table-cell table:formula="of:=INT([.C3])" office:value-type="float" office:value="0" calcext:value-type="float">
            <text:p>0</text:p>
          </table:table-cell>
          <table:table-cell table:formula="of:=[.D3]*[.B3]" office:value-type="float" office:value="0" calcext:value-type="float">
            <text:p>0,000000</text:p>
          </table:table-cell>
          <table:table-cell table:formula="of:=[.A3]-[.E3]" office:value-type="float" office:value="0.01" calcext:value-type="float">
            <text:p>0,0100000</text:p>
          </table:table-cell>
          <table:table-cell table:formula="of:=[.F3]*100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,100000</text:p>
          </table:table-cell>
          <table:table-cell office:value-type="float" office:value="0.0315" calcext:value-type="float">
            <text:p>0,031500</text:p>
          </table:table-cell>
          <table:table-cell table:formula="of:=[.A4]/[.B4]" office:value-type="float" office:value="3.17460317460317" calcext:value-type="float">
            <text:p>3,174603</text:p>
          </table:table-cell>
          <table:table-cell table:formula="of:=INT([.C4])" office:value-type="float" office:value="3" calcext:value-type="float">
            <text:p>3</text:p>
          </table:table-cell>
          <table:table-cell table:formula="of:=[.D4]*[.B4]" office:value-type="float" office:value="0.0945" calcext:value-type="float">
            <text:p>0,094500</text:p>
          </table:table-cell>
          <table:table-cell table:formula="of:=[.A4]-[.E4]" office:value-type="float" office:value="0.0055" calcext:value-type="float">
            <text:p>0,0055000</text:p>
          </table:table-cell>
          <table:table-cell table:formula="of:=[.F4]*1000" office:value-type="float" office:value="5.50000000000001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0.11" calcext:value-type="float">
            <text:p>0,110000</text:p>
          </table:table-cell>
          <table:table-cell office:value-type="float" office:value="0.0315" calcext:value-type="float">
            <text:p>0,031500</text:p>
          </table:table-cell>
          <table:table-cell table:formula="of:=[.A5]/[.B5]" office:value-type="float" office:value="3.49206349206349" calcext:value-type="float">
            <text:p>3,492063</text:p>
          </table:table-cell>
          <table:table-cell table:formula="of:=INT([.C5])" office:value-type="float" office:value="3" calcext:value-type="float">
            <text:p>3</text:p>
          </table:table-cell>
          <table:table-cell table:formula="of:=[.D5]*[.B5]" office:value-type="float" office:value="0.0945" calcext:value-type="float">
            <text:p>0,094500</text:p>
          </table:table-cell>
          <table:table-cell table:formula="of:=[.A5]-[.E5]" office:value-type="float" office:value="0.0155" calcext:value-type="float">
            <text:p>0,0155000</text:p>
          </table:table-cell>
          <table:table-cell table:formula="of:=[.F5]*1000" office:value-type="float" office:value="15.5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0.12" calcext:value-type="float">
            <text:p>0,120000</text:p>
          </table:table-cell>
          <table:table-cell office:value-type="float" office:value="0.0315" calcext:value-type="float">
            <text:p>0,031500</text:p>
          </table:table-cell>
          <table:table-cell table:formula="of:=[.A6]/[.B6]" office:value-type="float" office:value="3.80952380952381" calcext:value-type="float">
            <text:p>3,809524</text:p>
          </table:table-cell>
          <table:table-cell table:formula="of:=INT([.C6])" office:value-type="float" office:value="3" calcext:value-type="float">
            <text:p>3</text:p>
          </table:table-cell>
          <table:table-cell table:formula="of:=[.D6]*[.B6]" office:value-type="float" office:value="0.0945" calcext:value-type="float">
            <text:p>0,094500</text:p>
          </table:table-cell>
          <table:table-cell table:formula="of:=[.A6]-[.E6]" office:value-type="float" office:value="0.0255" calcext:value-type="float">
            <text:p>0,0255000</text:p>
          </table:table-cell>
          <table:table-cell table:formula="of:=[.F6]*1000" office:value-type="float" office:value="25.5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0.13" calcext:value-type="float">
            <text:p>0,130000</text:p>
          </table:table-cell>
          <table:table-cell office:value-type="float" office:value="0.0315" calcext:value-type="float">
            <text:p>0,031500</text:p>
          </table:table-cell>
          <table:table-cell table:formula="of:=[.A7]/[.B7]" office:value-type="float" office:value="4.12698412698413" calcext:value-type="float">
            <text:p>4,126984</text:p>
          </table:table-cell>
          <table:table-cell table:formula="of:=INT([.C7])" office:value-type="float" office:value="4" calcext:value-type="float">
            <text:p>4</text:p>
          </table:table-cell>
          <table:table-cell table:formula="of:=[.D7]*[.B7]" office:value-type="float" office:value="0.126" calcext:value-type="float">
            <text:p>0,126000</text:p>
          </table:table-cell>
          <table:table-cell table:formula="of:=[.A7]-[.E7]" office:value-type="float" office:value="0.004" calcext:value-type="float">
            <text:p>0,0040000</text:p>
          </table:table-cell>
          <table:table-cell table:formula="of:=[.F7]*1000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0.14" calcext:value-type="float">
            <text:p>0,140000</text:p>
          </table:table-cell>
          <table:table-cell office:value-type="float" office:value="0.0315" calcext:value-type="float">
            <text:p>0,031500</text:p>
          </table:table-cell>
          <table:table-cell table:formula="of:=[.A8]/[.B8]" office:value-type="float" office:value="4.44444444444444" calcext:value-type="float">
            <text:p>4,444444</text:p>
          </table:table-cell>
          <table:table-cell table:formula="of:=INT([.C8])" office:value-type="float" office:value="4" calcext:value-type="float">
            <text:p>4</text:p>
          </table:table-cell>
          <table:table-cell table:formula="of:=[.D8]*[.B8]" office:value-type="float" office:value="0.126" calcext:value-type="float">
            <text:p>0,126000</text:p>
          </table:table-cell>
          <table:table-cell table:formula="of:=[.A8]-[.E8]" office:value-type="float" office:value="0.014" calcext:value-type="float">
            <text:p>0,0140000</text:p>
          </table:table-cell>
          <table:table-cell table:formula="of:=[.F8]*1000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0.15" calcext:value-type="float">
            <text:p>0,150000</text:p>
          </table:table-cell>
          <table:table-cell office:value-type="float" office:value="0.0315" calcext:value-type="float">
            <text:p>0,031500</text:p>
          </table:table-cell>
          <table:table-cell table:formula="of:=[.A9]/[.B9]" office:value-type="float" office:value="4.76190476190476" calcext:value-type="float">
            <text:p>4,761905</text:p>
          </table:table-cell>
          <table:table-cell table:formula="of:=INT([.C9])" office:value-type="float" office:value="4" calcext:value-type="float">
            <text:p>4</text:p>
          </table:table-cell>
          <table:table-cell table:formula="of:=[.D9]*[.B9]" office:value-type="float" office:value="0.126" calcext:value-type="float">
            <text:p>0,126000</text:p>
          </table:table-cell>
          <table:table-cell table:formula="of:=[.A9]-[.E9]" office:value-type="float" office:value="0.024" calcext:value-type="float">
            <text:p>0,0240000</text:p>
          </table:table-cell>
          <table:table-cell table:formula="of:=[.F9]*1000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0.16" calcext:value-type="float">
            <text:p>0,160000</text:p>
          </table:table-cell>
          <table:table-cell office:value-type="float" office:value="0.0315" calcext:value-type="float">
            <text:p>0,031500</text:p>
          </table:table-cell>
          <table:table-cell table:formula="of:=[.A10]/[.B10]" office:value-type="float" office:value="5.07936507936508" calcext:value-type="float">
            <text:p>5,079365</text:p>
          </table:table-cell>
          <table:table-cell table:formula="of:=INT([.C10])" office:value-type="float" office:value="5" calcext:value-type="float">
            <text:p>5</text:p>
          </table:table-cell>
          <table:table-cell table:formula="of:=[.D10]*[.B10]" office:value-type="float" office:value="0.1575" calcext:value-type="float">
            <text:p>0,157500</text:p>
          </table:table-cell>
          <table:table-cell table:formula="of:=[.A10]-[.E10]" office:value-type="float" office:value="0.0025" calcext:value-type="float">
            <text:p>0,0025000</text:p>
          </table:table-cell>
          <table:table-cell table:formula="of:=[.F10]*1000" office:value-type="float" office:value="2.5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.17" calcext:value-type="float">
            <text:p>0,170000</text:p>
          </table:table-cell>
          <table:table-cell office:value-type="float" office:value="0.0315" calcext:value-type="float">
            <text:p>0,031500</text:p>
          </table:table-cell>
          <table:table-cell table:formula="of:=[.A11]/[.B11]" office:value-type="float" office:value="5.3968253968254" calcext:value-type="float">
            <text:p>5,396825</text:p>
          </table:table-cell>
          <table:table-cell table:formula="of:=INT([.C11])" office:value-type="float" office:value="5" calcext:value-type="float">
            <text:p>5</text:p>
          </table:table-cell>
          <table:table-cell table:formula="of:=[.D11]*[.B11]" office:value-type="float" office:value="0.1575" calcext:value-type="float">
            <text:p>0,157500</text:p>
          </table:table-cell>
          <table:table-cell table:formula="of:=[.A11]-[.E11]" office:value-type="float" office:value="0.0125" calcext:value-type="float">
            <text:p>0,0125000</text:p>
          </table:table-cell>
          <table:table-cell table:formula="of:=[.F11]*1000" office:value-type="float" office:value="12.5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0.18" calcext:value-type="float">
            <text:p>0,180000</text:p>
          </table:table-cell>
          <table:table-cell office:value-type="float" office:value="0.0315" calcext:value-type="float">
            <text:p>0,031500</text:p>
          </table:table-cell>
          <table:table-cell table:formula="of:=[.A12]/[.B12]" office:value-type="float" office:value="5.71428571428571" calcext:value-type="float">
            <text:p>5,714286</text:p>
          </table:table-cell>
          <table:table-cell table:formula="of:=INT([.C12])" office:value-type="float" office:value="5" calcext:value-type="float">
            <text:p>5</text:p>
          </table:table-cell>
          <table:table-cell table:formula="of:=[.D12]*[.B12]" office:value-type="float" office:value="0.1575" calcext:value-type="float">
            <text:p>0,157500</text:p>
          </table:table-cell>
          <table:table-cell table:formula="of:=[.A12]-[.E12]" office:value-type="float" office:value="0.0225" calcext:value-type="float">
            <text:p>0,0225000</text:p>
          </table:table-cell>
          <table:table-cell table:formula="of:=[.F12]*1000" office:value-type="float" office:value="22.5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0.19" calcext:value-type="float">
            <text:p>0,190000</text:p>
          </table:table-cell>
          <table:table-cell office:value-type="float" office:value="0.0315" calcext:value-type="float">
            <text:p>0,031500</text:p>
          </table:table-cell>
          <table:table-cell table:formula="of:=[.A13]/[.B13]" office:value-type="float" office:value="6.03174603174603" calcext:value-type="float">
            <text:p>6,031746</text:p>
          </table:table-cell>
          <table:table-cell table:formula="of:=INT([.C13])" office:value-type="float" office:value="6" calcext:value-type="float">
            <text:p>6</text:p>
          </table:table-cell>
          <table:table-cell table:formula="of:=[.D13]*[.B13]" office:value-type="float" office:value="0.189" calcext:value-type="float">
            <text:p>0,189000</text:p>
          </table:table-cell>
          <table:table-cell table:formula="of:=[.A13]-[.E13]" office:value-type="float" office:value="0.001" calcext:value-type="float">
            <text:p>0,0010000</text:p>
          </table:table-cell>
          <table:table-cell table:formula="of:=[.F13]*100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,200000</text:p>
          </table:table-cell>
          <table:table-cell office:value-type="float" office:value="0.0315" calcext:value-type="float">
            <text:p>0,031500</text:p>
          </table:table-cell>
          <table:table-cell table:formula="of:=[.A14]/[.B14]" office:value-type="float" office:value="6.34920634920635" calcext:value-type="float">
            <text:p>6,349206</text:p>
          </table:table-cell>
          <table:table-cell table:formula="of:=INT([.C14])" office:value-type="float" office:value="6" calcext:value-type="float">
            <text:p>6</text:p>
          </table:table-cell>
          <table:table-cell table:formula="of:=[.D14]*[.B14]" office:value-type="float" office:value="0.189" calcext:value-type="float">
            <text:p>0,189000</text:p>
          </table:table-cell>
          <table:table-cell table:formula="of:=[.A14]-[.E14]" office:value-type="float" office:value="0.011" calcext:value-type="float">
            <text:p>0,0110000</text:p>
          </table:table-cell>
          <table:table-cell table:formula="of:=[.F14]*100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0.21" calcext:value-type="float">
            <text:p>0,210000</text:p>
          </table:table-cell>
          <table:table-cell office:value-type="float" office:value="0.0315" calcext:value-type="float">
            <text:p>0,031500</text:p>
          </table:table-cell>
          <table:table-cell table:formula="of:=[.A15]/[.B15]" office:value-type="float" office:value="6.66666666666667" calcext:value-type="float">
            <text:p>6,666667</text:p>
          </table:table-cell>
          <table:table-cell table:formula="of:=INT([.C15])" office:value-type="float" office:value="6" calcext:value-type="float">
            <text:p>6</text:p>
          </table:table-cell>
          <table:table-cell table:formula="of:=[.D15]*[.B15]" office:value-type="float" office:value="0.189" calcext:value-type="float">
            <text:p>0,189000</text:p>
          </table:table-cell>
          <table:table-cell table:formula="of:=[.A15]-[.E15]" office:value-type="float" office:value="0.021" calcext:value-type="float">
            <text:p>0,0210000</text:p>
          </table:table-cell>
          <table:table-cell table:formula="of:=[.F15]*1000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0.22" calcext:value-type="float">
            <text:p>0,220000</text:p>
          </table:table-cell>
          <table:table-cell office:value-type="float" office:value="0.0315" calcext:value-type="float">
            <text:p>0,031500</text:p>
          </table:table-cell>
          <table:table-cell table:formula="of:=[.A16]/[.B16]" office:value-type="float" office:value="6.98412698412699" calcext:value-type="float">
            <text:p>6,984127</text:p>
          </table:table-cell>
          <table:table-cell table:formula="of:=INT([.C16])" office:value-type="float" office:value="6" calcext:value-type="float">
            <text:p>6</text:p>
          </table:table-cell>
          <table:table-cell table:formula="of:=[.D16]*[.B16]" office:value-type="float" office:value="0.189" calcext:value-type="float">
            <text:p>0,189000</text:p>
          </table:table-cell>
          <table:table-cell table:formula="of:=[.A16]-[.E16]" office:value-type="float" office:value="0.031" calcext:value-type="float">
            <text:p>0,0310000</text:p>
          </table:table-cell>
          <table:table-cell table:formula="of:=[.F16]*1000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0.23" calcext:value-type="float">
            <text:p>0,230000</text:p>
          </table:table-cell>
          <table:table-cell office:value-type="float" office:value="0.0315" calcext:value-type="float">
            <text:p>0,031500</text:p>
          </table:table-cell>
          <table:table-cell table:formula="of:=[.A17]/[.B17]" office:value-type="float" office:value="7.3015873015873" calcext:value-type="float">
            <text:p>7,301587</text:p>
          </table:table-cell>
          <table:table-cell table:formula="of:=INT([.C17])" office:value-type="float" office:value="7" calcext:value-type="float">
            <text:p>7</text:p>
          </table:table-cell>
          <table:table-cell table:formula="of:=[.D17]*[.B17]" office:value-type="float" office:value="0.2205" calcext:value-type="float">
            <text:p>0,220500</text:p>
          </table:table-cell>
          <table:table-cell table:formula="of:=[.A17]-[.E17]" office:value-type="float" office:value="0.00950000000000004" calcext:value-type="float">
            <text:p>0,0095000</text:p>
          </table:table-cell>
          <table:table-cell table:formula="of:=[.F17]*1000" office:value-type="float" office:value="9.50000000000004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0.24" calcext:value-type="float">
            <text:p>0,240000</text:p>
          </table:table-cell>
          <table:table-cell office:value-type="float" office:value="0.0315" calcext:value-type="float">
            <text:p>0,031500</text:p>
          </table:table-cell>
          <table:table-cell table:formula="of:=[.A18]/[.B18]" office:value-type="float" office:value="7.61904761904762" calcext:value-type="float">
            <text:p>7,619048</text:p>
          </table:table-cell>
          <table:table-cell table:formula="of:=INT([.C18])" office:value-type="float" office:value="7" calcext:value-type="float">
            <text:p>7</text:p>
          </table:table-cell>
          <table:table-cell table:formula="of:=[.D18]*[.B18]" office:value-type="float" office:value="0.2205" calcext:value-type="float">
            <text:p>0,220500</text:p>
          </table:table-cell>
          <table:table-cell table:formula="of:=[.A18]-[.E18]" office:value-type="float" office:value="0.0195" calcext:value-type="float">
            <text:p>0,0195000</text:p>
          </table:table-cell>
          <table:table-cell table:formula="of:=[.F18]*1000" office:value-type="float" office:value="19.5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,250000</text:p>
          </table:table-cell>
          <table:table-cell office:value-type="float" office:value="0.0315" calcext:value-type="float">
            <text:p>0,031500</text:p>
          </table:table-cell>
          <table:table-cell table:formula="of:=[.A19]/[.B19]" office:value-type="float" office:value="7.93650793650794" calcext:value-type="float">
            <text:p>7,936508</text:p>
          </table:table-cell>
          <table:table-cell table:formula="of:=INT([.C19])" office:value-type="float" office:value="7" calcext:value-type="float">
            <text:p>7</text:p>
          </table:table-cell>
          <table:table-cell table:formula="of:=[.D19]*[.B19]" office:value-type="float" office:value="0.2205" calcext:value-type="float">
            <text:p>0,220500</text:p>
          </table:table-cell>
          <table:table-cell table:formula="of:=[.A19]-[.E19]" office:value-type="float" office:value="0.0295000000000001" calcext:value-type="float">
            <text:p>0,0295000</text:p>
          </table:table-cell>
          <table:table-cell table:formula="of:=[.F19]*1000" office:value-type="float" office:value="29.5000000000001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0.26" calcext:value-type="float">
            <text:p>0,260000</text:p>
          </table:table-cell>
          <table:table-cell office:value-type="float" office:value="0.0315" calcext:value-type="float">
            <text:p>0,031500</text:p>
          </table:table-cell>
          <table:table-cell table:formula="of:=[.A20]/[.B20]" office:value-type="float" office:value="8.25396825396826" calcext:value-type="float">
            <text:p>8,253968</text:p>
          </table:table-cell>
          <table:table-cell table:formula="of:=INT([.C20])" office:value-type="float" office:value="8" calcext:value-type="float">
            <text:p>8</text:p>
          </table:table-cell>
          <table:table-cell table:formula="of:=[.D20]*[.B20]" office:value-type="float" office:value="0.252" calcext:value-type="float">
            <text:p>0,252000</text:p>
          </table:table-cell>
          <table:table-cell table:formula="of:=[.A20]-[.E20]" office:value-type="float" office:value="0.00800000000000006" calcext:value-type="float">
            <text:p>0,0080000</text:p>
          </table:table-cell>
          <table:table-cell table:formula="of:=[.F20]*1000" office:value-type="float" office:value="8.00000000000006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0.27" calcext:value-type="float">
            <text:p>0,270000</text:p>
          </table:table-cell>
          <table:table-cell office:value-type="float" office:value="0.0315" calcext:value-type="float">
            <text:p>0,031500</text:p>
          </table:table-cell>
          <table:table-cell table:formula="of:=[.A21]/[.B21]" office:value-type="float" office:value="8.57142857142857" calcext:value-type="float">
            <text:p>8,571429</text:p>
          </table:table-cell>
          <table:table-cell table:formula="of:=INT([.C21])" office:value-type="float" office:value="8" calcext:value-type="float">
            <text:p>8</text:p>
          </table:table-cell>
          <table:table-cell table:formula="of:=[.D21]*[.B21]" office:value-type="float" office:value="0.252" calcext:value-type="float">
            <text:p>0,252000</text:p>
          </table:table-cell>
          <table:table-cell table:formula="of:=[.A21]-[.E21]" office:value-type="float" office:value="0.0180000000000001" calcext:value-type="float">
            <text:p>0,0180000</text:p>
          </table:table-cell>
          <table:table-cell table:formula="of:=[.F21]*1000" office:value-type="float" office:value="18.0000000000001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0.28" calcext:value-type="float">
            <text:p>0,280000</text:p>
          </table:table-cell>
          <table:table-cell office:value-type="float" office:value="0.0315" calcext:value-type="float">
            <text:p>0,031500</text:p>
          </table:table-cell>
          <table:table-cell table:formula="of:=[.A22]/[.B22]" office:value-type="float" office:value="8.88888888888889" calcext:value-type="float">
            <text:p>8,888889</text:p>
          </table:table-cell>
          <table:table-cell table:formula="of:=INT([.C22])" office:value-type="float" office:value="8" calcext:value-type="float">
            <text:p>8</text:p>
          </table:table-cell>
          <table:table-cell table:formula="of:=[.D22]*[.B22]" office:value-type="float" office:value="0.252" calcext:value-type="float">
            <text:p>0,252000</text:p>
          </table:table-cell>
          <table:table-cell table:formula="of:=[.A22]-[.E22]" office:value-type="float" office:value="0.0280000000000001" calcext:value-type="float">
            <text:p>0,0280000</text:p>
          </table:table-cell>
          <table:table-cell table:formula="of:=[.F22]*1000" office:value-type="float" office:value="28.0000000000001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0.29" calcext:value-type="float">
            <text:p>0,290000</text:p>
          </table:table-cell>
          <table:table-cell office:value-type="float" office:value="0.0315" calcext:value-type="float">
            <text:p>0,031500</text:p>
          </table:table-cell>
          <table:table-cell table:formula="of:=[.A23]/[.B23]" office:value-type="float" office:value="9.20634920634921" calcext:value-type="float">
            <text:p>9,206349</text:p>
          </table:table-cell>
          <table:table-cell table:formula="of:=INT([.C23])" office:value-type="float" office:value="9" calcext:value-type="float">
            <text:p>9</text:p>
          </table:table-cell>
          <table:table-cell table:formula="of:=[.D23]*[.B23]" office:value-type="float" office:value="0.2835" calcext:value-type="float">
            <text:p>0,283500</text:p>
          </table:table-cell>
          <table:table-cell table:formula="of:=[.A23]-[.E23]" office:value-type="float" office:value="0.00650000000000012" calcext:value-type="float">
            <text:p>0,0065000</text:p>
          </table:table-cell>
          <table:table-cell table:formula="of:=[.F23]*1000" office:value-type="float" office:value="6.50000000000012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,300000</text:p>
          </table:table-cell>
          <table:table-cell office:value-type="float" office:value="0.0315" calcext:value-type="float">
            <text:p>0,031500</text:p>
          </table:table-cell>
          <table:table-cell table:formula="of:=[.A24]/[.B24]" office:value-type="float" office:value="9.52380952380953" calcext:value-type="float">
            <text:p>9,523810</text:p>
          </table:table-cell>
          <table:table-cell table:formula="of:=INT([.C24])" office:value-type="float" office:value="9" calcext:value-type="float">
            <text:p>9</text:p>
          </table:table-cell>
          <table:table-cell table:formula="of:=[.D24]*[.B24]" office:value-type="float" office:value="0.2835" calcext:value-type="float">
            <text:p>0,283500</text:p>
          </table:table-cell>
          <table:table-cell table:formula="of:=[.A24]-[.E24]" office:value-type="float" office:value="0.0165000000000002" calcext:value-type="float">
            <text:p>0,0165000</text:p>
          </table:table-cell>
          <table:table-cell table:formula="of:=[.F24]*1000" office:value-type="float" office:value="16.5000000000002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0.31" calcext:value-type="float">
            <text:p>0,310000</text:p>
          </table:table-cell>
          <table:table-cell office:value-type="float" office:value="0.0315" calcext:value-type="float">
            <text:p>0,031500</text:p>
          </table:table-cell>
          <table:table-cell table:formula="of:=[.A25]/[.B25]" office:value-type="float" office:value="9.84126984126985" calcext:value-type="float">
            <text:p>9,841270</text:p>
          </table:table-cell>
          <table:table-cell table:formula="of:=INT([.C25])" office:value-type="float" office:value="9" calcext:value-type="float">
            <text:p>9</text:p>
          </table:table-cell>
          <table:table-cell table:formula="of:=[.D25]*[.B25]" office:value-type="float" office:value="0.2835" calcext:value-type="float">
            <text:p>0,283500</text:p>
          </table:table-cell>
          <table:table-cell table:formula="of:=[.A25]-[.E25]" office:value-type="float" office:value="0.0265000000000002" calcext:value-type="float">
            <text:p>0,0265000</text:p>
          </table:table-cell>
          <table:table-cell table:formula="of:=[.F25]*1000" office:value-type="float" office:value="26.5000000000002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0.32" calcext:value-type="float">
            <text:p>0,320000</text:p>
          </table:table-cell>
          <table:table-cell office:value-type="float" office:value="0.0315" calcext:value-type="float">
            <text:p>0,031500</text:p>
          </table:table-cell>
          <table:table-cell table:formula="of:=[.A26]/[.B26]" office:value-type="float" office:value="10.1587301587302" calcext:value-type="float">
            <text:p>10,158730</text:p>
          </table:table-cell>
          <table:table-cell table:formula="of:=INT([.C26])" office:value-type="float" office:value="10" calcext:value-type="float">
            <text:p>10</text:p>
          </table:table-cell>
          <table:table-cell table:formula="of:=[.D26]*[.B26]" office:value-type="float" office:value="0.315" calcext:value-type="float">
            <text:p>0,315000</text:p>
          </table:table-cell>
          <table:table-cell table:formula="of:=[.A26]-[.E26]" office:value-type="float" office:value="0.00500000000000017" calcext:value-type="float">
            <text:p>0,0050000</text:p>
          </table:table-cell>
          <table:table-cell table:formula="of:=[.F26]*1000" office:value-type="float" office:value="5.00000000000017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0.33" calcext:value-type="float">
            <text:p>0,330000</text:p>
          </table:table-cell>
          <table:table-cell office:value-type="float" office:value="0.0315" calcext:value-type="float">
            <text:p>0,031500</text:p>
          </table:table-cell>
          <table:table-cell table:formula="of:=[.A27]/[.B27]" office:value-type="float" office:value="10.4761904761905" calcext:value-type="float">
            <text:p>10,476190</text:p>
          </table:table-cell>
          <table:table-cell table:formula="of:=INT([.C27])" office:value-type="float" office:value="10" calcext:value-type="float">
            <text:p>10</text:p>
          </table:table-cell>
          <table:table-cell table:formula="of:=[.D27]*[.B27]" office:value-type="float" office:value="0.315" calcext:value-type="float">
            <text:p>0,315000</text:p>
          </table:table-cell>
          <table:table-cell table:formula="of:=[.A27]-[.E27]" office:value-type="float" office:value="0.0150000000000002" calcext:value-type="float">
            <text:p>0,0150000</text:p>
          </table:table-cell>
          <table:table-cell table:formula="of:=[.F27]*1000" office:value-type="float" office:value="15.0000000000002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0.34" calcext:value-type="float">
            <text:p>0,340000</text:p>
          </table:table-cell>
          <table:table-cell office:value-type="float" office:value="0.0315" calcext:value-type="float">
            <text:p>0,031500</text:p>
          </table:table-cell>
          <table:table-cell table:formula="of:=[.A28]/[.B28]" office:value-type="float" office:value="10.7936507936508" calcext:value-type="float">
            <text:p>10,793651</text:p>
          </table:table-cell>
          <table:table-cell table:formula="of:=INT([.C28])" office:value-type="float" office:value="10" calcext:value-type="float">
            <text:p>10</text:p>
          </table:table-cell>
          <table:table-cell table:formula="of:=[.D28]*[.B28]" office:value-type="float" office:value="0.315" calcext:value-type="float">
            <text:p>0,315000</text:p>
          </table:table-cell>
          <table:table-cell table:formula="of:=[.A28]-[.E28]" office:value-type="float" office:value="0.0250000000000002" calcext:value-type="float">
            <text:p>0,0250000</text:p>
          </table:table-cell>
          <table:table-cell table:formula="of:=[.F28]*1000" office:value-type="float" office:value="25.0000000000002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0.35" calcext:value-type="float">
            <text:p>0,350000</text:p>
          </table:table-cell>
          <table:table-cell office:value-type="float" office:value="0.0315" calcext:value-type="float">
            <text:p>0,031500</text:p>
          </table:table-cell>
          <table:table-cell table:formula="of:=[.A29]/[.B29]" office:value-type="float" office:value="11.1111111111111" calcext:value-type="float">
            <text:p>11,111111</text:p>
          </table:table-cell>
          <table:table-cell table:formula="of:=INT([.C29])" office:value-type="float" office:value="11" calcext:value-type="float">
            <text:p>11</text:p>
          </table:table-cell>
          <table:table-cell table:formula="of:=[.D29]*[.B29]" office:value-type="float" office:value="0.3465" calcext:value-type="float">
            <text:p>0,346500</text:p>
          </table:table-cell>
          <table:table-cell table:formula="of:=[.A29]-[.E29]" office:value-type="float" office:value="0.00350000000000017" calcext:value-type="float">
            <text:p>0,0035000</text:p>
          </table:table-cell>
          <table:table-cell table:formula="of:=[.F29]*1000" office:value-type="float" office:value="3.50000000000017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0.36" calcext:value-type="float">
            <text:p>0,360000</text:p>
          </table:table-cell>
          <table:table-cell office:value-type="float" office:value="0.0315" calcext:value-type="float">
            <text:p>0,031500</text:p>
          </table:table-cell>
          <table:table-cell table:formula="of:=[.A30]/[.B30]" office:value-type="float" office:value="11.4285714285714" calcext:value-type="float">
            <text:p>11,428571</text:p>
          </table:table-cell>
          <table:table-cell table:formula="of:=INT([.C30])" office:value-type="float" office:value="11" calcext:value-type="float">
            <text:p>11</text:p>
          </table:table-cell>
          <table:table-cell table:formula="of:=[.D30]*[.B30]" office:value-type="float" office:value="0.3465" calcext:value-type="float">
            <text:p>0,346500</text:p>
          </table:table-cell>
          <table:table-cell table:formula="of:=[.A30]-[.E30]" office:value-type="float" office:value="0.0135000000000002" calcext:value-type="float">
            <text:p>0,0135000</text:p>
          </table:table-cell>
          <table:table-cell table:formula="of:=[.F30]*1000" office:value-type="float" office:value="13.5000000000002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0.37" calcext:value-type="float">
            <text:p>0,370000</text:p>
          </table:table-cell>
          <table:table-cell office:value-type="float" office:value="0.0315" calcext:value-type="float">
            <text:p>0,031500</text:p>
          </table:table-cell>
          <table:table-cell table:formula="of:=[.A31]/[.B31]" office:value-type="float" office:value="11.7460317460318" calcext:value-type="float">
            <text:p>11,746032</text:p>
          </table:table-cell>
          <table:table-cell table:formula="of:=INT([.C31])" office:value-type="float" office:value="11" calcext:value-type="float">
            <text:p>11</text:p>
          </table:table-cell>
          <table:table-cell table:formula="of:=[.D31]*[.B31]" office:value-type="float" office:value="0.3465" calcext:value-type="float">
            <text:p>0,346500</text:p>
          </table:table-cell>
          <table:table-cell table:formula="of:=[.A31]-[.E31]" office:value-type="float" office:value="0.0235000000000002" calcext:value-type="float">
            <text:p>0,0235000</text:p>
          </table:table-cell>
          <table:table-cell table:formula="of:=[.F31]*1000" office:value-type="float" office:value="23.5000000000002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0.38" calcext:value-type="float">
            <text:p>0,380000</text:p>
          </table:table-cell>
          <table:table-cell office:value-type="float" office:value="0.0315" calcext:value-type="float">
            <text:p>0,031500</text:p>
          </table:table-cell>
          <table:table-cell table:formula="of:=[.A32]/[.B32]" office:value-type="float" office:value="12.0634920634921" calcext:value-type="float">
            <text:p>12,063492</text:p>
          </table:table-cell>
          <table:table-cell table:formula="of:=INT([.C32])" office:value-type="float" office:value="12" calcext:value-type="float">
            <text:p>12</text:p>
          </table:table-cell>
          <table:table-cell table:formula="of:=[.D32]*[.B32]" office:value-type="float" office:value="0.378" calcext:value-type="float">
            <text:p>0,378000</text:p>
          </table:table-cell>
          <table:table-cell table:formula="of:=[.A32]-[.E32]" office:value-type="float" office:value="0.00200000000000022" calcext:value-type="float">
            <text:p>0,0020000</text:p>
          </table:table-cell>
          <table:table-cell table:formula="of:=[.F32]*1000" office:value-type="float" office:value="2.0000000000002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.39" calcext:value-type="float">
            <text:p>0,390000</text:p>
          </table:table-cell>
          <table:table-cell office:value-type="float" office:value="0.0315" calcext:value-type="float">
            <text:p>0,031500</text:p>
          </table:table-cell>
          <table:table-cell table:formula="of:=[.A33]/[.B33]" office:value-type="float" office:value="12.3809523809524" calcext:value-type="float">
            <text:p>12,380952</text:p>
          </table:table-cell>
          <table:table-cell table:formula="of:=INT([.C33])" office:value-type="float" office:value="12" calcext:value-type="float">
            <text:p>12</text:p>
          </table:table-cell>
          <table:table-cell table:formula="of:=[.D33]*[.B33]" office:value-type="float" office:value="0.378" calcext:value-type="float">
            <text:p>0,378000</text:p>
          </table:table-cell>
          <table:table-cell table:formula="of:=[.A33]-[.E33]" office:value-type="float" office:value="0.0120000000000002" calcext:value-type="float">
            <text:p>0,0120000</text:p>
          </table:table-cell>
          <table:table-cell table:formula="of:=[.F33]*1000" office:value-type="float" office:value="12.000000000000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0.4" calcext:value-type="float">
            <text:p>0,400000</text:p>
          </table:table-cell>
          <table:table-cell office:value-type="float" office:value="0.0315" calcext:value-type="float">
            <text:p>0,031500</text:p>
          </table:table-cell>
          <table:table-cell table:formula="of:=[.A34]/[.B34]" office:value-type="float" office:value="12.6984126984127" calcext:value-type="float">
            <text:p>12,698413</text:p>
          </table:table-cell>
          <table:table-cell table:formula="of:=INT([.C34])" office:value-type="float" office:value="12" calcext:value-type="float">
            <text:p>12</text:p>
          </table:table-cell>
          <table:table-cell table:formula="of:=[.D34]*[.B34]" office:value-type="float" office:value="0.378" calcext:value-type="float">
            <text:p>0,378000</text:p>
          </table:table-cell>
          <table:table-cell table:formula="of:=[.A34]-[.E34]" office:value-type="float" office:value="0.0220000000000002" calcext:value-type="float">
            <text:p>0,0220000</text:p>
          </table:table-cell>
          <table:table-cell table:formula="of:=[.F34]*1000" office:value-type="float" office:value="22.000000000000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0.41" calcext:value-type="float">
            <text:p>0,410000</text:p>
          </table:table-cell>
          <table:table-cell office:value-type="float" office:value="0.0315" calcext:value-type="float">
            <text:p>0,031500</text:p>
          </table:table-cell>
          <table:table-cell table:formula="of:=[.A35]/[.B35]" office:value-type="float" office:value="13.015873015873" calcext:value-type="float">
            <text:p>13,015873</text:p>
          </table:table-cell>
          <table:table-cell table:formula="of:=INT([.C35])" office:value-type="float" office:value="13" calcext:value-type="float">
            <text:p>13</text:p>
          </table:table-cell>
          <table:table-cell table:formula="of:=[.D35]*[.B35]" office:value-type="float" office:value="0.4095" calcext:value-type="float">
            <text:p>0,409500</text:p>
          </table:table-cell>
          <table:table-cell table:formula="of:=[.A35]-[.E35]" office:value-type="float" office:value="0.000500000000000278" calcext:value-type="float">
            <text:p>0,0005000</text:p>
          </table:table-cell>
          <table:table-cell table:formula="of:=[.F35]*1000" office:value-type="float" office:value="0.500000000000278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0.42" calcext:value-type="float">
            <text:p>0,420000</text:p>
          </table:table-cell>
          <table:table-cell office:value-type="float" office:value="0.0315" calcext:value-type="float">
            <text:p>0,031500</text:p>
          </table:table-cell>
          <table:table-cell table:formula="of:=[.A36]/[.B36]" office:value-type="float" office:value="13.3333333333333" calcext:value-type="float">
            <text:p>13,333333</text:p>
          </table:table-cell>
          <table:table-cell table:formula="of:=INT([.C36])" office:value-type="float" office:value="13" calcext:value-type="float">
            <text:p>13</text:p>
          </table:table-cell>
          <table:table-cell table:formula="of:=[.D36]*[.B36]" office:value-type="float" office:value="0.4095" calcext:value-type="float">
            <text:p>0,409500</text:p>
          </table:table-cell>
          <table:table-cell table:formula="of:=[.A36]-[.E36]" office:value-type="float" office:value="0.0105000000000003" calcext:value-type="float">
            <text:p>0,0105000</text:p>
          </table:table-cell>
          <table:table-cell table:formula="of:=[.F36]*1000" office:value-type="float" office:value="10.5000000000003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0.43" calcext:value-type="float">
            <text:p>0,430000</text:p>
          </table:table-cell>
          <table:table-cell office:value-type="float" office:value="0.0315" calcext:value-type="float">
            <text:p>0,031500</text:p>
          </table:table-cell>
          <table:table-cell table:formula="of:=[.A37]/[.B37]" office:value-type="float" office:value="13.6507936507937" calcext:value-type="float">
            <text:p>13,650794</text:p>
          </table:table-cell>
          <table:table-cell table:formula="of:=INT([.C37])" office:value-type="float" office:value="13" calcext:value-type="float">
            <text:p>13</text:p>
          </table:table-cell>
          <table:table-cell table:formula="of:=[.D37]*[.B37]" office:value-type="float" office:value="0.4095" calcext:value-type="float">
            <text:p>0,409500</text:p>
          </table:table-cell>
          <table:table-cell table:formula="of:=[.A37]-[.E37]" office:value-type="float" office:value="0.0205000000000003" calcext:value-type="float">
            <text:p>0,0205000</text:p>
          </table:table-cell>
          <table:table-cell table:formula="of:=[.F37]*1000" office:value-type="float" office:value="20.5000000000003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0.44" calcext:value-type="float">
            <text:p>0,440000</text:p>
          </table:table-cell>
          <table:table-cell office:value-type="float" office:value="0.0315" calcext:value-type="float">
            <text:p>0,031500</text:p>
          </table:table-cell>
          <table:table-cell table:formula="of:=[.A38]/[.B38]" office:value-type="float" office:value="13.968253968254" calcext:value-type="float">
            <text:p>13,968254</text:p>
          </table:table-cell>
          <table:table-cell table:formula="of:=INT([.C38])" office:value-type="float" office:value="13" calcext:value-type="float">
            <text:p>13</text:p>
          </table:table-cell>
          <table:table-cell table:formula="of:=[.D38]*[.B38]" office:value-type="float" office:value="0.4095" calcext:value-type="float">
            <text:p>0,409500</text:p>
          </table:table-cell>
          <table:table-cell table:formula="of:=[.A38]-[.E38]" office:value-type="float" office:value="0.0305000000000003" calcext:value-type="float">
            <text:p>0,0305000</text:p>
          </table:table-cell>
          <table:table-cell table:formula="of:=[.F38]*1000" office:value-type="float" office:value="30.5000000000003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0.45" calcext:value-type="float">
            <text:p>0,450000</text:p>
          </table:table-cell>
          <table:table-cell office:value-type="float" office:value="0.0315" calcext:value-type="float">
            <text:p>0,031500</text:p>
          </table:table-cell>
          <table:table-cell table:formula="of:=[.A39]/[.B39]" office:value-type="float" office:value="14.2857142857143" calcext:value-type="float">
            <text:p>14,285714</text:p>
          </table:table-cell>
          <table:table-cell table:formula="of:=INT([.C39])" office:value-type="float" office:value="14" calcext:value-type="float">
            <text:p>14</text:p>
          </table:table-cell>
          <table:table-cell table:formula="of:=[.D39]*[.B39]" office:value-type="float" office:value="0.441" calcext:value-type="float">
            <text:p>0,441000</text:p>
          </table:table-cell>
          <table:table-cell table:formula="of:=[.A39]-[.E39]" office:value-type="float" office:value="0.00900000000000029" calcext:value-type="float">
            <text:p>0,0090000</text:p>
          </table:table-cell>
          <table:table-cell table:formula="of:=[.F39]*1000" office:value-type="float" office:value="9.0000000000002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0.46" calcext:value-type="float">
            <text:p>0,460000</text:p>
          </table:table-cell>
          <table:table-cell office:value-type="float" office:value="0.0315" calcext:value-type="float">
            <text:p>0,031500</text:p>
          </table:table-cell>
          <table:table-cell table:formula="of:=[.A40]/[.B40]" office:value-type="float" office:value="14.6031746031746" calcext:value-type="float">
            <text:p>14,603175</text:p>
          </table:table-cell>
          <table:table-cell table:formula="of:=INT([.C40])" office:value-type="float" office:value="14" calcext:value-type="float">
            <text:p>14</text:p>
          </table:table-cell>
          <table:table-cell table:formula="of:=[.D40]*[.B40]" office:value-type="float" office:value="0.441" calcext:value-type="float">
            <text:p>0,441000</text:p>
          </table:table-cell>
          <table:table-cell table:formula="of:=[.A40]-[.E40]" office:value-type="float" office:value="0.0190000000000003" calcext:value-type="float">
            <text:p>0,0190000</text:p>
          </table:table-cell>
          <table:table-cell table:formula="of:=[.F40]*1000" office:value-type="float" office:value="19.0000000000003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0.47" calcext:value-type="float">
            <text:p>0,470000</text:p>
          </table:table-cell>
          <table:table-cell office:value-type="float" office:value="0.0315" calcext:value-type="float">
            <text:p>0,031500</text:p>
          </table:table-cell>
          <table:table-cell table:formula="of:=[.A41]/[.B41]" office:value-type="float" office:value="14.9206349206349" calcext:value-type="float">
            <text:p>14,920635</text:p>
          </table:table-cell>
          <table:table-cell table:formula="of:=INT([.C41])" office:value-type="float" office:value="14" calcext:value-type="float">
            <text:p>14</text:p>
          </table:table-cell>
          <table:table-cell table:formula="of:=[.D41]*[.B41]" office:value-type="float" office:value="0.441" calcext:value-type="float">
            <text:p>0,441000</text:p>
          </table:table-cell>
          <table:table-cell table:formula="of:=[.A41]-[.E41]" office:value-type="float" office:value="0.0290000000000003" calcext:value-type="float">
            <text:p>0,0290000</text:p>
          </table:table-cell>
          <table:table-cell table:formula="of:=[.F41]*1000" office:value-type="float" office:value="29.0000000000003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0.48" calcext:value-type="float">
            <text:p>0,480000</text:p>
          </table:table-cell>
          <table:table-cell office:value-type="float" office:value="0.0315" calcext:value-type="float">
            <text:p>0,031500</text:p>
          </table:table-cell>
          <table:table-cell table:formula="of:=[.A42]/[.B42]" office:value-type="float" office:value="15.2380952380952" calcext:value-type="float">
            <text:p>15,238095</text:p>
          </table:table-cell>
          <table:table-cell table:formula="of:=INT([.C42])" office:value-type="float" office:value="15" calcext:value-type="float">
            <text:p>15</text:p>
          </table:table-cell>
          <table:table-cell table:formula="of:=[.D42]*[.B42]" office:value-type="float" office:value="0.4725" calcext:value-type="float">
            <text:p>0,472500</text:p>
          </table:table-cell>
          <table:table-cell table:formula="of:=[.A42]-[.E42]" office:value-type="float" office:value="0.00750000000000028" calcext:value-type="float">
            <text:p>0,0075000</text:p>
          </table:table-cell>
          <table:table-cell table:formula="of:=[.F42]*1000" office:value-type="float" office:value="7.5000000000002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0.49" calcext:value-type="float">
            <text:p>0,490000</text:p>
          </table:table-cell>
          <table:table-cell office:value-type="float" office:value="0.0315" calcext:value-type="float">
            <text:p>0,031500</text:p>
          </table:table-cell>
          <table:table-cell table:formula="of:=[.A43]/[.B43]" office:value-type="float" office:value="15.5555555555556" calcext:value-type="float">
            <text:p>15,555556</text:p>
          </table:table-cell>
          <table:table-cell table:formula="of:=INT([.C43])" office:value-type="float" office:value="15" calcext:value-type="float">
            <text:p>15</text:p>
          </table:table-cell>
          <table:table-cell table:formula="of:=[.D43]*[.B43]" office:value-type="float" office:value="0.4725" calcext:value-type="float">
            <text:p>0,472500</text:p>
          </table:table-cell>
          <table:table-cell table:formula="of:=[.A43]-[.E43]" office:value-type="float" office:value="0.0175000000000003" calcext:value-type="float">
            <text:p>0,0175000</text:p>
          </table:table-cell>
          <table:table-cell table:formula="of:=[.F43]*1000" office:value-type="float" office:value="17.5000000000003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,500000</text:p>
          </table:table-cell>
          <table:table-cell office:value-type="float" office:value="0.0315" calcext:value-type="float">
            <text:p>0,031500</text:p>
          </table:table-cell>
          <table:table-cell table:formula="of:=[.A44]/[.B44]" office:value-type="float" office:value="15.8730158730159" calcext:value-type="float">
            <text:p>15,873016</text:p>
          </table:table-cell>
          <table:table-cell table:formula="of:=INT([.C44])" office:value-type="float" office:value="15" calcext:value-type="float">
            <text:p>15</text:p>
          </table:table-cell>
          <table:table-cell table:formula="of:=[.D44]*[.B44]" office:value-type="float" office:value="0.4725" calcext:value-type="float">
            <text:p>0,472500</text:p>
          </table:table-cell>
          <table:table-cell table:formula="of:=[.A44]-[.E44]" office:value-type="float" office:value="0.0275000000000003" calcext:value-type="float">
            <text:p>0,0275000</text:p>
          </table:table-cell>
          <table:table-cell table:formula="of:=[.F44]*1000" office:value-type="float" office:value="27.5000000000003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0.51" calcext:value-type="float">
            <text:p>0,510000</text:p>
          </table:table-cell>
          <table:table-cell office:value-type="float" office:value="0.0315" calcext:value-type="float">
            <text:p>0,031500</text:p>
          </table:table-cell>
          <table:table-cell table:formula="of:=[.A45]/[.B45]" office:value-type="float" office:value="16.1904761904762" calcext:value-type="float">
            <text:p>16,190476</text:p>
          </table:table-cell>
          <table:table-cell table:formula="of:=INT([.C45])" office:value-type="float" office:value="16" calcext:value-type="float">
            <text:p>16</text:p>
          </table:table-cell>
          <table:table-cell table:formula="of:=[.D45]*[.B45]" office:value-type="float" office:value="0.504" calcext:value-type="float">
            <text:p>0,504000</text:p>
          </table:table-cell>
          <table:table-cell table:formula="of:=[.A45]-[.E45]" office:value-type="float" office:value="0.00600000000000034" calcext:value-type="float">
            <text:p>0,0060000</text:p>
          </table:table-cell>
          <table:table-cell table:formula="of:=[.F45]*1000" office:value-type="float" office:value="6.00000000000034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0.52" calcext:value-type="float">
            <text:p>0,520000</text:p>
          </table:table-cell>
          <table:table-cell office:value-type="float" office:value="0.0315" calcext:value-type="float">
            <text:p>0,031500</text:p>
          </table:table-cell>
          <table:table-cell table:formula="of:=[.A46]/[.B46]" office:value-type="float" office:value="16.5079365079365" calcext:value-type="float">
            <text:p>16,507937</text:p>
          </table:table-cell>
          <table:table-cell table:formula="of:=INT([.C46])" office:value-type="float" office:value="16" calcext:value-type="float">
            <text:p>16</text:p>
          </table:table-cell>
          <table:table-cell table:formula="of:=[.D46]*[.B46]" office:value-type="float" office:value="0.504" calcext:value-type="float">
            <text:p>0,504000</text:p>
          </table:table-cell>
          <table:table-cell table:formula="of:=[.A46]-[.E46]" office:value-type="float" office:value="0.0160000000000003" calcext:value-type="float">
            <text:p>0,0160000</text:p>
          </table:table-cell>
          <table:table-cell table:formula="of:=[.F46]*1000" office:value-type="float" office:value="16.0000000000003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0.53" calcext:value-type="float">
            <text:p>0,530000</text:p>
          </table:table-cell>
          <table:table-cell office:value-type="float" office:value="0.0315" calcext:value-type="float">
            <text:p>0,031500</text:p>
          </table:table-cell>
          <table:table-cell table:formula="of:=[.A47]/[.B47]" office:value-type="float" office:value="16.8253968253968" calcext:value-type="float">
            <text:p>16,825397</text:p>
          </table:table-cell>
          <table:table-cell table:formula="of:=INT([.C47])" office:value-type="float" office:value="16" calcext:value-type="float">
            <text:p>16</text:p>
          </table:table-cell>
          <table:table-cell table:formula="of:=[.D47]*[.B47]" office:value-type="float" office:value="0.504" calcext:value-type="float">
            <text:p>0,504000</text:p>
          </table:table-cell>
          <table:table-cell table:formula="of:=[.A47]-[.E47]" office:value-type="float" office:value="0.0260000000000002" calcext:value-type="float">
            <text:p>0,0260000</text:p>
          </table:table-cell>
          <table:table-cell table:formula="of:=[.F47]*1000" office:value-type="float" office:value="26.0000000000002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0.54" calcext:value-type="float">
            <text:p>0,540000</text:p>
          </table:table-cell>
          <table:table-cell office:value-type="float" office:value="0.0315" calcext:value-type="float">
            <text:p>0,031500</text:p>
          </table:table-cell>
          <table:table-cell table:formula="of:=[.A48]/[.B48]" office:value-type="float" office:value="17.1428571428571" calcext:value-type="float">
            <text:p>17,142857</text:p>
          </table:table-cell>
          <table:table-cell table:formula="of:=INT([.C48])" office:value-type="float" office:value="17" calcext:value-type="float">
            <text:p>17</text:p>
          </table:table-cell>
          <table:table-cell table:formula="of:=[.D48]*[.B48]" office:value-type="float" office:value="0.5355" calcext:value-type="float">
            <text:p>0,535500</text:p>
          </table:table-cell>
          <table:table-cell table:formula="of:=[.A48]-[.E48]" office:value-type="float" office:value="0.00450000000000028" calcext:value-type="float">
            <text:p>0,0045000</text:p>
          </table:table-cell>
          <table:table-cell table:formula="of:=[.F48]*1000" office:value-type="float" office:value="4.50000000000028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0.55" calcext:value-type="float">
            <text:p>0,550000</text:p>
          </table:table-cell>
          <table:table-cell office:value-type="float" office:value="0.0315" calcext:value-type="float">
            <text:p>0,031500</text:p>
          </table:table-cell>
          <table:table-cell table:formula="of:=[.A49]/[.B49]" office:value-type="float" office:value="17.4603174603175" calcext:value-type="float">
            <text:p>17,460317</text:p>
          </table:table-cell>
          <table:table-cell table:formula="of:=INT([.C49])" office:value-type="float" office:value="17" calcext:value-type="float">
            <text:p>17</text:p>
          </table:table-cell>
          <table:table-cell table:formula="of:=[.D49]*[.B49]" office:value-type="float" office:value="0.5355" calcext:value-type="float">
            <text:p>0,535500</text:p>
          </table:table-cell>
          <table:table-cell table:formula="of:=[.A49]-[.E49]" office:value-type="float" office:value="0.0145000000000003" calcext:value-type="float">
            <text:p>0,0145000</text:p>
          </table:table-cell>
          <table:table-cell table:formula="of:=[.F49]*1000" office:value-type="float" office:value="14.5000000000003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0.56" calcext:value-type="float">
            <text:p>0,560000</text:p>
          </table:table-cell>
          <table:table-cell office:value-type="float" office:value="0.0315" calcext:value-type="float">
            <text:p>0,031500</text:p>
          </table:table-cell>
          <table:table-cell table:formula="of:=[.A50]/[.B50]" office:value-type="float" office:value="17.7777777777778" calcext:value-type="float">
            <text:p>17,777778</text:p>
          </table:table-cell>
          <table:table-cell table:formula="of:=INT([.C50])" office:value-type="float" office:value="17" calcext:value-type="float">
            <text:p>17</text:p>
          </table:table-cell>
          <table:table-cell table:formula="of:=[.D50]*[.B50]" office:value-type="float" office:value="0.5355" calcext:value-type="float">
            <text:p>0,535500</text:p>
          </table:table-cell>
          <table:table-cell table:formula="of:=[.A50]-[.E50]" office:value-type="float" office:value="0.0245000000000003" calcext:value-type="float">
            <text:p>0,0245000</text:p>
          </table:table-cell>
          <table:table-cell table:formula="of:=[.F50]*1000" office:value-type="float" office:value="24.5000000000003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0.57" calcext:value-type="float">
            <text:p>0,570000</text:p>
          </table:table-cell>
          <table:table-cell office:value-type="float" office:value="0.0315" calcext:value-type="float">
            <text:p>0,031500</text:p>
          </table:table-cell>
          <table:table-cell table:formula="of:=[.A51]/[.B51]" office:value-type="float" office:value="18.0952380952381" calcext:value-type="float">
            <text:p>18,095238</text:p>
          </table:table-cell>
          <table:table-cell table:formula="of:=INT([.C51])" office:value-type="float" office:value="18" calcext:value-type="float">
            <text:p>18</text:p>
          </table:table-cell>
          <table:table-cell table:formula="of:=[.D51]*[.B51]" office:value-type="float" office:value="0.567" calcext:value-type="float">
            <text:p>0,567000</text:p>
          </table:table-cell>
          <table:table-cell table:formula="of:=[.A51]-[.E51]" office:value-type="float" office:value="0.00300000000000034" calcext:value-type="float">
            <text:p>0,0030000</text:p>
          </table:table-cell>
          <table:table-cell table:formula="of:=[.F51]*1000" office:value-type="float" office:value="3.00000000000034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.58" calcext:value-type="float">
            <text:p>0,580000</text:p>
          </table:table-cell>
          <table:table-cell office:value-type="float" office:value="0.0315" calcext:value-type="float">
            <text:p>0,031500</text:p>
          </table:table-cell>
          <table:table-cell table:formula="of:=[.A52]/[.B52]" office:value-type="float" office:value="18.4126984126984" calcext:value-type="float">
            <text:p>18,412698</text:p>
          </table:table-cell>
          <table:table-cell table:formula="of:=INT([.C52])" office:value-type="float" office:value="18" calcext:value-type="float">
            <text:p>18</text:p>
          </table:table-cell>
          <table:table-cell table:formula="of:=[.D52]*[.B52]" office:value-type="float" office:value="0.567" calcext:value-type="float">
            <text:p>0,567000</text:p>
          </table:table-cell>
          <table:table-cell table:formula="of:=[.A52]-[.E52]" office:value-type="float" office:value="0.0130000000000003" calcext:value-type="float">
            <text:p>0,0130000</text:p>
          </table:table-cell>
          <table:table-cell table:formula="of:=[.F52]*1000" office:value-type="float" office:value="13.000000000000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0.59" calcext:value-type="float">
            <text:p>0,590000</text:p>
          </table:table-cell>
          <table:table-cell office:value-type="float" office:value="0.0315" calcext:value-type="float">
            <text:p>0,031500</text:p>
          </table:table-cell>
          <table:table-cell table:formula="of:=[.A53]/[.B53]" office:value-type="float" office:value="18.7301587301587" calcext:value-type="float">
            <text:p>18,730159</text:p>
          </table:table-cell>
          <table:table-cell table:formula="of:=INT([.C53])" office:value-type="float" office:value="18" calcext:value-type="float">
            <text:p>18</text:p>
          </table:table-cell>
          <table:table-cell table:formula="of:=[.D53]*[.B53]" office:value-type="float" office:value="0.567" calcext:value-type="float">
            <text:p>0,567000</text:p>
          </table:table-cell>
          <table:table-cell table:formula="of:=[.A53]-[.E53]" office:value-type="float" office:value="0.0230000000000004" calcext:value-type="float">
            <text:p>0,0230000</text:p>
          </table:table-cell>
          <table:table-cell table:formula="of:=[.F53]*1000" office:value-type="float" office:value="23.0000000000004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,600000</text:p>
          </table:table-cell>
          <table:table-cell office:value-type="float" office:value="0.0315" calcext:value-type="float">
            <text:p>0,031500</text:p>
          </table:table-cell>
          <table:table-cell table:formula="of:=[.A54]/[.B54]" office:value-type="float" office:value="19.0476190476191" calcext:value-type="float">
            <text:p>19,047619</text:p>
          </table:table-cell>
          <table:table-cell table:formula="of:=INT([.C54])" office:value-type="float" office:value="19" calcext:value-type="float">
            <text:p>19</text:p>
          </table:table-cell>
          <table:table-cell table:formula="of:=[.D54]*[.B54]" office:value-type="float" office:value="0.5985" calcext:value-type="float">
            <text:p>0,598500</text:p>
          </table:table-cell>
          <table:table-cell table:formula="of:=[.A54]-[.E54]" office:value-type="float" office:value="0.00150000000000028" calcext:value-type="float">
            <text:p>0,0015000</text:p>
          </table:table-cell>
          <table:table-cell table:formula="of:=[.F54]*1000" office:value-type="float" office:value="1.50000000000028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.61" calcext:value-type="float">
            <text:p>0,610000</text:p>
          </table:table-cell>
          <table:table-cell office:value-type="float" office:value="0.0315" calcext:value-type="float">
            <text:p>0,031500</text:p>
          </table:table-cell>
          <table:table-cell table:formula="of:=[.A55]/[.B55]" office:value-type="float" office:value="19.3650793650794" calcext:value-type="float">
            <text:p>19,365079</text:p>
          </table:table-cell>
          <table:table-cell table:formula="of:=INT([.C55])" office:value-type="float" office:value="19" calcext:value-type="float">
            <text:p>19</text:p>
          </table:table-cell>
          <table:table-cell table:formula="of:=[.D55]*[.B55]" office:value-type="float" office:value="0.5985" calcext:value-type="float">
            <text:p>0,598500</text:p>
          </table:table-cell>
          <table:table-cell table:formula="of:=[.A55]-[.E55]" office:value-type="float" office:value="0.0115000000000003" calcext:value-type="float">
            <text:p>0,0115000</text:p>
          </table:table-cell>
          <table:table-cell table:formula="of:=[.F55]*1000" office:value-type="float" office:value="11.5000000000003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0.62" calcext:value-type="float">
            <text:p>0,620000</text:p>
          </table:table-cell>
          <table:table-cell office:value-type="float" office:value="0.0315" calcext:value-type="float">
            <text:p>0,031500</text:p>
          </table:table-cell>
          <table:table-cell table:formula="of:=[.A56]/[.B56]" office:value-type="float" office:value="19.6825396825397" calcext:value-type="float">
            <text:p>19,682540</text:p>
          </table:table-cell>
          <table:table-cell table:formula="of:=INT([.C56])" office:value-type="float" office:value="19" calcext:value-type="float">
            <text:p>19</text:p>
          </table:table-cell>
          <table:table-cell table:formula="of:=[.D56]*[.B56]" office:value-type="float" office:value="0.5985" calcext:value-type="float">
            <text:p>0,598500</text:p>
          </table:table-cell>
          <table:table-cell table:formula="of:=[.A56]-[.E56]" office:value-type="float" office:value="0.0215000000000003" calcext:value-type="float">
            <text:p>0,0215000</text:p>
          </table:table-cell>
          <table:table-cell table:formula="of:=[.F56]*1000" office:value-type="float" office:value="21.5000000000003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0.63" calcext:value-type="float">
            <text:p>0,630000</text:p>
          </table:table-cell>
          <table:table-cell office:value-type="float" office:value="0.0315" calcext:value-type="float">
            <text:p>0,031500</text:p>
          </table:table-cell>
          <table:table-cell table:formula="of:=[.A57]/[.B57]" office:value-type="float" office:value="20" calcext:value-type="float">
            <text:p>20,000000</text:p>
          </table:table-cell>
          <table:table-cell table:formula="of:=INT([.C57])" office:value-type="float" office:value="20" calcext:value-type="float">
            <text:p>20</text:p>
          </table:table-cell>
          <table:table-cell table:formula="of:=[.D57]*[.B57]" office:value-type="float" office:value="0.63" calcext:value-type="float">
            <text:p>0,630000</text:p>
          </table:table-cell>
          <table:table-cell table:formula="of:=[.A57]-[.E57]" office:value-type="float" office:value="0" calcext:value-type="float">
            <text:p>0,0000000</text:p>
          </table:table-cell>
          <table:table-cell table:formula="of:=[.F57]*10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0.64" calcext:value-type="float">
            <text:p>0,640000</text:p>
          </table:table-cell>
          <table:table-cell office:value-type="float" office:value="0.0315" calcext:value-type="float">
            <text:p>0,031500</text:p>
          </table:table-cell>
          <table:table-cell table:formula="of:=[.A58]/[.B58]" office:value-type="float" office:value="20.3174603174603" calcext:value-type="float">
            <text:p>20,317460</text:p>
          </table:table-cell>
          <table:table-cell table:formula="of:=INT([.C58])" office:value-type="float" office:value="20" calcext:value-type="float">
            <text:p>20</text:p>
          </table:table-cell>
          <table:table-cell table:formula="of:=[.D58]*[.B58]" office:value-type="float" office:value="0.63" calcext:value-type="float">
            <text:p>0,630000</text:p>
          </table:table-cell>
          <table:table-cell table:formula="of:=[.A58]-[.E58]" office:value-type="float" office:value="0.0100000000000003" calcext:value-type="float">
            <text:p>0,0100000</text:p>
          </table:table-cell>
          <table:table-cell table:formula="of:=[.F58]*1000" office:value-type="float" office:value="10.0000000000003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0.65" calcext:value-type="float">
            <text:p>0,650000</text:p>
          </table:table-cell>
          <table:table-cell office:value-type="float" office:value="0.0315" calcext:value-type="float">
            <text:p>0,031500</text:p>
          </table:table-cell>
          <table:table-cell table:formula="of:=[.A59]/[.B59]" office:value-type="float" office:value="20.6349206349206" calcext:value-type="float">
            <text:p>20,634921</text:p>
          </table:table-cell>
          <table:table-cell table:formula="of:=INT([.C59])" office:value-type="float" office:value="20" calcext:value-type="float">
            <text:p>20</text:p>
          </table:table-cell>
          <table:table-cell table:formula="of:=[.D59]*[.B59]" office:value-type="float" office:value="0.63" calcext:value-type="float">
            <text:p>0,630000</text:p>
          </table:table-cell>
          <table:table-cell table:formula="of:=[.A59]-[.E59]" office:value-type="float" office:value="0.0200000000000003" calcext:value-type="float">
            <text:p>0,0200000</text:p>
          </table:table-cell>
          <table:table-cell table:formula="of:=[.F59]*1000" office:value-type="float" office:value="20.0000000000003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0.66" calcext:value-type="float">
            <text:p>0,660000</text:p>
          </table:table-cell>
          <table:table-cell office:value-type="float" office:value="0.0315" calcext:value-type="float">
            <text:p>0,031500</text:p>
          </table:table-cell>
          <table:table-cell table:formula="of:=[.A60]/[.B60]" office:value-type="float" office:value="20.952380952381" calcext:value-type="float">
            <text:p>20,952381</text:p>
          </table:table-cell>
          <table:table-cell table:formula="of:=INT([.C60])" office:value-type="float" office:value="20" calcext:value-type="float">
            <text:p>20</text:p>
          </table:table-cell>
          <table:table-cell table:formula="of:=[.D60]*[.B60]" office:value-type="float" office:value="0.63" calcext:value-type="float">
            <text:p>0,630000</text:p>
          </table:table-cell>
          <table:table-cell table:formula="of:=[.A60]-[.E60]" office:value-type="float" office:value="0.0300000000000004" calcext:value-type="float">
            <text:p>0,0300000</text:p>
          </table:table-cell>
          <table:table-cell table:formula="of:=[.F60]*1000" office:value-type="float" office:value="30.0000000000004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0.67" calcext:value-type="float">
            <text:p>0,670000</text:p>
          </table:table-cell>
          <table:table-cell office:value-type="float" office:value="0.0315" calcext:value-type="float">
            <text:p>0,031500</text:p>
          </table:table-cell>
          <table:table-cell table:formula="of:=[.A61]/[.B61]" office:value-type="float" office:value="21.2698412698413" calcext:value-type="float">
            <text:p>21,269841</text:p>
          </table:table-cell>
          <table:table-cell table:formula="of:=INT([.C61])" office:value-type="float" office:value="21" calcext:value-type="float">
            <text:p>21</text:p>
          </table:table-cell>
          <table:table-cell table:formula="of:=[.D61]*[.B61]" office:value-type="float" office:value="0.6615" calcext:value-type="float">
            <text:p>0,661500</text:p>
          </table:table-cell>
          <table:table-cell table:formula="of:=[.A61]-[.E61]" office:value-type="float" office:value="0.0085000000000004" calcext:value-type="float">
            <text:p>0,0085000</text:p>
          </table:table-cell>
          <table:table-cell table:formula="of:=[.F61]*1000" office:value-type="float" office:value="8.5000000000004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0.68" calcext:value-type="float">
            <text:p>0,680000</text:p>
          </table:table-cell>
          <table:table-cell office:value-type="float" office:value="0.0315" calcext:value-type="float">
            <text:p>0,031500</text:p>
          </table:table-cell>
          <table:table-cell table:formula="of:=[.A62]/[.B62]" office:value-type="float" office:value="21.5873015873016" calcext:value-type="float">
            <text:p>21,587302</text:p>
          </table:table-cell>
          <table:table-cell table:formula="of:=INT([.C62])" office:value-type="float" office:value="21" calcext:value-type="float">
            <text:p>21</text:p>
          </table:table-cell>
          <table:table-cell table:formula="of:=[.D62]*[.B62]" office:value-type="float" office:value="0.6615" calcext:value-type="float">
            <text:p>0,661500</text:p>
          </table:table-cell>
          <table:table-cell table:formula="of:=[.A62]-[.E62]" office:value-type="float" office:value="0.0185000000000003" calcext:value-type="float">
            <text:p>0,0185000</text:p>
          </table:table-cell>
          <table:table-cell table:formula="of:=[.F62]*1000" office:value-type="float" office:value="18.5000000000003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0.69" calcext:value-type="float">
            <text:p>0,690000</text:p>
          </table:table-cell>
          <table:table-cell office:value-type="float" office:value="0.0315" calcext:value-type="float">
            <text:p>0,031500</text:p>
          </table:table-cell>
          <table:table-cell table:formula="of:=[.A63]/[.B63]" office:value-type="float" office:value="21.9047619047619" calcext:value-type="float">
            <text:p>21,904762</text:p>
          </table:table-cell>
          <table:table-cell table:formula="of:=INT([.C63])" office:value-type="float" office:value="21" calcext:value-type="float">
            <text:p>21</text:p>
          </table:table-cell>
          <table:table-cell table:formula="of:=[.D63]*[.B63]" office:value-type="float" office:value="0.6615" calcext:value-type="float">
            <text:p>0,661500</text:p>
          </table:table-cell>
          <table:table-cell table:formula="of:=[.A63]-[.E63]" office:value-type="float" office:value="0.0285000000000003" calcext:value-type="float">
            <text:p>0,0285000</text:p>
          </table:table-cell>
          <table:table-cell table:formula="of:=[.F63]*1000" office:value-type="float" office:value="28.5000000000003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0.7" calcext:value-type="float">
            <text:p>0,700000</text:p>
          </table:table-cell>
          <table:table-cell office:value-type="float" office:value="0.0315" calcext:value-type="float">
            <text:p>0,031500</text:p>
          </table:table-cell>
          <table:table-cell table:formula="of:=[.A64]/[.B64]" office:value-type="float" office:value="22.2222222222222" calcext:value-type="float">
            <text:p>22,222222</text:p>
          </table:table-cell>
          <table:table-cell table:formula="of:=INT([.C64])" office:value-type="float" office:value="22" calcext:value-type="float">
            <text:p>22</text:p>
          </table:table-cell>
          <table:table-cell table:formula="of:=[.D64]*[.B64]" office:value-type="float" office:value="0.693" calcext:value-type="float">
            <text:p>0,693000</text:p>
          </table:table-cell>
          <table:table-cell table:formula="of:=[.A64]-[.E64]" office:value-type="float" office:value="0.00700000000000023" calcext:value-type="float">
            <text:p>0,0070000</text:p>
          </table:table-cell>
          <table:table-cell table:formula="of:=[.F64]*1000" office:value-type="float" office:value="7.00000000000023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0.71" calcext:value-type="float">
            <text:p>0,710000</text:p>
          </table:table-cell>
          <table:table-cell office:value-type="float" office:value="0.0315" calcext:value-type="float">
            <text:p>0,031500</text:p>
          </table:table-cell>
          <table:table-cell table:formula="of:=[.A65]/[.B65]" office:value-type="float" office:value="22.5396825396825" calcext:value-type="float">
            <text:p>22,539683</text:p>
          </table:table-cell>
          <table:table-cell table:formula="of:=INT([.C65])" office:value-type="float" office:value="22" calcext:value-type="float">
            <text:p>22</text:p>
          </table:table-cell>
          <table:table-cell table:formula="of:=[.D65]*[.B65]" office:value-type="float" office:value="0.693" calcext:value-type="float">
            <text:p>0,693000</text:p>
          </table:table-cell>
          <table:table-cell table:formula="of:=[.A65]-[.E65]" office:value-type="float" office:value="0.0170000000000002" calcext:value-type="float">
            <text:p>0,0170000</text:p>
          </table:table-cell>
          <table:table-cell table:formula="of:=[.F65]*1000" office:value-type="float" office:value="17.0000000000002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0.72" calcext:value-type="float">
            <text:p>0,720000</text:p>
          </table:table-cell>
          <table:table-cell office:value-type="float" office:value="0.0315" calcext:value-type="float">
            <text:p>0,031500</text:p>
          </table:table-cell>
          <table:table-cell table:formula="of:=[.A66]/[.B66]" office:value-type="float" office:value="22.8571428571429" calcext:value-type="float">
            <text:p>22,857143</text:p>
          </table:table-cell>
          <table:table-cell table:formula="of:=INT([.C66])" office:value-type="float" office:value="22" calcext:value-type="float">
            <text:p>22</text:p>
          </table:table-cell>
          <table:table-cell table:formula="of:=[.D66]*[.B66]" office:value-type="float" office:value="0.693" calcext:value-type="float">
            <text:p>0,693000</text:p>
          </table:table-cell>
          <table:table-cell table:formula="of:=[.A66]-[.E66]" office:value-type="float" office:value="0.0270000000000002" calcext:value-type="float">
            <text:p>0,0270000</text:p>
          </table:table-cell>
          <table:table-cell table:formula="of:=[.F66]*1000" office:value-type="float" office:value="27.0000000000002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0.73" calcext:value-type="float">
            <text:p>0,730000</text:p>
          </table:table-cell>
          <table:table-cell office:value-type="float" office:value="0.0315" calcext:value-type="float">
            <text:p>0,031500</text:p>
          </table:table-cell>
          <table:table-cell table:formula="of:=[.A67]/[.B67]" office:value-type="float" office:value="23.1746031746032" calcext:value-type="float">
            <text:p>23,174603</text:p>
          </table:table-cell>
          <table:table-cell table:formula="of:=INT([.C67])" office:value-type="float" office:value="23" calcext:value-type="float">
            <text:p>23</text:p>
          </table:table-cell>
          <table:table-cell table:formula="of:=[.D67]*[.B67]" office:value-type="float" office:value="0.7245" calcext:value-type="float">
            <text:p>0,724500</text:p>
          </table:table-cell>
          <table:table-cell table:formula="of:=[.A67]-[.E67]" office:value-type="float" office:value="0.00550000000000028" calcext:value-type="float">
            <text:p>0,0055000</text:p>
          </table:table-cell>
          <table:table-cell table:formula="of:=[.F67]*1000" office:value-type="float" office:value="5.50000000000028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0.74" calcext:value-type="float">
            <text:p>0,740000</text:p>
          </table:table-cell>
          <table:table-cell office:value-type="float" office:value="0.0315" calcext:value-type="float">
            <text:p>0,031500</text:p>
          </table:table-cell>
          <table:table-cell table:formula="of:=[.A68]/[.B68]" office:value-type="float" office:value="23.4920634920635" calcext:value-type="float">
            <text:p>23,492063</text:p>
          </table:table-cell>
          <table:table-cell table:formula="of:=INT([.C68])" office:value-type="float" office:value="23" calcext:value-type="float">
            <text:p>23</text:p>
          </table:table-cell>
          <table:table-cell table:formula="of:=[.D68]*[.B68]" office:value-type="float" office:value="0.7245" calcext:value-type="float">
            <text:p>0,724500</text:p>
          </table:table-cell>
          <table:table-cell table:formula="of:=[.A68]-[.E68]" office:value-type="float" office:value="0.0155000000000003" calcext:value-type="float">
            <text:p>0,0155000</text:p>
          </table:table-cell>
          <table:table-cell table:formula="of:=[.F68]*1000" office:value-type="float" office:value="15.5000000000003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,750000</text:p>
          </table:table-cell>
          <table:table-cell office:value-type="float" office:value="0.0315" calcext:value-type="float">
            <text:p>0,031500</text:p>
          </table:table-cell>
          <table:table-cell table:formula="of:=[.A69]/[.B69]" office:value-type="float" office:value="23.8095238095238" calcext:value-type="float">
            <text:p>23,809524</text:p>
          </table:table-cell>
          <table:table-cell table:formula="of:=INT([.C69])" office:value-type="float" office:value="23" calcext:value-type="float">
            <text:p>23</text:p>
          </table:table-cell>
          <table:table-cell table:formula="of:=[.D69]*[.B69]" office:value-type="float" office:value="0.7245" calcext:value-type="float">
            <text:p>0,724500</text:p>
          </table:table-cell>
          <table:table-cell table:formula="of:=[.A69]-[.E69]" office:value-type="float" office:value="0.0255000000000003" calcext:value-type="float">
            <text:p>0,0255000</text:p>
          </table:table-cell>
          <table:table-cell table:formula="of:=[.F69]*1000" office:value-type="float" office:value="25.5000000000003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0.76" calcext:value-type="float">
            <text:p>0,760000</text:p>
          </table:table-cell>
          <table:table-cell office:value-type="float" office:value="0.0315" calcext:value-type="float">
            <text:p>0,031500</text:p>
          </table:table-cell>
          <table:table-cell table:formula="of:=[.A70]/[.B70]" office:value-type="float" office:value="24.1269841269841" calcext:value-type="float">
            <text:p>24,126984</text:p>
          </table:table-cell>
          <table:table-cell table:formula="of:=INT([.C70])" office:value-type="float" office:value="24" calcext:value-type="float">
            <text:p>24</text:p>
          </table:table-cell>
          <table:table-cell table:formula="of:=[.D70]*[.B70]" office:value-type="float" office:value="0.756" calcext:value-type="float">
            <text:p>0,756000</text:p>
          </table:table-cell>
          <table:table-cell table:formula="of:=[.A70]-[.E70]" office:value-type="float" office:value="0.00400000000000023" calcext:value-type="float">
            <text:p>0,0040000</text:p>
          </table:table-cell>
          <table:table-cell table:formula="of:=[.F70]*1000" office:value-type="float" office:value="4.00000000000023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0.77" calcext:value-type="float">
            <text:p>0,770000</text:p>
          </table:table-cell>
          <table:table-cell office:value-type="float" office:value="0.0315" calcext:value-type="float">
            <text:p>0,031500</text:p>
          </table:table-cell>
          <table:table-cell table:formula="of:=[.A71]/[.B71]" office:value-type="float" office:value="24.4444444444445" calcext:value-type="float">
            <text:p>24,444444</text:p>
          </table:table-cell>
          <table:table-cell table:formula="of:=INT([.C71])" office:value-type="float" office:value="24" calcext:value-type="float">
            <text:p>24</text:p>
          </table:table-cell>
          <table:table-cell table:formula="of:=[.D71]*[.B71]" office:value-type="float" office:value="0.756" calcext:value-type="float">
            <text:p>0,756000</text:p>
          </table:table-cell>
          <table:table-cell table:formula="of:=[.A71]-[.E71]" office:value-type="float" office:value="0.0140000000000002" calcext:value-type="float">
            <text:p>0,0140000</text:p>
          </table:table-cell>
          <table:table-cell table:formula="of:=[.F71]*1000" office:value-type="float" office:value="14.0000000000002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0.78" calcext:value-type="float">
            <text:p>0,780000</text:p>
          </table:table-cell>
          <table:table-cell office:value-type="float" office:value="0.0315" calcext:value-type="float">
            <text:p>0,031500</text:p>
          </table:table-cell>
          <table:table-cell table:formula="of:=[.A72]/[.B72]" office:value-type="float" office:value="24.7619047619048" calcext:value-type="float">
            <text:p>24,761905</text:p>
          </table:table-cell>
          <table:table-cell table:formula="of:=INT([.C72])" office:value-type="float" office:value="24" calcext:value-type="float">
            <text:p>24</text:p>
          </table:table-cell>
          <table:table-cell table:formula="of:=[.D72]*[.B72]" office:value-type="float" office:value="0.756" calcext:value-type="float">
            <text:p>0,756000</text:p>
          </table:table-cell>
          <table:table-cell table:formula="of:=[.A72]-[.E72]" office:value-type="float" office:value="0.0240000000000002" calcext:value-type="float">
            <text:p>0,0240000</text:p>
          </table:table-cell>
          <table:table-cell table:formula="of:=[.F72]*1000" office:value-type="float" office:value="24.0000000000002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0.79" calcext:value-type="float">
            <text:p>0,790000</text:p>
          </table:table-cell>
          <table:table-cell office:value-type="float" office:value="0.0315" calcext:value-type="float">
            <text:p>0,031500</text:p>
          </table:table-cell>
          <table:table-cell table:formula="of:=[.A73]/[.B73]" office:value-type="float" office:value="25.0793650793651" calcext:value-type="float">
            <text:p>25,079365</text:p>
          </table:table-cell>
          <table:table-cell table:formula="of:=INT([.C73])" office:value-type="float" office:value="25" calcext:value-type="float">
            <text:p>25</text:p>
          </table:table-cell>
          <table:table-cell table:formula="of:=[.D73]*[.B73]" office:value-type="float" office:value="0.7875" calcext:value-type="float">
            <text:p>0,787500</text:p>
          </table:table-cell>
          <table:table-cell table:formula="of:=[.A73]-[.E73]" office:value-type="float" office:value="0.00250000000000028" calcext:value-type="float">
            <text:p>0,0025000</text:p>
          </table:table-cell>
          <table:table-cell table:formula="of:=[.F73]*1000" office:value-type="float" office:value="2.50000000000028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.8" calcext:value-type="float">
            <text:p>0,800000</text:p>
          </table:table-cell>
          <table:table-cell office:value-type="float" office:value="0.0315" calcext:value-type="float">
            <text:p>0,031500</text:p>
          </table:table-cell>
          <table:table-cell table:formula="of:=[.A74]/[.B74]" office:value-type="float" office:value="25.3968253968254" calcext:value-type="float">
            <text:p>25,396825</text:p>
          </table:table-cell>
          <table:table-cell table:formula="of:=INT([.C74])" office:value-type="float" office:value="25" calcext:value-type="float">
            <text:p>25</text:p>
          </table:table-cell>
          <table:table-cell table:formula="of:=[.D74]*[.B74]" office:value-type="float" office:value="0.7875" calcext:value-type="float">
            <text:p>0,787500</text:p>
          </table:table-cell>
          <table:table-cell table:formula="of:=[.A74]-[.E74]" office:value-type="float" office:value="0.0125000000000003" calcext:value-type="float">
            <text:p>0,0125000</text:p>
          </table:table-cell>
          <table:table-cell table:formula="of:=[.F74]*1000" office:value-type="float" office:value="12.500000000000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0.81" calcext:value-type="float">
            <text:p>0,810000</text:p>
          </table:table-cell>
          <table:table-cell office:value-type="float" office:value="0.0315" calcext:value-type="float">
            <text:p>0,031500</text:p>
          </table:table-cell>
          <table:table-cell table:formula="of:=[.A75]/[.B75]" office:value-type="float" office:value="25.7142857142857" calcext:value-type="float">
            <text:p>25,714286</text:p>
          </table:table-cell>
          <table:table-cell table:formula="of:=INT([.C75])" office:value-type="float" office:value="25" calcext:value-type="float">
            <text:p>25</text:p>
          </table:table-cell>
          <table:table-cell table:formula="of:=[.D75]*[.B75]" office:value-type="float" office:value="0.7875" calcext:value-type="float">
            <text:p>0,787500</text:p>
          </table:table-cell>
          <table:table-cell table:formula="of:=[.A75]-[.E75]" office:value-type="float" office:value="0.0225000000000003" calcext:value-type="float">
            <text:p>0,0225000</text:p>
          </table:table-cell>
          <table:table-cell table:formula="of:=[.F75]*1000" office:value-type="float" office:value="22.500000000000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0.82" calcext:value-type="float">
            <text:p>0,820000</text:p>
          </table:table-cell>
          <table:table-cell office:value-type="float" office:value="0.0315" calcext:value-type="float">
            <text:p>0,031500</text:p>
          </table:table-cell>
          <table:table-cell table:formula="of:=[.A76]/[.B76]" office:value-type="float" office:value="26.031746031746" calcext:value-type="float">
            <text:p>26,031746</text:p>
          </table:table-cell>
          <table:table-cell table:formula="of:=INT([.C76])" office:value-type="float" office:value="26" calcext:value-type="float">
            <text:p>26</text:p>
          </table:table-cell>
          <table:table-cell table:formula="of:=[.D76]*[.B76]" office:value-type="float" office:value="0.819" calcext:value-type="float">
            <text:p>0,819000</text:p>
          </table:table-cell>
          <table:table-cell table:formula="of:=[.A76]-[.E76]" office:value-type="float" office:value="0.00100000000000033" calcext:value-type="float">
            <text:p>0,0010000</text:p>
          </table:table-cell>
          <table:table-cell table:formula="of:=[.F76]*1000" office:value-type="float" office:value="1.00000000000033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0.83" calcext:value-type="float">
            <text:p>0,830000</text:p>
          </table:table-cell>
          <table:table-cell office:value-type="float" office:value="0.0315" calcext:value-type="float">
            <text:p>0,031500</text:p>
          </table:table-cell>
          <table:table-cell table:formula="of:=[.A77]/[.B77]" office:value-type="float" office:value="26.3492063492064" calcext:value-type="float">
            <text:p>26,349206</text:p>
          </table:table-cell>
          <table:table-cell table:formula="of:=INT([.C77])" office:value-type="float" office:value="26" calcext:value-type="float">
            <text:p>26</text:p>
          </table:table-cell>
          <table:table-cell table:formula="of:=[.D77]*[.B77]" office:value-type="float" office:value="0.819" calcext:value-type="float">
            <text:p>0,819000</text:p>
          </table:table-cell>
          <table:table-cell table:formula="of:=[.A77]-[.E77]" office:value-type="float" office:value="0.0110000000000003" calcext:value-type="float">
            <text:p>0,0110000</text:p>
          </table:table-cell>
          <table:table-cell table:formula="of:=[.F77]*1000" office:value-type="float" office:value="11.0000000000003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0.84" calcext:value-type="float">
            <text:p>0,840000</text:p>
          </table:table-cell>
          <table:table-cell office:value-type="float" office:value="0.0315" calcext:value-type="float">
            <text:p>0,031500</text:p>
          </table:table-cell>
          <table:table-cell table:formula="of:=[.A78]/[.B78]" office:value-type="float" office:value="26.6666666666667" calcext:value-type="float">
            <text:p>26,666667</text:p>
          </table:table-cell>
          <table:table-cell table:formula="of:=INT([.C78])" office:value-type="float" office:value="26" calcext:value-type="float">
            <text:p>26</text:p>
          </table:table-cell>
          <table:table-cell table:formula="of:=[.D78]*[.B78]" office:value-type="float" office:value="0.819" calcext:value-type="float">
            <text:p>0,819000</text:p>
          </table:table-cell>
          <table:table-cell table:formula="of:=[.A78]-[.E78]" office:value-type="float" office:value="0.0210000000000004" calcext:value-type="float">
            <text:p>0,0210000</text:p>
          </table:table-cell>
          <table:table-cell table:formula="of:=[.F78]*1000" office:value-type="float" office:value="21.0000000000004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0.85" calcext:value-type="float">
            <text:p>0,850000</text:p>
          </table:table-cell>
          <table:table-cell office:value-type="float" office:value="0.0315" calcext:value-type="float">
            <text:p>0,031500</text:p>
          </table:table-cell>
          <table:table-cell table:formula="of:=[.A79]/[.B79]" office:value-type="float" office:value="26.984126984127" calcext:value-type="float">
            <text:p>26,984127</text:p>
          </table:table-cell>
          <table:table-cell table:formula="of:=INT([.C79])" office:value-type="float" office:value="26" calcext:value-type="float">
            <text:p>26</text:p>
          </table:table-cell>
          <table:table-cell table:formula="of:=[.D79]*[.B79]" office:value-type="float" office:value="0.819" calcext:value-type="float">
            <text:p>0,819000</text:p>
          </table:table-cell>
          <table:table-cell table:formula="of:=[.A79]-[.E79]" office:value-type="float" office:value="0.0310000000000004" calcext:value-type="float">
            <text:p>0,0310000</text:p>
          </table:table-cell>
          <table:table-cell table:formula="of:=[.F79]*1000" office:value-type="float" office:value="31.0000000000004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0.86" calcext:value-type="float">
            <text:p>0,860000</text:p>
          </table:table-cell>
          <table:table-cell office:value-type="float" office:value="0.0315" calcext:value-type="float">
            <text:p>0,031500</text:p>
          </table:table-cell>
          <table:table-cell table:formula="of:=[.A80]/[.B80]" office:value-type="float" office:value="27.3015873015873" calcext:value-type="float">
            <text:p>27,301587</text:p>
          </table:table-cell>
          <table:table-cell table:formula="of:=INT([.C80])" office:value-type="float" office:value="27" calcext:value-type="float">
            <text:p>27</text:p>
          </table:table-cell>
          <table:table-cell table:formula="of:=[.D80]*[.B80]" office:value-type="float" office:value="0.8505" calcext:value-type="float">
            <text:p>0,850500</text:p>
          </table:table-cell>
          <table:table-cell table:formula="of:=[.A80]-[.E80]" office:value-type="float" office:value="0.00950000000000029" calcext:value-type="float">
            <text:p>0,0095000</text:p>
          </table:table-cell>
          <table:table-cell table:formula="of:=[.F80]*1000" office:value-type="float" office:value="9.50000000000029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0.87" calcext:value-type="float">
            <text:p>0,870000</text:p>
          </table:table-cell>
          <table:table-cell office:value-type="float" office:value="0.0315" calcext:value-type="float">
            <text:p>0,031500</text:p>
          </table:table-cell>
          <table:table-cell table:formula="of:=[.A81]/[.B81]" office:value-type="float" office:value="27.6190476190476" calcext:value-type="float">
            <text:p>27,619048</text:p>
          </table:table-cell>
          <table:table-cell table:formula="of:=INT([.C81])" office:value-type="float" office:value="27" calcext:value-type="float">
            <text:p>27</text:p>
          </table:table-cell>
          <table:table-cell table:formula="of:=[.D81]*[.B81]" office:value-type="float" office:value="0.8505" calcext:value-type="float">
            <text:p>0,850500</text:p>
          </table:table-cell>
          <table:table-cell table:formula="of:=[.A81]-[.E81]" office:value-type="float" office:value="0.0195000000000003" calcext:value-type="float">
            <text:p>0,0195000</text:p>
          </table:table-cell>
          <table:table-cell table:formula="of:=[.F81]*1000" office:value-type="float" office:value="19.5000000000003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0.88" calcext:value-type="float">
            <text:p>0,880000</text:p>
          </table:table-cell>
          <table:table-cell office:value-type="float" office:value="0.0315" calcext:value-type="float">
            <text:p>0,031500</text:p>
          </table:table-cell>
          <table:table-cell table:formula="of:=[.A82]/[.B82]" office:value-type="float" office:value="27.9365079365079" calcext:value-type="float">
            <text:p>27,936508</text:p>
          </table:table-cell>
          <table:table-cell table:formula="of:=INT([.C82])" office:value-type="float" office:value="27" calcext:value-type="float">
            <text:p>27</text:p>
          </table:table-cell>
          <table:table-cell table:formula="of:=[.D82]*[.B82]" office:value-type="float" office:value="0.8505" calcext:value-type="float">
            <text:p>0,850500</text:p>
          </table:table-cell>
          <table:table-cell table:formula="of:=[.A82]-[.E82]" office:value-type="float" office:value="0.0295000000000003" calcext:value-type="float">
            <text:p>0,0295000</text:p>
          </table:table-cell>
          <table:table-cell table:formula="of:=[.F82]*1000" office:value-type="float" office:value="29.5000000000003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0.89" calcext:value-type="float">
            <text:p>0,890000</text:p>
          </table:table-cell>
          <table:table-cell office:value-type="float" office:value="0.0315" calcext:value-type="float">
            <text:p>0,031500</text:p>
          </table:table-cell>
          <table:table-cell table:formula="of:=[.A83]/[.B83]" office:value-type="float" office:value="28.2539682539683" calcext:value-type="float">
            <text:p>28,253968</text:p>
          </table:table-cell>
          <table:table-cell table:formula="of:=INT([.C83])" office:value-type="float" office:value="28" calcext:value-type="float">
            <text:p>28</text:p>
          </table:table-cell>
          <table:table-cell table:formula="of:=[.D83]*[.B83]" office:value-type="float" office:value="0.882" calcext:value-type="float">
            <text:p>0,882000</text:p>
          </table:table-cell>
          <table:table-cell table:formula="of:=[.A83]-[.E83]" office:value-type="float" office:value="0.00800000000000034" calcext:value-type="float">
            <text:p>0,0080000</text:p>
          </table:table-cell>
          <table:table-cell table:formula="of:=[.F83]*1000" office:value-type="float" office:value="8.00000000000034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,900000</text:p>
          </table:table-cell>
          <table:table-cell office:value-type="float" office:value="0.0315" calcext:value-type="float">
            <text:p>0,031500</text:p>
          </table:table-cell>
          <table:table-cell table:formula="of:=[.A84]/[.B84]" office:value-type="float" office:value="28.5714285714286" calcext:value-type="float">
            <text:p>28,571429</text:p>
          </table:table-cell>
          <table:table-cell table:formula="of:=INT([.C84])" office:value-type="float" office:value="28" calcext:value-type="float">
            <text:p>28</text:p>
          </table:table-cell>
          <table:table-cell table:formula="of:=[.D84]*[.B84]" office:value-type="float" office:value="0.882" calcext:value-type="float">
            <text:p>0,882000</text:p>
          </table:table-cell>
          <table:table-cell table:formula="of:=[.A84]-[.E84]" office:value-type="float" office:value="0.0180000000000003" calcext:value-type="float">
            <text:p>0,0180000</text:p>
          </table:table-cell>
          <table:table-cell table:formula="of:=[.F84]*1000" office:value-type="float" office:value="18.0000000000003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0.91" calcext:value-type="float">
            <text:p>0,910000</text:p>
          </table:table-cell>
          <table:table-cell office:value-type="float" office:value="0.0315" calcext:value-type="float">
            <text:p>0,031500</text:p>
          </table:table-cell>
          <table:table-cell table:formula="of:=[.A85]/[.B85]" office:value-type="float" office:value="28.8888888888889" calcext:value-type="float">
            <text:p>28,888889</text:p>
          </table:table-cell>
          <table:table-cell table:formula="of:=INT([.C85])" office:value-type="float" office:value="28" calcext:value-type="float">
            <text:p>28</text:p>
          </table:table-cell>
          <table:table-cell table:formula="of:=[.D85]*[.B85]" office:value-type="float" office:value="0.882" calcext:value-type="float">
            <text:p>0,882000</text:p>
          </table:table-cell>
          <table:table-cell table:formula="of:=[.A85]-[.E85]" office:value-type="float" office:value="0.0280000000000004" calcext:value-type="float">
            <text:p>0,0280000</text:p>
          </table:table-cell>
          <table:table-cell table:formula="of:=[.F85]*1000" office:value-type="float" office:value="28.0000000000004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0.92" calcext:value-type="float">
            <text:p>0,920000</text:p>
          </table:table-cell>
          <table:table-cell office:value-type="float" office:value="0.0315" calcext:value-type="float">
            <text:p>0,031500</text:p>
          </table:table-cell>
          <table:table-cell table:formula="of:=[.A86]/[.B86]" office:value-type="float" office:value="29.2063492063492" calcext:value-type="float">
            <text:p>29,206349</text:p>
          </table:table-cell>
          <table:table-cell table:formula="of:=INT([.C86])" office:value-type="float" office:value="29" calcext:value-type="float">
            <text:p>29</text:p>
          </table:table-cell>
          <table:table-cell table:formula="of:=[.D86]*[.B86]" office:value-type="float" office:value="0.9135" calcext:value-type="float">
            <text:p>0,913500</text:p>
          </table:table-cell>
          <table:table-cell table:formula="of:=[.A86]-[.E86]" office:value-type="float" office:value="0.00650000000000039" calcext:value-type="float">
            <text:p>0,0065000</text:p>
          </table:table-cell>
          <table:table-cell table:formula="of:=[.F86]*1000" office:value-type="float" office:value="6.50000000000039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0.93" calcext:value-type="float">
            <text:p>0,930000</text:p>
          </table:table-cell>
          <table:table-cell office:value-type="float" office:value="0.0315" calcext:value-type="float">
            <text:p>0,031500</text:p>
          </table:table-cell>
          <table:table-cell table:formula="of:=[.A87]/[.B87]" office:value-type="float" office:value="29.5238095238095" calcext:value-type="float">
            <text:p>29,523810</text:p>
          </table:table-cell>
          <table:table-cell table:formula="of:=INT([.C87])" office:value-type="float" office:value="29" calcext:value-type="float">
            <text:p>29</text:p>
          </table:table-cell>
          <table:table-cell table:formula="of:=[.D87]*[.B87]" office:value-type="float" office:value="0.9135" calcext:value-type="float">
            <text:p>0,913500</text:p>
          </table:table-cell>
          <table:table-cell table:formula="of:=[.A87]-[.E87]" office:value-type="float" office:value="0.0165000000000004" calcext:value-type="float">
            <text:p>0,0165000</text:p>
          </table:table-cell>
          <table:table-cell table:formula="of:=[.F87]*1000" office:value-type="float" office:value="16.5000000000004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0.94" calcext:value-type="float">
            <text:p>0,940000</text:p>
          </table:table-cell>
          <table:table-cell office:value-type="float" office:value="0.0315" calcext:value-type="float">
            <text:p>0,031500</text:p>
          </table:table-cell>
          <table:table-cell table:formula="of:=[.A88]/[.B88]" office:value-type="float" office:value="29.8412698412698" calcext:value-type="float">
            <text:p>29,841270</text:p>
          </table:table-cell>
          <table:table-cell table:formula="of:=INT([.C88])" office:value-type="float" office:value="29" calcext:value-type="float">
            <text:p>29</text:p>
          </table:table-cell>
          <table:table-cell table:formula="of:=[.D88]*[.B88]" office:value-type="float" office:value="0.9135" calcext:value-type="float">
            <text:p>0,913500</text:p>
          </table:table-cell>
          <table:table-cell table:formula="of:=[.A88]-[.E88]" office:value-type="float" office:value="0.0265000000000004" calcext:value-type="float">
            <text:p>0,0265000</text:p>
          </table:table-cell>
          <table:table-cell table:formula="of:=[.F88]*1000" office:value-type="float" office:value="26.5000000000004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0.95" calcext:value-type="float">
            <text:p>0,950000</text:p>
          </table:table-cell>
          <table:table-cell office:value-type="float" office:value="0.0315" calcext:value-type="float">
            <text:p>0,031500</text:p>
          </table:table-cell>
          <table:table-cell table:formula="of:=[.A89]/[.B89]" office:value-type="float" office:value="30.1587301587302" calcext:value-type="float">
            <text:p>30,158730</text:p>
          </table:table-cell>
          <table:table-cell table:formula="of:=INT([.C89])" office:value-type="float" office:value="30" calcext:value-type="float">
            <text:p>30</text:p>
          </table:table-cell>
          <table:table-cell table:formula="of:=[.D89]*[.B89]" office:value-type="float" office:value="0.945" calcext:value-type="float">
            <text:p>0,945000</text:p>
          </table:table-cell>
          <table:table-cell table:formula="of:=[.A89]-[.E89]" office:value-type="float" office:value="0.00500000000000023" calcext:value-type="float">
            <text:p>0,0050000</text:p>
          </table:table-cell>
          <table:table-cell table:formula="of:=[.F89]*1000" office:value-type="float" office:value="5.00000000000023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0.96" calcext:value-type="float">
            <text:p>0,960000</text:p>
          </table:table-cell>
          <table:table-cell office:value-type="float" office:value="0.0315" calcext:value-type="float">
            <text:p>0,031500</text:p>
          </table:table-cell>
          <table:table-cell table:formula="of:=[.A90]/[.B90]" office:value-type="float" office:value="30.4761904761905" calcext:value-type="float">
            <text:p>30,476190</text:p>
          </table:table-cell>
          <table:table-cell table:formula="of:=INT([.C90])" office:value-type="float" office:value="30" calcext:value-type="float">
            <text:p>30</text:p>
          </table:table-cell>
          <table:table-cell table:formula="of:=[.D90]*[.B90]" office:value-type="float" office:value="0.945" calcext:value-type="float">
            <text:p>0,945000</text:p>
          </table:table-cell>
          <table:table-cell table:formula="of:=[.A90]-[.E90]" office:value-type="float" office:value="0.0150000000000002" calcext:value-type="float">
            <text:p>0,0150000</text:p>
          </table:table-cell>
          <table:table-cell table:formula="of:=[.F90]*1000" office:value-type="float" office:value="15.0000000000002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0.97" calcext:value-type="float">
            <text:p>0,970000</text:p>
          </table:table-cell>
          <table:table-cell office:value-type="float" office:value="0.0315" calcext:value-type="float">
            <text:p>0,031500</text:p>
          </table:table-cell>
          <table:table-cell table:formula="of:=[.A91]/[.B91]" office:value-type="float" office:value="30.7936507936508" calcext:value-type="float">
            <text:p>30,793651</text:p>
          </table:table-cell>
          <table:table-cell table:formula="of:=INT([.C91])" office:value-type="float" office:value="30" calcext:value-type="float">
            <text:p>30</text:p>
          </table:table-cell>
          <table:table-cell table:formula="of:=[.D91]*[.B91]" office:value-type="float" office:value="0.945" calcext:value-type="float">
            <text:p>0,945000</text:p>
          </table:table-cell>
          <table:table-cell table:formula="of:=[.A91]-[.E91]" office:value-type="float" office:value="0.0250000000000002" calcext:value-type="float">
            <text:p>0,0250000</text:p>
          </table:table-cell>
          <table:table-cell table:formula="of:=[.F91]*1000" office:value-type="float" office:value="25.0000000000002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0.98" calcext:value-type="float">
            <text:p>0,980000</text:p>
          </table:table-cell>
          <table:table-cell office:value-type="float" office:value="0.0315" calcext:value-type="float">
            <text:p>0,031500</text:p>
          </table:table-cell>
          <table:table-cell table:formula="of:=[.A92]/[.B92]" office:value-type="float" office:value="31.1111111111111" calcext:value-type="float">
            <text:p>31,111111</text:p>
          </table:table-cell>
          <table:table-cell table:formula="of:=INT([.C92])" office:value-type="float" office:value="31" calcext:value-type="float">
            <text:p>31</text:p>
          </table:table-cell>
          <table:table-cell table:formula="of:=[.D92]*[.B92]" office:value-type="float" office:value="0.9765" calcext:value-type="float">
            <text:p>0,976500</text:p>
          </table:table-cell>
          <table:table-cell table:formula="of:=[.A92]-[.E92]" office:value-type="float" office:value="0.00350000000000028" calcext:value-type="float">
            <text:p>0,0035000</text:p>
          </table:table-cell>
          <table:table-cell table:formula="of:=[.F92]*1000" office:value-type="float" office:value="3.50000000000028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0.99" calcext:value-type="float">
            <text:p>0,990000</text:p>
          </table:table-cell>
          <table:table-cell office:value-type="float" office:value="0.0315" calcext:value-type="float">
            <text:p>0,031500</text:p>
          </table:table-cell>
          <table:table-cell table:formula="of:=[.A93]/[.B93]" office:value-type="float" office:value="31.4285714285714" calcext:value-type="float">
            <text:p>31,428571</text:p>
          </table:table-cell>
          <table:table-cell table:formula="of:=INT([.C93])" office:value-type="float" office:value="31" calcext:value-type="float">
            <text:p>31</text:p>
          </table:table-cell>
          <table:table-cell table:formula="of:=[.D93]*[.B93]" office:value-type="float" office:value="0.9765" calcext:value-type="float">
            <text:p>0,976500</text:p>
          </table:table-cell>
          <table:table-cell table:formula="of:=[.A93]-[.E93]" office:value-type="float" office:value="0.0135000000000003" calcext:value-type="float">
            <text:p>0,0135000</text:p>
          </table:table-cell>
          <table:table-cell table:formula="of:=[.F93]*1000" office:value-type="float" office:value="13.5000000000003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0000</text:p>
          </table:table-cell>
          <table:table-cell office:value-type="float" office:value="0.0315" calcext:value-type="float">
            <text:p>0,031500</text:p>
          </table:table-cell>
          <table:table-cell table:formula="of:=[.A94]/[.B94]" office:value-type="float" office:value="31.7460317460318" calcext:value-type="float">
            <text:p>31,746032</text:p>
          </table:table-cell>
          <table:table-cell table:formula="of:=INT([.C94])" office:value-type="float" office:value="31" calcext:value-type="float">
            <text:p>31</text:p>
          </table:table-cell>
          <table:table-cell table:formula="of:=[.D94]*[.B94]" office:value-type="float" office:value="0.9765" calcext:value-type="float">
            <text:p>0,976500</text:p>
          </table:table-cell>
          <table:table-cell table:formula="of:=[.A94]-[.E94]" office:value-type="float" office:value="0.0235000000000004" calcext:value-type="float">
            <text:p>0,0235000</text:p>
          </table:table-cell>
          <table:table-cell table:formula="of:=[.F94]*1000" office:value-type="float" office:value="23.500000000000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.01" calcext:value-type="float">
            <text:p>1,010000</text:p>
          </table:table-cell>
          <table:table-cell office:value-type="float" office:value="0.0315" calcext:value-type="float">
            <text:p>0,031500</text:p>
          </table:table-cell>
          <table:table-cell table:formula="of:=[.A95]/[.B95]" office:value-type="float" office:value="32.0634920634921" calcext:value-type="float">
            <text:p>32,063492</text:p>
          </table:table-cell>
          <table:table-cell table:formula="of:=INT([.C95])" office:value-type="float" office:value="32" calcext:value-type="float">
            <text:p>32</text:p>
          </table:table-cell>
          <table:table-cell table:formula="of:=[.D95]*[.B95]" office:value-type="float" office:value="1.008" calcext:value-type="float">
            <text:p>1,008000</text:p>
          </table:table-cell>
          <table:table-cell table:formula="of:=[.A95]-[.E95]" office:value-type="float" office:value="0.00200000000000022" calcext:value-type="float">
            <text:p>0,0020000</text:p>
          </table:table-cell>
          <table:table-cell table:formula="of:=[.F95]*1000" office:value-type="float" office:value="2.0000000000002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.02" calcext:value-type="float">
            <text:p>1,020000</text:p>
          </table:table-cell>
          <table:table-cell office:value-type="float" office:value="0.0315" calcext:value-type="float">
            <text:p>0,031500</text:p>
          </table:table-cell>
          <table:table-cell table:formula="of:=[.A96]/[.B96]" office:value-type="float" office:value="32.3809523809524" calcext:value-type="float">
            <text:p>32,380952</text:p>
          </table:table-cell>
          <table:table-cell table:formula="of:=INT([.C96])" office:value-type="float" office:value="32" calcext:value-type="float">
            <text:p>32</text:p>
          </table:table-cell>
          <table:table-cell table:formula="of:=[.D96]*[.B96]" office:value-type="float" office:value="1.008" calcext:value-type="float">
            <text:p>1,008000</text:p>
          </table:table-cell>
          <table:table-cell table:formula="of:=[.A96]-[.E96]" office:value-type="float" office:value="0.0120000000000005" calcext:value-type="float">
            <text:p>0,0120000</text:p>
          </table:table-cell>
          <table:table-cell table:formula="of:=[.F96]*1000" office:value-type="float" office:value="12.0000000000005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.03" calcext:value-type="float">
            <text:p>1,030000</text:p>
          </table:table-cell>
          <table:table-cell office:value-type="float" office:value="0.0315" calcext:value-type="float">
            <text:p>0,031500</text:p>
          </table:table-cell>
          <table:table-cell table:formula="of:=[.A97]/[.B97]" office:value-type="float" office:value="32.6984126984127" calcext:value-type="float">
            <text:p>32,698413</text:p>
          </table:table-cell>
          <table:table-cell table:formula="of:=INT([.C97])" office:value-type="float" office:value="32" calcext:value-type="float">
            <text:p>32</text:p>
          </table:table-cell>
          <table:table-cell table:formula="of:=[.D97]*[.B97]" office:value-type="float" office:value="1.008" calcext:value-type="float">
            <text:p>1,008000</text:p>
          </table:table-cell>
          <table:table-cell table:formula="of:=[.A97]-[.E97]" office:value-type="float" office:value="0.0220000000000002" calcext:value-type="float">
            <text:p>0,0220000</text:p>
          </table:table-cell>
          <table:table-cell table:formula="of:=[.F97]*1000" office:value-type="float" office:value="22.000000000000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1.04" calcext:value-type="float">
            <text:p>1,040000</text:p>
          </table:table-cell>
          <table:table-cell office:value-type="float" office:value="0.0315" calcext:value-type="float">
            <text:p>0,031500</text:p>
          </table:table-cell>
          <table:table-cell table:formula="of:=[.A98]/[.B98]" office:value-type="float" office:value="33.015873015873" calcext:value-type="float">
            <text:p>33,015873</text:p>
          </table:table-cell>
          <table:table-cell table:formula="of:=INT([.C98])" office:value-type="float" office:value="33" calcext:value-type="float">
            <text:p>33</text:p>
          </table:table-cell>
          <table:table-cell table:formula="of:=[.D98]*[.B98]" office:value-type="float" office:value="1.0395" calcext:value-type="float">
            <text:p>1,039500</text:p>
          </table:table-cell>
          <table:table-cell table:formula="of:=[.A98]-[.E98]" office:value-type="float" office:value="0.000500000000000389" calcext:value-type="float">
            <text:p>0,0005000</text:p>
          </table:table-cell>
          <table:table-cell table:formula="of:=[.F98]*1000" office:value-type="float" office:value="0.500000000000389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.05" calcext:value-type="float">
            <text:p>1,050000</text:p>
          </table:table-cell>
          <table:table-cell office:value-type="float" office:value="0.0315" calcext:value-type="float">
            <text:p>0,031500</text:p>
          </table:table-cell>
          <table:table-cell table:formula="of:=[.A99]/[.B99]" office:value-type="float" office:value="33.3333333333333" calcext:value-type="float">
            <text:p>33,333333</text:p>
          </table:table-cell>
          <table:table-cell table:formula="of:=INT([.C99])" office:value-type="float" office:value="33" calcext:value-type="float">
            <text:p>33</text:p>
          </table:table-cell>
          <table:table-cell table:formula="of:=[.D99]*[.B99]" office:value-type="float" office:value="1.0395" calcext:value-type="float">
            <text:p>1,039500</text:p>
          </table:table-cell>
          <table:table-cell table:formula="of:=[.A99]-[.E99]" office:value-type="float" office:value="0.0105000000000002" calcext:value-type="float">
            <text:p>0,0105000</text:p>
          </table:table-cell>
          <table:table-cell table:formula="of:=[.F99]*1000" office:value-type="float" office:value="10.5000000000002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.06" calcext:value-type="float">
            <text:p>1,060000</text:p>
          </table:table-cell>
          <table:table-cell office:value-type="float" office:value="0.0315" calcext:value-type="float">
            <text:p>0,031500</text:p>
          </table:table-cell>
          <table:table-cell table:formula="of:=[.A100]/[.B100]" office:value-type="float" office:value="33.6507936507937" calcext:value-type="float">
            <text:p>33,650794</text:p>
          </table:table-cell>
          <table:table-cell table:formula="of:=INT([.C100])" office:value-type="float" office:value="33" calcext:value-type="float">
            <text:p>33</text:p>
          </table:table-cell>
          <table:table-cell table:formula="of:=[.D100]*[.B100]" office:value-type="float" office:value="1.0395" calcext:value-type="float">
            <text:p>1,039500</text:p>
          </table:table-cell>
          <table:table-cell table:formula="of:=[.A100]-[.E100]" office:value-type="float" office:value="0.0205000000000002" calcext:value-type="float">
            <text:p>0,0205000</text:p>
          </table:table-cell>
          <table:table-cell table:formula="of:=[.F100]*1000" office:value-type="float" office:value="20.5000000000002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.07" calcext:value-type="float">
            <text:p>1,070000</text:p>
          </table:table-cell>
          <table:table-cell office:value-type="float" office:value="0.0315" calcext:value-type="float">
            <text:p>0,031500</text:p>
          </table:table-cell>
          <table:table-cell table:formula="of:=[.A101]/[.B101]" office:value-type="float" office:value="33.968253968254" calcext:value-type="float">
            <text:p>33,968254</text:p>
          </table:table-cell>
          <table:table-cell table:formula="of:=INT([.C101])" office:value-type="float" office:value="33" calcext:value-type="float">
            <text:p>33</text:p>
          </table:table-cell>
          <table:table-cell table:formula="of:=[.D101]*[.B101]" office:value-type="float" office:value="1.0395" calcext:value-type="float">
            <text:p>1,039500</text:p>
          </table:table-cell>
          <table:table-cell table:formula="of:=[.A101]-[.E101]" office:value-type="float" office:value="0.0305000000000002" calcext:value-type="float">
            <text:p>0,0305000</text:p>
          </table:table-cell>
          <table:table-cell table:formula="of:=[.F101]*1000" office:value-type="float" office:value="30.5000000000002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1.08" calcext:value-type="float">
            <text:p>1,080000</text:p>
          </table:table-cell>
          <table:table-cell office:value-type="float" office:value="0.0315" calcext:value-type="float">
            <text:p>0,031500</text:p>
          </table:table-cell>
          <table:table-cell table:formula="of:=[.A102]/[.B102]" office:value-type="float" office:value="34.2857142857143" calcext:value-type="float">
            <text:p>34,285714</text:p>
          </table:table-cell>
          <table:table-cell table:formula="of:=INT([.C102])" office:value-type="float" office:value="34" calcext:value-type="float">
            <text:p>34</text:p>
          </table:table-cell>
          <table:table-cell table:formula="of:=[.D102]*[.B102]" office:value-type="float" office:value="1.071" calcext:value-type="float">
            <text:p>1,071000</text:p>
          </table:table-cell>
          <table:table-cell table:formula="of:=[.A102]-[.E102]" office:value-type="float" office:value="0.00900000000000034" calcext:value-type="float">
            <text:p>0,0090000</text:p>
          </table:table-cell>
          <table:table-cell table:formula="of:=[.F102]*1000" office:value-type="float" office:value="9.00000000000034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.09" calcext:value-type="float">
            <text:p>1,090000</text:p>
          </table:table-cell>
          <table:table-cell office:value-type="float" office:value="0.0315" calcext:value-type="float">
            <text:p>0,031500</text:p>
          </table:table-cell>
          <table:table-cell table:formula="of:=[.A103]/[.B103]" office:value-type="float" office:value="34.6031746031746" calcext:value-type="float">
            <text:p>34,603175</text:p>
          </table:table-cell>
          <table:table-cell table:formula="of:=INT([.C103])" office:value-type="float" office:value="34" calcext:value-type="float">
            <text:p>34</text:p>
          </table:table-cell>
          <table:table-cell table:formula="of:=[.D103]*[.B103]" office:value-type="float" office:value="1.071" calcext:value-type="float">
            <text:p>1,071000</text:p>
          </table:table-cell>
          <table:table-cell table:formula="of:=[.A103]-[.E103]" office:value-type="float" office:value="0.0190000000000004" calcext:value-type="float">
            <text:p>0,0190000</text:p>
          </table:table-cell>
          <table:table-cell table:formula="of:=[.F103]*1000" office:value-type="float" office:value="19.0000000000003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1.1" calcext:value-type="float">
            <text:p>1,100000</text:p>
          </table:table-cell>
          <table:table-cell office:value-type="float" office:value="0.0315" calcext:value-type="float">
            <text:p>0,031500</text:p>
          </table:table-cell>
          <table:table-cell table:formula="of:=[.A104]/[.B104]" office:value-type="float" office:value="34.9206349206349" calcext:value-type="float">
            <text:p>34,920635</text:p>
          </table:table-cell>
          <table:table-cell table:formula="of:=INT([.C104])" office:value-type="float" office:value="34" calcext:value-type="float">
            <text:p>34</text:p>
          </table:table-cell>
          <table:table-cell table:formula="of:=[.D104]*[.B104]" office:value-type="float" office:value="1.071" calcext:value-type="float">
            <text:p>1,071000</text:p>
          </table:table-cell>
          <table:table-cell table:formula="of:=[.A104]-[.E104]" office:value-type="float" office:value="0.0290000000000004" calcext:value-type="float">
            <text:p>0,0290000</text:p>
          </table:table-cell>
          <table:table-cell table:formula="of:=[.F104]*1000" office:value-type="float" office:value="29.0000000000004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.11" calcext:value-type="float">
            <text:p>1,110000</text:p>
          </table:table-cell>
          <table:table-cell office:value-type="float" office:value="0.0315" calcext:value-type="float">
            <text:p>0,031500</text:p>
          </table:table-cell>
          <table:table-cell table:formula="of:=[.A105]/[.B105]" office:value-type="float" office:value="35.2380952380952" calcext:value-type="float">
            <text:p>35,238095</text:p>
          </table:table-cell>
          <table:table-cell table:formula="of:=INT([.C105])" office:value-type="float" office:value="35" calcext:value-type="float">
            <text:p>35</text:p>
          </table:table-cell>
          <table:table-cell table:formula="of:=[.D105]*[.B105]" office:value-type="float" office:value="1.1025" calcext:value-type="float">
            <text:p>1,102500</text:p>
          </table:table-cell>
          <table:table-cell table:formula="of:=[.A105]-[.E105]" office:value-type="float" office:value="0.00750000000000028" calcext:value-type="float">
            <text:p>0,0075000</text:p>
          </table:table-cell>
          <table:table-cell table:formula="of:=[.F105]*1000" office:value-type="float" office:value="7.5000000000002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.12" calcext:value-type="float">
            <text:p>1,120000</text:p>
          </table:table-cell>
          <table:table-cell office:value-type="float" office:value="0.0315" calcext:value-type="float">
            <text:p>0,031500</text:p>
          </table:table-cell>
          <table:table-cell table:formula="of:=[.A106]/[.B106]" office:value-type="float" office:value="35.5555555555556" calcext:value-type="float">
            <text:p>35,555556</text:p>
          </table:table-cell>
          <table:table-cell table:formula="of:=INT([.C106])" office:value-type="float" office:value="35" calcext:value-type="float">
            <text:p>35</text:p>
          </table:table-cell>
          <table:table-cell table:formula="of:=[.D106]*[.B106]" office:value-type="float" office:value="1.1025" calcext:value-type="float">
            <text:p>1,102500</text:p>
          </table:table-cell>
          <table:table-cell table:formula="of:=[.A106]-[.E106]" office:value-type="float" office:value="0.0175000000000003" calcext:value-type="float">
            <text:p>0,0175000</text:p>
          </table:table-cell>
          <table:table-cell table:formula="of:=[.F106]*1000" office:value-type="float" office:value="17.5000000000003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.13" calcext:value-type="float">
            <text:p>1,130000</text:p>
          </table:table-cell>
          <table:table-cell office:value-type="float" office:value="0.0315" calcext:value-type="float">
            <text:p>0,031500</text:p>
          </table:table-cell>
          <table:table-cell table:formula="of:=[.A107]/[.B107]" office:value-type="float" office:value="35.8730158730159" calcext:value-type="float">
            <text:p>35,873016</text:p>
          </table:table-cell>
          <table:table-cell table:formula="of:=INT([.C107])" office:value-type="float" office:value="35" calcext:value-type="float">
            <text:p>35</text:p>
          </table:table-cell>
          <table:table-cell table:formula="of:=[.D107]*[.B107]" office:value-type="float" office:value="1.1025" calcext:value-type="float">
            <text:p>1,102500</text:p>
          </table:table-cell>
          <table:table-cell table:formula="of:=[.A107]-[.E107]" office:value-type="float" office:value="0.0275000000000003" calcext:value-type="float">
            <text:p>0,0275000</text:p>
          </table:table-cell>
          <table:table-cell table:formula="of:=[.F107]*1000" office:value-type="float" office:value="27.5000000000003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.14" calcext:value-type="float">
            <text:p>1,140000</text:p>
          </table:table-cell>
          <table:table-cell office:value-type="float" office:value="0.0315" calcext:value-type="float">
            <text:p>0,031500</text:p>
          </table:table-cell>
          <table:table-cell table:formula="of:=[.A108]/[.B108]" office:value-type="float" office:value="36.1904761904762" calcext:value-type="float">
            <text:p>36,190476</text:p>
          </table:table-cell>
          <table:table-cell table:formula="of:=INT([.C108])" office:value-type="float" office:value="36" calcext:value-type="float">
            <text:p>36</text:p>
          </table:table-cell>
          <table:table-cell table:formula="of:=[.D108]*[.B108]" office:value-type="float" office:value="1.134" calcext:value-type="float">
            <text:p>1,134000</text:p>
          </table:table-cell>
          <table:table-cell table:formula="of:=[.A108]-[.E108]" office:value-type="float" office:value="0.00600000000000045" calcext:value-type="float">
            <text:p>0,0060000</text:p>
          </table:table-cell>
          <table:table-cell table:formula="of:=[.F108]*1000" office:value-type="float" office:value="6.00000000000045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.15" calcext:value-type="float">
            <text:p>1,150000</text:p>
          </table:table-cell>
          <table:table-cell office:value-type="float" office:value="0.0315" calcext:value-type="float">
            <text:p>0,031500</text:p>
          </table:table-cell>
          <table:table-cell table:formula="of:=[.A109]/[.B109]" office:value-type="float" office:value="36.5079365079365" calcext:value-type="float">
            <text:p>36,507937</text:p>
          </table:table-cell>
          <table:table-cell table:formula="of:=INT([.C109])" office:value-type="float" office:value="36" calcext:value-type="float">
            <text:p>36</text:p>
          </table:table-cell>
          <table:table-cell table:formula="of:=[.D109]*[.B109]" office:value-type="float" office:value="1.134" calcext:value-type="float">
            <text:p>1,134000</text:p>
          </table:table-cell>
          <table:table-cell table:formula="of:=[.A109]-[.E109]" office:value-type="float" office:value="0.0160000000000005" calcext:value-type="float">
            <text:p>0,0160000</text:p>
          </table:table-cell>
          <table:table-cell table:formula="of:=[.F109]*1000" office:value-type="float" office:value="16.0000000000005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.16" calcext:value-type="float">
            <text:p>1,160000</text:p>
          </table:table-cell>
          <table:table-cell office:value-type="float" office:value="0.0315" calcext:value-type="float">
            <text:p>0,031500</text:p>
          </table:table-cell>
          <table:table-cell table:formula="of:=[.A110]/[.B110]" office:value-type="float" office:value="36.8253968253968" calcext:value-type="float">
            <text:p>36,825397</text:p>
          </table:table-cell>
          <table:table-cell table:formula="of:=INT([.C110])" office:value-type="float" office:value="36" calcext:value-type="float">
            <text:p>36</text:p>
          </table:table-cell>
          <table:table-cell table:formula="of:=[.D110]*[.B110]" office:value-type="float" office:value="1.134" calcext:value-type="float">
            <text:p>1,134000</text:p>
          </table:table-cell>
          <table:table-cell table:formula="of:=[.A110]-[.E110]" office:value-type="float" office:value="0.0260000000000005" calcext:value-type="float">
            <text:p>0,0260000</text:p>
          </table:table-cell>
          <table:table-cell table:formula="of:=[.F110]*1000" office:value-type="float" office:value="26.0000000000005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.17" calcext:value-type="float">
            <text:p>1,170000</text:p>
          </table:table-cell>
          <table:table-cell office:value-type="float" office:value="0.0315" calcext:value-type="float">
            <text:p>0,031500</text:p>
          </table:table-cell>
          <table:table-cell table:formula="of:=[.A111]/[.B111]" office:value-type="float" office:value="37.1428571428572" calcext:value-type="float">
            <text:p>37,142857</text:p>
          </table:table-cell>
          <table:table-cell table:formula="of:=INT([.C111])" office:value-type="float" office:value="37" calcext:value-type="float">
            <text:p>37</text:p>
          </table:table-cell>
          <table:table-cell table:formula="of:=[.D111]*[.B111]" office:value-type="float" office:value="1.1655" calcext:value-type="float">
            <text:p>1,165500</text:p>
          </table:table-cell>
          <table:table-cell table:formula="of:=[.A111]-[.E111]" office:value-type="float" office:value="0.00450000000000039" calcext:value-type="float">
            <text:p>0,0045000</text:p>
          </table:table-cell>
          <table:table-cell table:formula="of:=[.F111]*1000" office:value-type="float" office:value="4.50000000000039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.18" calcext:value-type="float">
            <text:p>1,180000</text:p>
          </table:table-cell>
          <table:table-cell office:value-type="float" office:value="0.0315" calcext:value-type="float">
            <text:p>0,031500</text:p>
          </table:table-cell>
          <table:table-cell table:formula="of:=[.A112]/[.B112]" office:value-type="float" office:value="37.4603174603175" calcext:value-type="float">
            <text:p>37,460317</text:p>
          </table:table-cell>
          <table:table-cell table:formula="of:=INT([.C112])" office:value-type="float" office:value="37" calcext:value-type="float">
            <text:p>37</text:p>
          </table:table-cell>
          <table:table-cell table:formula="of:=[.D112]*[.B112]" office:value-type="float" office:value="1.1655" calcext:value-type="float">
            <text:p>1,165500</text:p>
          </table:table-cell>
          <table:table-cell table:formula="of:=[.A112]-[.E112]" office:value-type="float" office:value="0.0145000000000002" calcext:value-type="float">
            <text:p>0,0145000</text:p>
          </table:table-cell>
          <table:table-cell table:formula="of:=[.F112]*1000" office:value-type="float" office:value="14.5000000000002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.19" calcext:value-type="float">
            <text:p>1,190000</text:p>
          </table:table-cell>
          <table:table-cell office:value-type="float" office:value="0.0315" calcext:value-type="float">
            <text:p>0,031500</text:p>
          </table:table-cell>
          <table:table-cell table:formula="of:=[.A113]/[.B113]" office:value-type="float" office:value="37.7777777777778" calcext:value-type="float">
            <text:p>37,777778</text:p>
          </table:table-cell>
          <table:table-cell table:formula="of:=INT([.C113])" office:value-type="float" office:value="37" calcext:value-type="float">
            <text:p>37</text:p>
          </table:table-cell>
          <table:table-cell table:formula="of:=[.D113]*[.B113]" office:value-type="float" office:value="1.1655" calcext:value-type="float">
            <text:p>1,165500</text:p>
          </table:table-cell>
          <table:table-cell table:formula="of:=[.A113]-[.E113]" office:value-type="float" office:value="0.0245000000000004" calcext:value-type="float">
            <text:p>0,0245000</text:p>
          </table:table-cell>
          <table:table-cell table:formula="of:=[.F113]*1000" office:value-type="float" office:value="24.5000000000004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.2" calcext:value-type="float">
            <text:p>1,200000</text:p>
          </table:table-cell>
          <table:table-cell office:value-type="float" office:value="0.0315" calcext:value-type="float">
            <text:p>0,031500</text:p>
          </table:table-cell>
          <table:table-cell table:formula="of:=[.A114]/[.B114]" office:value-type="float" office:value="38.0952380952381" calcext:value-type="float">
            <text:p>38,095238</text:p>
          </table:table-cell>
          <table:table-cell table:formula="of:=INT([.C114])" office:value-type="float" office:value="38" calcext:value-type="float">
            <text:p>38</text:p>
          </table:table-cell>
          <table:table-cell table:formula="of:=[.D114]*[.B114]" office:value-type="float" office:value="1.197" calcext:value-type="float">
            <text:p>1,197000</text:p>
          </table:table-cell>
          <table:table-cell table:formula="of:=[.A114]-[.E114]" office:value-type="float" office:value="0.00300000000000011" calcext:value-type="float">
            <text:p>0,0030000</text:p>
          </table:table-cell>
          <table:table-cell table:formula="of:=[.F114]*1000" office:value-type="float" office:value="3.00000000000011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.21" calcext:value-type="float">
            <text:p>1,210000</text:p>
          </table:table-cell>
          <table:table-cell office:value-type="float" office:value="0.0315" calcext:value-type="float">
            <text:p>0,031500</text:p>
          </table:table-cell>
          <table:table-cell table:formula="of:=[.A115]/[.B115]" office:value-type="float" office:value="38.4126984126984" calcext:value-type="float">
            <text:p>38,412698</text:p>
          </table:table-cell>
          <table:table-cell table:formula="of:=INT([.C115])" office:value-type="float" office:value="38" calcext:value-type="float">
            <text:p>38</text:p>
          </table:table-cell>
          <table:table-cell table:formula="of:=[.D115]*[.B115]" office:value-type="float" office:value="1.197" calcext:value-type="float">
            <text:p>1,197000</text:p>
          </table:table-cell>
          <table:table-cell table:formula="of:=[.A115]-[.E115]" office:value-type="float" office:value="0.0129999999999999" calcext:value-type="float">
            <text:p>0,0130000</text:p>
          </table:table-cell>
          <table:table-cell table:formula="of:=[.F115]*1000" office:value-type="float" office:value="12.9999999999999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.22" calcext:value-type="float">
            <text:p>1,220000</text:p>
          </table:table-cell>
          <table:table-cell office:value-type="float" office:value="0.0315" calcext:value-type="float">
            <text:p>0,031500</text:p>
          </table:table-cell>
          <table:table-cell table:formula="of:=[.A116]/[.B116]" office:value-type="float" office:value="38.7301587301587" calcext:value-type="float">
            <text:p>38,730159</text:p>
          </table:table-cell>
          <table:table-cell table:formula="of:=INT([.C116])" office:value-type="float" office:value="38" calcext:value-type="float">
            <text:p>38</text:p>
          </table:table-cell>
          <table:table-cell table:formula="of:=[.D116]*[.B116]" office:value-type="float" office:value="1.197" calcext:value-type="float">
            <text:p>1,197000</text:p>
          </table:table-cell>
          <table:table-cell table:formula="of:=[.A116]-[.E116]" office:value-type="float" office:value="0.0229999999999997" calcext:value-type="float">
            <text:p>0,0230000</text:p>
          </table:table-cell>
          <table:table-cell table:formula="of:=[.F116]*1000" office:value-type="float" office:value="22.9999999999997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.23" calcext:value-type="float">
            <text:p>1,230000</text:p>
          </table:table-cell>
          <table:table-cell office:value-type="float" office:value="0.0315" calcext:value-type="float">
            <text:p>0,031500</text:p>
          </table:table-cell>
          <table:table-cell table:formula="of:=[.A117]/[.B117]" office:value-type="float" office:value="39.047619047619" calcext:value-type="float">
            <text:p>39,047619</text:p>
          </table:table-cell>
          <table:table-cell table:formula="of:=INT([.C117])" office:value-type="float" office:value="39" calcext:value-type="float">
            <text:p>39</text:p>
          </table:table-cell>
          <table:table-cell table:formula="of:=[.D117]*[.B117]" office:value-type="float" office:value="1.2285" calcext:value-type="float">
            <text:p>1,228500</text:p>
          </table:table-cell>
          <table:table-cell table:formula="of:=[.A117]-[.E117]" office:value-type="float" office:value="0.00149999999999961" calcext:value-type="float">
            <text:p>0,0015000</text:p>
          </table:table-cell>
          <table:table-cell table:formula="of:=[.F117]*1000" office:value-type="float" office:value="1.4999999999996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.24" calcext:value-type="float">
            <text:p>1,240000</text:p>
          </table:table-cell>
          <table:table-cell office:value-type="float" office:value="0.0315" calcext:value-type="float">
            <text:p>0,031500</text:p>
          </table:table-cell>
          <table:table-cell table:formula="of:=[.A118]/[.B118]" office:value-type="float" office:value="39.3650793650793" calcext:value-type="float">
            <text:p>39,365079</text:p>
          </table:table-cell>
          <table:table-cell table:formula="of:=INT([.C118])" office:value-type="float" office:value="39" calcext:value-type="float">
            <text:p>39</text:p>
          </table:table-cell>
          <table:table-cell table:formula="of:=[.D118]*[.B118]" office:value-type="float" office:value="1.2285" calcext:value-type="float">
            <text:p>1,228500</text:p>
          </table:table-cell>
          <table:table-cell table:formula="of:=[.A118]-[.E118]" office:value-type="float" office:value="0.0114999999999994" calcext:value-type="float">
            <text:p>0,0115000</text:p>
          </table:table-cell>
          <table:table-cell table:formula="of:=[.F118]*1000" office:value-type="float" office:value="11.4999999999994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.25" calcext:value-type="float">
            <text:p>1,250000</text:p>
          </table:table-cell>
          <table:table-cell office:value-type="float" office:value="0.0315" calcext:value-type="float">
            <text:p>0,031500</text:p>
          </table:table-cell>
          <table:table-cell table:formula="of:=[.A119]/[.B119]" office:value-type="float" office:value="39.6825396825397" calcext:value-type="float">
            <text:p>39,682540</text:p>
          </table:table-cell>
          <table:table-cell table:formula="of:=INT([.C119])" office:value-type="float" office:value="39" calcext:value-type="float">
            <text:p>39</text:p>
          </table:table-cell>
          <table:table-cell table:formula="of:=[.D119]*[.B119]" office:value-type="float" office:value="1.2285" calcext:value-type="float">
            <text:p>1,228500</text:p>
          </table:table-cell>
          <table:table-cell table:formula="of:=[.A119]-[.E119]" office:value-type="float" office:value="0.0214999999999992" calcext:value-type="float">
            <text:p>0,0215000</text:p>
          </table:table-cell>
          <table:table-cell table:formula="of:=[.F119]*1000" office:value-type="float" office:value="21.4999999999992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.26" calcext:value-type="float">
            <text:p>1,260000</text:p>
          </table:table-cell>
          <table:table-cell office:value-type="float" office:value="0.0315" calcext:value-type="float">
            <text:p>0,031500</text:p>
          </table:table-cell>
          <table:table-cell table:formula="of:=[.A120]/[.B120]" office:value-type="float" office:value="40" calcext:value-type="float">
            <text:p>40,000000</text:p>
          </table:table-cell>
          <table:table-cell table:formula="of:=INT([.C120])" office:value-type="float" office:value="40" calcext:value-type="float">
            <text:p>40</text:p>
          </table:table-cell>
          <table:table-cell table:formula="of:=[.D120]*[.B120]" office:value-type="float" office:value="1.26" calcext:value-type="float">
            <text:p>1,260000</text:p>
          </table:table-cell>
          <table:table-cell table:formula="of:=[.A120]-[.E120]" office:value-type="float" office:value="0" calcext:value-type="float">
            <text:p>0,0000000</text:p>
          </table:table-cell>
          <table:table-cell table:formula="of:=[.F120]*10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.27" calcext:value-type="float">
            <text:p>1,270000</text:p>
          </table:table-cell>
          <table:table-cell office:value-type="float" office:value="0.0315" calcext:value-type="float">
            <text:p>0,031500</text:p>
          </table:table-cell>
          <table:table-cell table:formula="of:=[.A121]/[.B121]" office:value-type="float" office:value="40.3174603174603" calcext:value-type="float">
            <text:p>40,317460</text:p>
          </table:table-cell>
          <table:table-cell table:formula="of:=INT([.C121])" office:value-type="float" office:value="40" calcext:value-type="float">
            <text:p>40</text:p>
          </table:table-cell>
          <table:table-cell table:formula="of:=[.D121]*[.B121]" office:value-type="float" office:value="1.26" calcext:value-type="float">
            <text:p>1,260000</text:p>
          </table:table-cell>
          <table:table-cell table:formula="of:=[.A121]-[.E121]" office:value-type="float" office:value="0.00999999999999868" calcext:value-type="float">
            <text:p>0,0100000</text:p>
          </table:table-cell>
          <table:table-cell table:formula="of:=[.F121]*1000" office:value-type="float" office:value="9.99999999999868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.28" calcext:value-type="float">
            <text:p>1,280000</text:p>
          </table:table-cell>
          <table:table-cell office:value-type="float" office:value="0.0315" calcext:value-type="float">
            <text:p>0,031500</text:p>
          </table:table-cell>
          <table:table-cell table:formula="of:=[.A122]/[.B122]" office:value-type="float" office:value="40.6349206349206" calcext:value-type="float">
            <text:p>40,634921</text:p>
          </table:table-cell>
          <table:table-cell table:formula="of:=INT([.C122])" office:value-type="float" office:value="40" calcext:value-type="float">
            <text:p>40</text:p>
          </table:table-cell>
          <table:table-cell table:formula="of:=[.D122]*[.B122]" office:value-type="float" office:value="1.26" calcext:value-type="float">
            <text:p>1,260000</text:p>
          </table:table-cell>
          <table:table-cell table:formula="of:=[.A122]-[.E122]" office:value-type="float" office:value="0.0199999999999987" calcext:value-type="float">
            <text:p>0,0200000</text:p>
          </table:table-cell>
          <table:table-cell table:formula="of:=[.F122]*1000" office:value-type="float" office:value="19.9999999999987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1.29" calcext:value-type="float">
            <text:p>1,290000</text:p>
          </table:table-cell>
          <table:table-cell office:value-type="float" office:value="0.0315" calcext:value-type="float">
            <text:p>0,031500</text:p>
          </table:table-cell>
          <table:table-cell table:formula="of:=[.A123]/[.B123]" office:value-type="float" office:value="40.9523809523809" calcext:value-type="float">
            <text:p>40,952381</text:p>
          </table:table-cell>
          <table:table-cell table:formula="of:=INT([.C123])" office:value-type="float" office:value="40" calcext:value-type="float">
            <text:p>40</text:p>
          </table:table-cell>
          <table:table-cell table:formula="of:=[.D123]*[.B123]" office:value-type="float" office:value="1.26" calcext:value-type="float">
            <text:p>1,260000</text:p>
          </table:table-cell>
          <table:table-cell table:formula="of:=[.A123]-[.E123]" office:value-type="float" office:value="0.0299999999999985" calcext:value-type="float">
            <text:p>0,0300000</text:p>
          </table:table-cell>
          <table:table-cell table:formula="of:=[.F123]*1000" office:value-type="float" office:value="29.9999999999985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.3" calcext:value-type="float">
            <text:p>1,300000</text:p>
          </table:table-cell>
          <table:table-cell office:value-type="float" office:value="0.0315" calcext:value-type="float">
            <text:p>0,031500</text:p>
          </table:table-cell>
          <table:table-cell table:formula="of:=[.A124]/[.B124]" office:value-type="float" office:value="41.2698412698412" calcext:value-type="float">
            <text:p>41,269841</text:p>
          </table:table-cell>
          <table:table-cell table:formula="of:=INT([.C124])" office:value-type="float" office:value="41" calcext:value-type="float">
            <text:p>41</text:p>
          </table:table-cell>
          <table:table-cell table:formula="of:=[.D124]*[.B124]" office:value-type="float" office:value="1.2915" calcext:value-type="float">
            <text:p>1,291500</text:p>
          </table:table-cell>
          <table:table-cell table:formula="of:=[.A124]-[.E124]" office:value-type="float" office:value="0.00849999999999818" calcext:value-type="float">
            <text:p>0,0085000</text:p>
          </table:table-cell>
          <table:table-cell table:formula="of:=[.F124]*1000" office:value-type="float" office:value="8.4999999999981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.31" calcext:value-type="float">
            <text:p>1,310000</text:p>
          </table:table-cell>
          <table:table-cell office:value-type="float" office:value="0.0315" calcext:value-type="float">
            <text:p>0,031500</text:p>
          </table:table-cell>
          <table:table-cell table:formula="of:=[.A125]/[.B125]" office:value-type="float" office:value="41.5873015873015" calcext:value-type="float">
            <text:p>41,587302</text:p>
          </table:table-cell>
          <table:table-cell table:formula="of:=INT([.C125])" office:value-type="float" office:value="41" calcext:value-type="float">
            <text:p>41</text:p>
          </table:table-cell>
          <table:table-cell table:formula="of:=[.D125]*[.B125]" office:value-type="float" office:value="1.2915" calcext:value-type="float">
            <text:p>1,291500</text:p>
          </table:table-cell>
          <table:table-cell table:formula="of:=[.A125]-[.E125]" office:value-type="float" office:value="0.018499999999998" calcext:value-type="float">
            <text:p>0,0185000</text:p>
          </table:table-cell>
          <table:table-cell table:formula="of:=[.F125]*1000" office:value-type="float" office:value="18.49999999999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.32" calcext:value-type="float">
            <text:p>1,320000</text:p>
          </table:table-cell>
          <table:table-cell office:value-type="float" office:value="0.0315" calcext:value-type="float">
            <text:p>0,031500</text:p>
          </table:table-cell>
          <table:table-cell table:formula="of:=[.A126]/[.B126]" office:value-type="float" office:value="41.9047619047618" calcext:value-type="float">
            <text:p>41,904762</text:p>
          </table:table-cell>
          <table:table-cell table:formula="of:=INT([.C126])" office:value-type="float" office:value="41" calcext:value-type="float">
            <text:p>41</text:p>
          </table:table-cell>
          <table:table-cell table:formula="of:=[.D126]*[.B126]" office:value-type="float" office:value="1.2915" calcext:value-type="float">
            <text:p>1,291500</text:p>
          </table:table-cell>
          <table:table-cell table:formula="of:=[.A126]-[.E126]" office:value-type="float" office:value="0.0284999999999977" calcext:value-type="float">
            <text:p>0,0285000</text:p>
          </table:table-cell>
          <table:table-cell table:formula="of:=[.F126]*1000" office:value-type="float" office:value="28.4999999999977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.33" calcext:value-type="float">
            <text:p>1,330000</text:p>
          </table:table-cell>
          <table:table-cell office:value-type="float" office:value="0.0315" calcext:value-type="float">
            <text:p>0,031500</text:p>
          </table:table-cell>
          <table:table-cell table:formula="of:=[.A127]/[.B127]" office:value-type="float" office:value="42.2222222222221" calcext:value-type="float">
            <text:p>42,222222</text:p>
          </table:table-cell>
          <table:table-cell table:formula="of:=INT([.C127])" office:value-type="float" office:value="42" calcext:value-type="float">
            <text:p>42</text:p>
          </table:table-cell>
          <table:table-cell table:formula="of:=[.D127]*[.B127]" office:value-type="float" office:value="1.323" calcext:value-type="float">
            <text:p>1,323000</text:p>
          </table:table-cell>
          <table:table-cell table:formula="of:=[.A127]-[.E127]" office:value-type="float" office:value="0.00699999999999768" calcext:value-type="float">
            <text:p>0,0070000</text:p>
          </table:table-cell>
          <table:table-cell table:formula="of:=[.F127]*1000" office:value-type="float" office:value="6.99999999999768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.34" calcext:value-type="float">
            <text:p>1,340000</text:p>
          </table:table-cell>
          <table:table-cell office:value-type="float" office:value="0.0315" calcext:value-type="float">
            <text:p>0,031500</text:p>
          </table:table-cell>
          <table:table-cell table:formula="of:=[.A128]/[.B128]" office:value-type="float" office:value="42.5396825396825" calcext:value-type="float">
            <text:p>42,539683</text:p>
          </table:table-cell>
          <table:table-cell table:formula="of:=INT([.C128])" office:value-type="float" office:value="42" calcext:value-type="float">
            <text:p>42</text:p>
          </table:table-cell>
          <table:table-cell table:formula="of:=[.D128]*[.B128]" office:value-type="float" office:value="1.323" calcext:value-type="float">
            <text:p>1,323000</text:p>
          </table:table-cell>
          <table:table-cell table:formula="of:=[.A128]-[.E128]" office:value-type="float" office:value="0.0169999999999975" calcext:value-type="float">
            <text:p>0,0170000</text:p>
          </table:table-cell>
          <table:table-cell table:formula="of:=[.F128]*1000" office:value-type="float" office:value="16.9999999999975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.35" calcext:value-type="float">
            <text:p>1,350000</text:p>
          </table:table-cell>
          <table:table-cell office:value-type="float" office:value="0.0315" calcext:value-type="float">
            <text:p>0,031500</text:p>
          </table:table-cell>
          <table:table-cell table:formula="of:=[.A129]/[.B129]" office:value-type="float" office:value="42.8571428571428" calcext:value-type="float">
            <text:p>42,857143</text:p>
          </table:table-cell>
          <table:table-cell table:formula="of:=INT([.C129])" office:value-type="float" office:value="42" calcext:value-type="float">
            <text:p>42</text:p>
          </table:table-cell>
          <table:table-cell table:formula="of:=[.D129]*[.B129]" office:value-type="float" office:value="1.323" calcext:value-type="float">
            <text:p>1,323000</text:p>
          </table:table-cell>
          <table:table-cell table:formula="of:=[.A129]-[.E129]" office:value-type="float" office:value="0.0269999999999972" calcext:value-type="float">
            <text:p>0,0270000</text:p>
          </table:table-cell>
          <table:table-cell table:formula="of:=[.F129]*1000" office:value-type="float" office:value="26.9999999999972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.36" calcext:value-type="float">
            <text:p>1,360000</text:p>
          </table:table-cell>
          <table:table-cell office:value-type="float" office:value="0.0315" calcext:value-type="float">
            <text:p>0,031500</text:p>
          </table:table-cell>
          <table:table-cell table:formula="of:=[.A130]/[.B130]" office:value-type="float" office:value="43.1746031746031" calcext:value-type="float">
            <text:p>43,174603</text:p>
          </table:table-cell>
          <table:table-cell table:formula="of:=INT([.C130])" office:value-type="float" office:value="43" calcext:value-type="float">
            <text:p>43</text:p>
          </table:table-cell>
          <table:table-cell table:formula="of:=[.D130]*[.B130]" office:value-type="float" office:value="1.3545" calcext:value-type="float">
            <text:p>1,354500</text:p>
          </table:table-cell>
          <table:table-cell table:formula="of:=[.A130]-[.E130]" office:value-type="float" office:value="0.00549999999999695" calcext:value-type="float">
            <text:p>0,0055000</text:p>
          </table:table-cell>
          <table:table-cell table:formula="of:=[.F130]*1000" office:value-type="float" office:value="5.4999999999969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.37" calcext:value-type="float">
            <text:p>1,370000</text:p>
          </table:table-cell>
          <table:table-cell office:value-type="float" office:value="0.0315" calcext:value-type="float">
            <text:p>0,031500</text:p>
          </table:table-cell>
          <table:table-cell table:formula="of:=[.A131]/[.B131]" office:value-type="float" office:value="43.4920634920634" calcext:value-type="float">
            <text:p>43,492063</text:p>
          </table:table-cell>
          <table:table-cell table:formula="of:=INT([.C131])" office:value-type="float" office:value="43" calcext:value-type="float">
            <text:p>43</text:p>
          </table:table-cell>
          <table:table-cell table:formula="of:=[.D131]*[.B131]" office:value-type="float" office:value="1.3545" calcext:value-type="float">
            <text:p>1,354500</text:p>
          </table:table-cell>
          <table:table-cell table:formula="of:=[.A131]-[.E131]" office:value-type="float" office:value="0.0154999999999967" calcext:value-type="float">
            <text:p>0,0155000</text:p>
          </table:table-cell>
          <table:table-cell table:formula="of:=[.F131]*1000" office:value-type="float" office:value="15.4999999999967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.38" calcext:value-type="float">
            <text:p>1,380000</text:p>
          </table:table-cell>
          <table:table-cell office:value-type="float" office:value="0.0315" calcext:value-type="float">
            <text:p>0,031500</text:p>
          </table:table-cell>
          <table:table-cell table:formula="of:=[.A132]/[.B132]" office:value-type="float" office:value="43.8095238095237" calcext:value-type="float">
            <text:p>43,809524</text:p>
          </table:table-cell>
          <table:table-cell table:formula="of:=INT([.C132])" office:value-type="float" office:value="43" calcext:value-type="float">
            <text:p>43</text:p>
          </table:table-cell>
          <table:table-cell table:formula="of:=[.D132]*[.B132]" office:value-type="float" office:value="1.3545" calcext:value-type="float">
            <text:p>1,354500</text:p>
          </table:table-cell>
          <table:table-cell table:formula="of:=[.A132]-[.E132]" office:value-type="float" office:value="0.0254999999999965" calcext:value-type="float">
            <text:p>0,0255000</text:p>
          </table:table-cell>
          <table:table-cell table:formula="of:=[.F132]*1000" office:value-type="float" office:value="25.499999999996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.39" calcext:value-type="float">
            <text:p>1,390000</text:p>
          </table:table-cell>
          <table:table-cell office:value-type="float" office:value="0.0315" calcext:value-type="float">
            <text:p>0,031500</text:p>
          </table:table-cell>
          <table:table-cell table:formula="of:=[.A133]/[.B133]" office:value-type="float" office:value="44.126984126984" calcext:value-type="float">
            <text:p>44,126984</text:p>
          </table:table-cell>
          <table:table-cell table:formula="of:=INT([.C133])" office:value-type="float" office:value="44" calcext:value-type="float">
            <text:p>44</text:p>
          </table:table-cell>
          <table:table-cell table:formula="of:=[.D133]*[.B133]" office:value-type="float" office:value="1.386" calcext:value-type="float">
            <text:p>1,386000</text:p>
          </table:table-cell>
          <table:table-cell table:formula="of:=[.A133]-[.E133]" office:value-type="float" office:value="0.00399999999999623" calcext:value-type="float">
            <text:p>0,0040000</text:p>
          </table:table-cell>
          <table:table-cell table:formula="of:=[.F133]*1000" office:value-type="float" office:value="3.99999999999623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.4" calcext:value-type="float">
            <text:p>1,400000</text:p>
          </table:table-cell>
          <table:table-cell office:value-type="float" office:value="0.0315" calcext:value-type="float">
            <text:p>0,031500</text:p>
          </table:table-cell>
          <table:table-cell table:formula="of:=[.A134]/[.B134]" office:value-type="float" office:value="44.4444444444443" calcext:value-type="float">
            <text:p>44,444444</text:p>
          </table:table-cell>
          <table:table-cell table:formula="of:=INT([.C134])" office:value-type="float" office:value="44" calcext:value-type="float">
            <text:p>44</text:p>
          </table:table-cell>
          <table:table-cell table:formula="of:=[.D134]*[.B134]" office:value-type="float" office:value="1.386" calcext:value-type="float">
            <text:p>1,386000</text:p>
          </table:table-cell>
          <table:table-cell table:formula="of:=[.A134]-[.E134]" office:value-type="float" office:value="0.013999999999996" calcext:value-type="float">
            <text:p>0,0140000</text:p>
          </table:table-cell>
          <table:table-cell table:formula="of:=[.F134]*1000" office:value-type="float" office:value="13.999999999996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1.41" calcext:value-type="float">
            <text:p>1,410000</text:p>
          </table:table-cell>
          <table:table-cell office:value-type="float" office:value="0.0315" calcext:value-type="float">
            <text:p>0,031500</text:p>
          </table:table-cell>
          <table:table-cell table:formula="of:=[.A135]/[.B135]" office:value-type="float" office:value="44.7619047619046" calcext:value-type="float">
            <text:p>44,761905</text:p>
          </table:table-cell>
          <table:table-cell table:formula="of:=INT([.C135])" office:value-type="float" office:value="44" calcext:value-type="float">
            <text:p>44</text:p>
          </table:table-cell>
          <table:table-cell table:formula="of:=[.D135]*[.B135]" office:value-type="float" office:value="1.386" calcext:value-type="float">
            <text:p>1,386000</text:p>
          </table:table-cell>
          <table:table-cell table:formula="of:=[.A135]-[.E135]" office:value-type="float" office:value="0.0239999999999958" calcext:value-type="float">
            <text:p>0,0240000</text:p>
          </table:table-cell>
          <table:table-cell table:formula="of:=[.F135]*1000" office:value-type="float" office:value="23.9999999999958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.42" calcext:value-type="float">
            <text:p>1,420000</text:p>
          </table:table-cell>
          <table:table-cell office:value-type="float" office:value="0.0315" calcext:value-type="float">
            <text:p>0,031500</text:p>
          </table:table-cell>
          <table:table-cell table:formula="of:=[.A136]/[.B136]" office:value-type="float" office:value="45.0793650793649" calcext:value-type="float">
            <text:p>45,079365</text:p>
          </table:table-cell>
          <table:table-cell table:formula="of:=INT([.C136])" office:value-type="float" office:value="45" calcext:value-type="float">
            <text:p>45</text:p>
          </table:table-cell>
          <table:table-cell table:formula="of:=[.D136]*[.B136]" office:value-type="float" office:value="1.4175" calcext:value-type="float">
            <text:p>1,417500</text:p>
          </table:table-cell>
          <table:table-cell table:formula="of:=[.A136]-[.E136]" office:value-type="float" office:value="0.00249999999999595" calcext:value-type="float">
            <text:p>0,0025000</text:p>
          </table:table-cell>
          <table:table-cell table:formula="of:=[.F136]*1000" office:value-type="float" office:value="2.49999999999595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.43" calcext:value-type="float">
            <text:p>1,430000</text:p>
          </table:table-cell>
          <table:table-cell office:value-type="float" office:value="0.0315" calcext:value-type="float">
            <text:p>0,031500</text:p>
          </table:table-cell>
          <table:table-cell table:formula="of:=[.A137]/[.B137]" office:value-type="float" office:value="45.3968253968253" calcext:value-type="float">
            <text:p>45,396825</text:p>
          </table:table-cell>
          <table:table-cell table:formula="of:=INT([.C137])" office:value-type="float" office:value="45" calcext:value-type="float">
            <text:p>45</text:p>
          </table:table-cell>
          <table:table-cell table:formula="of:=[.D137]*[.B137]" office:value-type="float" office:value="1.4175" calcext:value-type="float">
            <text:p>1,417500</text:p>
          </table:table-cell>
          <table:table-cell table:formula="of:=[.A137]-[.E137]" office:value-type="float" office:value="0.0124999999999957" calcext:value-type="float">
            <text:p>0,0125000</text:p>
          </table:table-cell>
          <table:table-cell table:formula="of:=[.F137]*1000" office:value-type="float" office:value="12.4999999999957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.44" calcext:value-type="float">
            <text:p>1,440000</text:p>
          </table:table-cell>
          <table:table-cell office:value-type="float" office:value="0.0315" calcext:value-type="float">
            <text:p>0,031500</text:p>
          </table:table-cell>
          <table:table-cell table:formula="of:=[.A138]/[.B138]" office:value-type="float" office:value="45.7142857142856" calcext:value-type="float">
            <text:p>45,714286</text:p>
          </table:table-cell>
          <table:table-cell table:formula="of:=INT([.C138])" office:value-type="float" office:value="45" calcext:value-type="float">
            <text:p>45</text:p>
          </table:table-cell>
          <table:table-cell table:formula="of:=[.D138]*[.B138]" office:value-type="float" office:value="1.4175" calcext:value-type="float">
            <text:p>1,417500</text:p>
          </table:table-cell>
          <table:table-cell table:formula="of:=[.A138]-[.E138]" office:value-type="float" office:value="0.0224999999999955" calcext:value-type="float">
            <text:p>0,0225000</text:p>
          </table:table-cell>
          <table:table-cell table:formula="of:=[.F138]*1000" office:value-type="float" office:value="22.4999999999955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1.45" calcext:value-type="float">
            <text:p>1,450000</text:p>
          </table:table-cell>
          <table:table-cell office:value-type="float" office:value="0.0315" calcext:value-type="float">
            <text:p>0,031500</text:p>
          </table:table-cell>
          <table:table-cell table:formula="of:=[.A139]/[.B139]" office:value-type="float" office:value="46.0317460317459" calcext:value-type="float">
            <text:p>46,031746</text:p>
          </table:table-cell>
          <table:table-cell table:formula="of:=INT([.C139])" office:value-type="float" office:value="46" calcext:value-type="float">
            <text:p>46</text:p>
          </table:table-cell>
          <table:table-cell table:formula="of:=[.D139]*[.B139]" office:value-type="float" office:value="1.449" calcext:value-type="float">
            <text:p>1,449000</text:p>
          </table:table-cell>
          <table:table-cell table:formula="of:=[.A139]-[.E139]" office:value-type="float" office:value="0.000999999999995227" calcext:value-type="float">
            <text:p>0,0010000</text:p>
          </table:table-cell>
          <table:table-cell table:formula="of:=[.F139]*1000" office:value-type="float" office:value="0.999999999995227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.46" calcext:value-type="float">
            <text:p>1,460000</text:p>
          </table:table-cell>
          <table:table-cell office:value-type="float" office:value="0.0315" calcext:value-type="float">
            <text:p>0,031500</text:p>
          </table:table-cell>
          <table:table-cell table:formula="of:=[.A140]/[.B140]" office:value-type="float" office:value="46.3492063492062" calcext:value-type="float">
            <text:p>46,349206</text:p>
          </table:table-cell>
          <table:table-cell table:formula="of:=INT([.C140])" office:value-type="float" office:value="46" calcext:value-type="float">
            <text:p>46</text:p>
          </table:table-cell>
          <table:table-cell table:formula="of:=[.D140]*[.B140]" office:value-type="float" office:value="1.449" calcext:value-type="float">
            <text:p>1,449000</text:p>
          </table:table-cell>
          <table:table-cell table:formula="of:=[.A140]-[.E140]" office:value-type="float" office:value="0.010999999999995" calcext:value-type="float">
            <text:p>0,0110000</text:p>
          </table:table-cell>
          <table:table-cell table:formula="of:=[.F140]*1000" office:value-type="float" office:value="10.999999999995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.46999999999999" calcext:value-type="float">
            <text:p>1,470000</text:p>
          </table:table-cell>
          <table:table-cell office:value-type="float" office:value="0.0315" calcext:value-type="float">
            <text:p>0,031500</text:p>
          </table:table-cell>
          <table:table-cell table:formula="of:=[.A141]/[.B141]" office:value-type="float" office:value="46.6666666666665" calcext:value-type="float">
            <text:p>46,666667</text:p>
          </table:table-cell>
          <table:table-cell table:formula="of:=INT([.C141])" office:value-type="float" office:value="46" calcext:value-type="float">
            <text:p>46</text:p>
          </table:table-cell>
          <table:table-cell table:formula="of:=[.D141]*[.B141]" office:value-type="float" office:value="1.449" calcext:value-type="float">
            <text:p>1,449000</text:p>
          </table:table-cell>
          <table:table-cell table:formula="of:=[.A141]-[.E141]" office:value-type="float" office:value="0.0209999999999948" calcext:value-type="float">
            <text:p>0,0210000</text:p>
          </table:table-cell>
          <table:table-cell table:formula="of:=[.F141]*1000" office:value-type="float" office:value="20.9999999999948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.47999999999999" calcext:value-type="float">
            <text:p>1,480000</text:p>
          </table:table-cell>
          <table:table-cell office:value-type="float" office:value="0.0315" calcext:value-type="float">
            <text:p>0,031500</text:p>
          </table:table-cell>
          <table:table-cell table:formula="of:=[.A142]/[.B142]" office:value-type="float" office:value="46.9841269841268" calcext:value-type="float">
            <text:p>46,984127</text:p>
          </table:table-cell>
          <table:table-cell table:formula="of:=INT([.C142])" office:value-type="float" office:value="46" calcext:value-type="float">
            <text:p>46</text:p>
          </table:table-cell>
          <table:table-cell table:formula="of:=[.D142]*[.B142]" office:value-type="float" office:value="1.449" calcext:value-type="float">
            <text:p>1,449000</text:p>
          </table:table-cell>
          <table:table-cell table:formula="of:=[.A142]-[.E142]" office:value-type="float" office:value="0.0309999999999946" calcext:value-type="float">
            <text:p>0,0310000</text:p>
          </table:table-cell>
          <table:table-cell table:formula="of:=[.F142]*1000" office:value-type="float" office:value="30.9999999999946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1.48999999999999" calcext:value-type="float">
            <text:p>1,490000</text:p>
          </table:table-cell>
          <table:table-cell office:value-type="float" office:value="0.0315" calcext:value-type="float">
            <text:p>0,031500</text:p>
          </table:table-cell>
          <table:table-cell table:formula="of:=[.A143]/[.B143]" office:value-type="float" office:value="47.3015873015871" calcext:value-type="float">
            <text:p>47,301587</text:p>
          </table:table-cell>
          <table:table-cell table:formula="of:=INT([.C143])" office:value-type="float" office:value="47" calcext:value-type="float">
            <text:p>47</text:p>
          </table:table-cell>
          <table:table-cell table:formula="of:=[.D143]*[.B143]" office:value-type="float" office:value="1.4805" calcext:value-type="float">
            <text:p>1,480500</text:p>
          </table:table-cell>
          <table:table-cell table:formula="of:=[.A143]-[.E143]" office:value-type="float" office:value="0.00949999999999451" calcext:value-type="float">
            <text:p>0,0095000</text:p>
          </table:table-cell>
          <table:table-cell table:formula="of:=[.F143]*1000" office:value-type="float" office:value="9.49999999999451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.49999999999999" calcext:value-type="float">
            <text:p>1,500000</text:p>
          </table:table-cell>
          <table:table-cell office:value-type="float" office:value="0.0315" calcext:value-type="float">
            <text:p>0,031500</text:p>
          </table:table-cell>
          <table:table-cell table:formula="of:=[.A144]/[.B144]" office:value-type="float" office:value="47.6190476190474" calcext:value-type="float">
            <text:p>47,619048</text:p>
          </table:table-cell>
          <table:table-cell table:formula="of:=INT([.C144])" office:value-type="float" office:value="47" calcext:value-type="float">
            <text:p>47</text:p>
          </table:table-cell>
          <table:table-cell table:formula="of:=[.D144]*[.B144]" office:value-type="float" office:value="1.4805" calcext:value-type="float">
            <text:p>1,480500</text:p>
          </table:table-cell>
          <table:table-cell table:formula="of:=[.A144]-[.E144]" office:value-type="float" office:value="0.0194999999999943" calcext:value-type="float">
            <text:p>0,0195000</text:p>
          </table:table-cell>
          <table:table-cell table:formula="of:=[.F144]*1000" office:value-type="float" office:value="19.4999999999943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1.50999999999999" calcext:value-type="float">
            <text:p>1,510000</text:p>
          </table:table-cell>
          <table:table-cell office:value-type="float" office:value="0.0315" calcext:value-type="float">
            <text:p>0,031500</text:p>
          </table:table-cell>
          <table:table-cell table:formula="of:=[.A145]/[.B145]" office:value-type="float" office:value="47.9365079365078" calcext:value-type="float">
            <text:p>47,936508</text:p>
          </table:table-cell>
          <table:table-cell table:formula="of:=INT([.C145])" office:value-type="float" office:value="47" calcext:value-type="float">
            <text:p>47</text:p>
          </table:table-cell>
          <table:table-cell table:formula="of:=[.D145]*[.B145]" office:value-type="float" office:value="1.4805" calcext:value-type="float">
            <text:p>1,480500</text:p>
          </table:table-cell>
          <table:table-cell table:formula="of:=[.A145]-[.E145]" office:value-type="float" office:value="0.0294999999999941" calcext:value-type="float">
            <text:p>0,0295000</text:p>
          </table:table-cell>
          <table:table-cell table:formula="of:=[.F145]*1000" office:value-type="float" office:value="29.4999999999941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.51999999999999" calcext:value-type="float">
            <text:p>1,520000</text:p>
          </table:table-cell>
          <table:table-cell office:value-type="float" office:value="0.0315" calcext:value-type="float">
            <text:p>0,031500</text:p>
          </table:table-cell>
          <table:table-cell table:formula="of:=[.A146]/[.B146]" office:value-type="float" office:value="48.2539682539681" calcext:value-type="float">
            <text:p>48,253968</text:p>
          </table:table-cell>
          <table:table-cell table:formula="of:=INT([.C146])" office:value-type="float" office:value="48" calcext:value-type="float">
            <text:p>48</text:p>
          </table:table-cell>
          <table:table-cell table:formula="of:=[.D146]*[.B146]" office:value-type="float" office:value="1.512" calcext:value-type="float">
            <text:p>1,512000</text:p>
          </table:table-cell>
          <table:table-cell table:formula="of:=[.A146]-[.E146]" office:value-type="float" office:value="0.00799999999999379" calcext:value-type="float">
            <text:p>0,0080000</text:p>
          </table:table-cell>
          <table:table-cell table:formula="of:=[.F146]*1000" office:value-type="float" office:value="7.99999999999379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.52999999999999" calcext:value-type="float">
            <text:p>1,530000</text:p>
          </table:table-cell>
          <table:table-cell office:value-type="float" office:value="0.0315" calcext:value-type="float">
            <text:p>0,031500</text:p>
          </table:table-cell>
          <table:table-cell table:formula="of:=[.A147]/[.B147]" office:value-type="float" office:value="48.5714285714284" calcext:value-type="float">
            <text:p>48,571429</text:p>
          </table:table-cell>
          <table:table-cell table:formula="of:=INT([.C147])" office:value-type="float" office:value="48" calcext:value-type="float">
            <text:p>48</text:p>
          </table:table-cell>
          <table:table-cell table:formula="of:=[.D147]*[.B147]" office:value-type="float" office:value="1.512" calcext:value-type="float">
            <text:p>1,512000</text:p>
          </table:table-cell>
          <table:table-cell table:formula="of:=[.A147]-[.E147]" office:value-type="float" office:value="0.0179999999999936" calcext:value-type="float">
            <text:p>0,0180000</text:p>
          </table:table-cell>
          <table:table-cell table:formula="of:=[.F147]*1000" office:value-type="float" office:value="17.9999999999936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.53999999999999" calcext:value-type="float">
            <text:p>1,540000</text:p>
          </table:table-cell>
          <table:table-cell office:value-type="float" office:value="0.0315" calcext:value-type="float">
            <text:p>0,031500</text:p>
          </table:table-cell>
          <table:table-cell table:formula="of:=[.A148]/[.B148]" office:value-type="float" office:value="48.8888888888887" calcext:value-type="float">
            <text:p>48,888889</text:p>
          </table:table-cell>
          <table:table-cell table:formula="of:=INT([.C148])" office:value-type="float" office:value="48" calcext:value-type="float">
            <text:p>48</text:p>
          </table:table-cell>
          <table:table-cell table:formula="of:=[.D148]*[.B148]" office:value-type="float" office:value="1.512" calcext:value-type="float">
            <text:p>1,512000</text:p>
          </table:table-cell>
          <table:table-cell table:formula="of:=[.A148]-[.E148]" office:value-type="float" office:value="0.0279999999999934" calcext:value-type="float">
            <text:p>0,0280000</text:p>
          </table:table-cell>
          <table:table-cell table:formula="of:=[.F148]*1000" office:value-type="float" office:value="27.9999999999934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.54999999999999" calcext:value-type="float">
            <text:p>1,550000</text:p>
          </table:table-cell>
          <table:table-cell office:value-type="float" office:value="0.0315" calcext:value-type="float">
            <text:p>0,031500</text:p>
          </table:table-cell>
          <table:table-cell table:formula="of:=[.A149]/[.B149]" office:value-type="float" office:value="49.206349206349" calcext:value-type="float">
            <text:p>49,206349</text:p>
          </table:table-cell>
          <table:table-cell table:formula="of:=INT([.C149])" office:value-type="float" office:value="49" calcext:value-type="float">
            <text:p>49</text:p>
          </table:table-cell>
          <table:table-cell table:formula="of:=[.D149]*[.B149]" office:value-type="float" office:value="1.5435" calcext:value-type="float">
            <text:p>1,543500</text:p>
          </table:table-cell>
          <table:table-cell table:formula="of:=[.A149]-[.E149]" office:value-type="float" office:value="0.00649999999999307" calcext:value-type="float">
            <text:p>0,0065000</text:p>
          </table:table-cell>
          <table:table-cell table:formula="of:=[.F149]*1000" office:value-type="float" office:value="6.49999999999307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.55999999999999" calcext:value-type="float">
            <text:p>1,560000</text:p>
          </table:table-cell>
          <table:table-cell office:value-type="float" office:value="0.0315" calcext:value-type="float">
            <text:p>0,031500</text:p>
          </table:table-cell>
          <table:table-cell table:formula="of:=[.A150]/[.B150]" office:value-type="float" office:value="49.5238095238093" calcext:value-type="float">
            <text:p>49,523810</text:p>
          </table:table-cell>
          <table:table-cell table:formula="of:=INT([.C150])" office:value-type="float" office:value="49" calcext:value-type="float">
            <text:p>49</text:p>
          </table:table-cell>
          <table:table-cell table:formula="of:=[.D150]*[.B150]" office:value-type="float" office:value="1.5435" calcext:value-type="float">
            <text:p>1,543500</text:p>
          </table:table-cell>
          <table:table-cell table:formula="of:=[.A150]-[.E150]" office:value-type="float" office:value="0.0164999999999929" calcext:value-type="float">
            <text:p>0,0165000</text:p>
          </table:table-cell>
          <table:table-cell table:formula="of:=[.F150]*1000" office:value-type="float" office:value="16.4999999999929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.56999999999999" calcext:value-type="float">
            <text:p>1,570000</text:p>
          </table:table-cell>
          <table:table-cell office:value-type="float" office:value="0.0315" calcext:value-type="float">
            <text:p>0,031500</text:p>
          </table:table-cell>
          <table:table-cell table:formula="of:=[.A151]/[.B151]" office:value-type="float" office:value="49.8412698412696" calcext:value-type="float">
            <text:p>49,841270</text:p>
          </table:table-cell>
          <table:table-cell table:formula="of:=INT([.C151])" office:value-type="float" office:value="49" calcext:value-type="float">
            <text:p>49</text:p>
          </table:table-cell>
          <table:table-cell table:formula="of:=[.D151]*[.B151]" office:value-type="float" office:value="1.5435" calcext:value-type="float">
            <text:p>1,543500</text:p>
          </table:table-cell>
          <table:table-cell table:formula="of:=[.A151]-[.E151]" office:value-type="float" office:value="0.0264999999999926" calcext:value-type="float">
            <text:p>0,0265000</text:p>
          </table:table-cell>
          <table:table-cell table:formula="of:=[.F151]*1000" office:value-type="float" office:value="26.49999999999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.57999999999999" calcext:value-type="float">
            <text:p>1,580000</text:p>
          </table:table-cell>
          <table:table-cell office:value-type="float" office:value="0.0315" calcext:value-type="float">
            <text:p>0,031500</text:p>
          </table:table-cell>
          <table:table-cell table:formula="of:=[.A152]/[.B152]" office:value-type="float" office:value="50.1587301587299" calcext:value-type="float">
            <text:p>50,158730</text:p>
          </table:table-cell>
          <table:table-cell table:formula="of:=INT([.C152])" office:value-type="float" office:value="50" calcext:value-type="float">
            <text:p>50</text:p>
          </table:table-cell>
          <table:table-cell table:formula="of:=[.D152]*[.B152]" office:value-type="float" office:value="1.575" calcext:value-type="float">
            <text:p>1,575000</text:p>
          </table:table-cell>
          <table:table-cell table:formula="of:=[.A152]-[.E152]" office:value-type="float" office:value="0.00499999999999257" calcext:value-type="float">
            <text:p>0,0050000</text:p>
          </table:table-cell>
          <table:table-cell table:formula="of:=[.F152]*1000" office:value-type="float" office:value="4.99999999999257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.58999999999999" calcext:value-type="float">
            <text:p>1,590000</text:p>
          </table:table-cell>
          <table:table-cell office:value-type="float" office:value="0.0315" calcext:value-type="float">
            <text:p>0,031500</text:p>
          </table:table-cell>
          <table:table-cell table:formula="of:=[.A153]/[.B153]" office:value-type="float" office:value="50.4761904761902" calcext:value-type="float">
            <text:p>50,476190</text:p>
          </table:table-cell>
          <table:table-cell table:formula="of:=INT([.C153])" office:value-type="float" office:value="50" calcext:value-type="float">
            <text:p>50</text:p>
          </table:table-cell>
          <table:table-cell table:formula="of:=[.D153]*[.B153]" office:value-type="float" office:value="1.575" calcext:value-type="float">
            <text:p>1,575000</text:p>
          </table:table-cell>
          <table:table-cell table:formula="of:=[.A153]-[.E153]" office:value-type="float" office:value="0.0149999999999924" calcext:value-type="float">
            <text:p>0,0150000</text:p>
          </table:table-cell>
          <table:table-cell table:formula="of:=[.F153]*1000" office:value-type="float" office:value="14.9999999999924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.59999999999999" calcext:value-type="float">
            <text:p>1,600000</text:p>
          </table:table-cell>
          <table:table-cell office:value-type="float" office:value="0.0315" calcext:value-type="float">
            <text:p>0,031500</text:p>
          </table:table-cell>
          <table:table-cell table:formula="of:=[.A154]/[.B154]" office:value-type="float" office:value="50.7936507936505" calcext:value-type="float">
            <text:p>50,793651</text:p>
          </table:table-cell>
          <table:table-cell table:formula="of:=INT([.C154])" office:value-type="float" office:value="50" calcext:value-type="float">
            <text:p>50</text:p>
          </table:table-cell>
          <table:table-cell table:formula="of:=[.D154]*[.B154]" office:value-type="float" office:value="1.575" calcext:value-type="float">
            <text:p>1,575000</text:p>
          </table:table-cell>
          <table:table-cell table:formula="of:=[.A154]-[.E154]" office:value-type="float" office:value="0.0249999999999921" calcext:value-type="float">
            <text:p>0,0250000</text:p>
          </table:table-cell>
          <table:table-cell table:formula="of:=[.F154]*1000" office:value-type="float" office:value="24.9999999999921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.60999999999999" calcext:value-type="float">
            <text:p>1,610000</text:p>
          </table:table-cell>
          <table:table-cell office:value-type="float" office:value="0.0315" calcext:value-type="float">
            <text:p>0,031500</text:p>
          </table:table-cell>
          <table:table-cell table:formula="of:=[.A155]/[.B155]" office:value-type="float" office:value="51.1111111111109" calcext:value-type="float">
            <text:p>51,111111</text:p>
          </table:table-cell>
          <table:table-cell table:formula="of:=INT([.C155])" office:value-type="float" office:value="51" calcext:value-type="float">
            <text:p>51</text:p>
          </table:table-cell>
          <table:table-cell table:formula="of:=[.D155]*[.B155]" office:value-type="float" office:value="1.6065" calcext:value-type="float">
            <text:p>1,606500</text:p>
          </table:table-cell>
          <table:table-cell table:formula="of:=[.A155]-[.E155]" office:value-type="float" office:value="0.00349999999999184" calcext:value-type="float">
            <text:p>0,0035000</text:p>
          </table:table-cell>
          <table:table-cell table:formula="of:=[.F155]*1000" office:value-type="float" office:value="3.49999999999184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.61999999999999" calcext:value-type="float">
            <text:p>1,620000</text:p>
          </table:table-cell>
          <table:table-cell office:value-type="float" office:value="0.0315" calcext:value-type="float">
            <text:p>0,031500</text:p>
          </table:table-cell>
          <table:table-cell table:formula="of:=[.A156]/[.B156]" office:value-type="float" office:value="51.4285714285712" calcext:value-type="float">
            <text:p>51,428571</text:p>
          </table:table-cell>
          <table:table-cell table:formula="of:=INT([.C156])" office:value-type="float" office:value="51" calcext:value-type="float">
            <text:p>51</text:p>
          </table:table-cell>
          <table:table-cell table:formula="of:=[.D156]*[.B156]" office:value-type="float" office:value="1.6065" calcext:value-type="float">
            <text:p>1,606500</text:p>
          </table:table-cell>
          <table:table-cell table:formula="of:=[.A156]-[.E156]" office:value-type="float" office:value="0.0134999999999919" calcext:value-type="float">
            <text:p>0,0135000</text:p>
          </table:table-cell>
          <table:table-cell table:formula="of:=[.F156]*1000" office:value-type="float" office:value="13.4999999999919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.62999999999999" calcext:value-type="float">
            <text:p>1,630000</text:p>
          </table:table-cell>
          <table:table-cell office:value-type="float" office:value="0.0315" calcext:value-type="float">
            <text:p>0,031500</text:p>
          </table:table-cell>
          <table:table-cell table:formula="of:=[.A157]/[.B157]" office:value-type="float" office:value="51.7460317460315" calcext:value-type="float">
            <text:p>51,746032</text:p>
          </table:table-cell>
          <table:table-cell table:formula="of:=INT([.C157])" office:value-type="float" office:value="51" calcext:value-type="float">
            <text:p>51</text:p>
          </table:table-cell>
          <table:table-cell table:formula="of:=[.D157]*[.B157]" office:value-type="float" office:value="1.6065" calcext:value-type="float">
            <text:p>1,606500</text:p>
          </table:table-cell>
          <table:table-cell table:formula="of:=[.A157]-[.E157]" office:value-type="float" office:value="0.0234999999999916" calcext:value-type="float">
            <text:p>0,0235000</text:p>
          </table:table-cell>
          <table:table-cell table:formula="of:=[.F157]*1000" office:value-type="float" office:value="23.4999999999916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.63999999999999" calcext:value-type="float">
            <text:p>1,640000</text:p>
          </table:table-cell>
          <table:table-cell office:value-type="float" office:value="0.0315" calcext:value-type="float">
            <text:p>0,031500</text:p>
          </table:table-cell>
          <table:table-cell table:formula="of:=[.A158]/[.B158]" office:value-type="float" office:value="52.0634920634918" calcext:value-type="float">
            <text:p>52,063492</text:p>
          </table:table-cell>
          <table:table-cell table:formula="of:=INT([.C158])" office:value-type="float" office:value="52" calcext:value-type="float">
            <text:p>52</text:p>
          </table:table-cell>
          <table:table-cell table:formula="of:=[.D158]*[.B158]" office:value-type="float" office:value="1.638" calcext:value-type="float">
            <text:p>1,638000</text:p>
          </table:table-cell>
          <table:table-cell table:formula="of:=[.A158]-[.E158]" office:value-type="float" office:value="0.00199999999999156" calcext:value-type="float">
            <text:p>0,0020000</text:p>
          </table:table-cell>
          <table:table-cell table:formula="of:=[.F158]*1000" office:value-type="float" office:value="1.99999999999156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.64999999999999" calcext:value-type="float">
            <text:p>1,650000</text:p>
          </table:table-cell>
          <table:table-cell office:value-type="float" office:value="0.0315" calcext:value-type="float">
            <text:p>0,031500</text:p>
          </table:table-cell>
          <table:table-cell table:formula="of:=[.A159]/[.B159]" office:value-type="float" office:value="52.3809523809521" calcext:value-type="float">
            <text:p>52,380952</text:p>
          </table:table-cell>
          <table:table-cell table:formula="of:=INT([.C159])" office:value-type="float" office:value="52" calcext:value-type="float">
            <text:p>52</text:p>
          </table:table-cell>
          <table:table-cell table:formula="of:=[.D159]*[.B159]" office:value-type="float" office:value="1.638" calcext:value-type="float">
            <text:p>1,638000</text:p>
          </table:table-cell>
          <table:table-cell table:formula="of:=[.A159]-[.E159]" office:value-type="float" office:value="0.0119999999999914" calcext:value-type="float">
            <text:p>0,0120000</text:p>
          </table:table-cell>
          <table:table-cell table:formula="of:=[.F159]*1000" office:value-type="float" office:value="11.9999999999914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.65999999999999" calcext:value-type="float">
            <text:p>1,660000</text:p>
          </table:table-cell>
          <table:table-cell office:value-type="float" office:value="0.0315" calcext:value-type="float">
            <text:p>0,031500</text:p>
          </table:table-cell>
          <table:table-cell table:formula="of:=[.A160]/[.B160]" office:value-type="float" office:value="52.6984126984124" calcext:value-type="float">
            <text:p>52,698413</text:p>
          </table:table-cell>
          <table:table-cell table:formula="of:=INT([.C160])" office:value-type="float" office:value="52" calcext:value-type="float">
            <text:p>52</text:p>
          </table:table-cell>
          <table:table-cell table:formula="of:=[.D160]*[.B160]" office:value-type="float" office:value="1.638" calcext:value-type="float">
            <text:p>1,638000</text:p>
          </table:table-cell>
          <table:table-cell table:formula="of:=[.A160]-[.E160]" office:value-type="float" office:value="0.0219999999999911" calcext:value-type="float">
            <text:p>0,0220000</text:p>
          </table:table-cell>
          <table:table-cell table:formula="of:=[.F160]*1000" office:value-type="float" office:value="21.9999999999911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1.66999999999999" calcext:value-type="float">
            <text:p>1,670000</text:p>
          </table:table-cell>
          <table:table-cell office:value-type="float" office:value="0.0315" calcext:value-type="float">
            <text:p>0,031500</text:p>
          </table:table-cell>
          <table:table-cell table:formula="of:=[.A161]/[.B161]" office:value-type="float" office:value="53.0158730158727" calcext:value-type="float">
            <text:p>53,015873</text:p>
          </table:table-cell>
          <table:table-cell table:formula="of:=INT([.C161])" office:value-type="float" office:value="53" calcext:value-type="float">
            <text:p>53</text:p>
          </table:table-cell>
          <table:table-cell table:formula="of:=[.D161]*[.B161]" office:value-type="float" office:value="1.6695" calcext:value-type="float">
            <text:p>1,669500</text:p>
          </table:table-cell>
          <table:table-cell table:formula="of:=[.A161]-[.E161]" office:value-type="float" office:value="0.000499999999990841" calcext:value-type="float">
            <text:p>0,0005000</text:p>
          </table:table-cell>
          <table:table-cell table:formula="of:=[.F161]*1000" office:value-type="float" office:value="0.499999999990841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.67999999999999" calcext:value-type="float">
            <text:p>1,680000</text:p>
          </table:table-cell>
          <table:table-cell office:value-type="float" office:value="0.0315" calcext:value-type="float">
            <text:p>0,031500</text:p>
          </table:table-cell>
          <table:table-cell table:formula="of:=[.A162]/[.B162]" office:value-type="float" office:value="53.333333333333" calcext:value-type="float">
            <text:p>53,333333</text:p>
          </table:table-cell>
          <table:table-cell table:formula="of:=INT([.C162])" office:value-type="float" office:value="53" calcext:value-type="float">
            <text:p>53</text:p>
          </table:table-cell>
          <table:table-cell table:formula="of:=[.D162]*[.B162]" office:value-type="float" office:value="1.6695" calcext:value-type="float">
            <text:p>1,669500</text:p>
          </table:table-cell>
          <table:table-cell table:formula="of:=[.A162]-[.E162]" office:value-type="float" office:value="0.0104999999999906" calcext:value-type="float">
            <text:p>0,0105000</text:p>
          </table:table-cell>
          <table:table-cell table:formula="of:=[.F162]*1000" office:value-type="float" office:value="10.4999999999906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.68999999999999" calcext:value-type="float">
            <text:p>1,690000</text:p>
          </table:table-cell>
          <table:table-cell office:value-type="float" office:value="0.0315" calcext:value-type="float">
            <text:p>0,031500</text:p>
          </table:table-cell>
          <table:table-cell table:formula="of:=[.A163]/[.B163]" office:value-type="float" office:value="53.6507936507933" calcext:value-type="float">
            <text:p>53,650794</text:p>
          </table:table-cell>
          <table:table-cell table:formula="of:=INT([.C163])" office:value-type="float" office:value="53" calcext:value-type="float">
            <text:p>53</text:p>
          </table:table-cell>
          <table:table-cell table:formula="of:=[.D163]*[.B163]" office:value-type="float" office:value="1.6695" calcext:value-type="float">
            <text:p>1,669500</text:p>
          </table:table-cell>
          <table:table-cell table:formula="of:=[.A163]-[.E163]" office:value-type="float" office:value="0.0204999999999904" calcext:value-type="float">
            <text:p>0,0205000</text:p>
          </table:table-cell>
          <table:table-cell table:formula="of:=[.F163]*1000" office:value-type="float" office:value="20.4999999999904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1.69999999999999" calcext:value-type="float">
            <text:p>1,700000</text:p>
          </table:table-cell>
          <table:table-cell office:value-type="float" office:value="0.0315" calcext:value-type="float">
            <text:p>0,031500</text:p>
          </table:table-cell>
          <table:table-cell table:formula="of:=[.A164]/[.B164]" office:value-type="float" office:value="53.9682539682537" calcext:value-type="float">
            <text:p>53,968254</text:p>
          </table:table-cell>
          <table:table-cell table:formula="of:=INT([.C164])" office:value-type="float" office:value="53" calcext:value-type="float">
            <text:p>53</text:p>
          </table:table-cell>
          <table:table-cell table:formula="of:=[.D164]*[.B164]" office:value-type="float" office:value="1.6695" calcext:value-type="float">
            <text:p>1,669500</text:p>
          </table:table-cell>
          <table:table-cell table:formula="of:=[.A164]-[.E164]" office:value-type="float" office:value="0.0304999999999902" calcext:value-type="float">
            <text:p>0,0305000</text:p>
          </table:table-cell>
          <table:table-cell table:formula="of:=[.F164]*1000" office:value-type="float" office:value="30.4999999999902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.70999999999999" calcext:value-type="float">
            <text:p>1,710000</text:p>
          </table:table-cell>
          <table:table-cell office:value-type="float" office:value="0.0315" calcext:value-type="float">
            <text:p>0,031500</text:p>
          </table:table-cell>
          <table:table-cell table:formula="of:=[.A165]/[.B165]" office:value-type="float" office:value="54.285714285714" calcext:value-type="float">
            <text:p>54,285714</text:p>
          </table:table-cell>
          <table:table-cell table:formula="of:=INT([.C165])" office:value-type="float" office:value="54" calcext:value-type="float">
            <text:p>54</text:p>
          </table:table-cell>
          <table:table-cell table:formula="of:=[.D165]*[.B165]" office:value-type="float" office:value="1.701" calcext:value-type="float">
            <text:p>1,701000</text:p>
          </table:table-cell>
          <table:table-cell table:formula="of:=[.A165]-[.E165]" office:value-type="float" office:value="0.00899999999998991" calcext:value-type="float">
            <text:p>0,0090000</text:p>
          </table:table-cell>
          <table:table-cell table:formula="of:=[.F165]*1000" office:value-type="float" office:value="8.99999999998991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.71999999999999" calcext:value-type="float">
            <text:p>1,720000</text:p>
          </table:table-cell>
          <table:table-cell office:value-type="float" office:value="0.0315" calcext:value-type="float">
            <text:p>0,031500</text:p>
          </table:table-cell>
          <table:table-cell table:formula="of:=[.A166]/[.B166]" office:value-type="float" office:value="54.6031746031743" calcext:value-type="float">
            <text:p>54,603175</text:p>
          </table:table-cell>
          <table:table-cell table:formula="of:=INT([.C166])" office:value-type="float" office:value="54" calcext:value-type="float">
            <text:p>54</text:p>
          </table:table-cell>
          <table:table-cell table:formula="of:=[.D166]*[.B166]" office:value-type="float" office:value="1.701" calcext:value-type="float">
            <text:p>1,701000</text:p>
          </table:table-cell>
          <table:table-cell table:formula="of:=[.A166]-[.E166]" office:value-type="float" office:value="0.0189999999999899" calcext:value-type="float">
            <text:p>0,0190000</text:p>
          </table:table-cell>
          <table:table-cell table:formula="of:=[.F166]*1000" office:value-type="float" office:value="18.999999999989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1.72999999999999" calcext:value-type="float">
            <text:p>1,730000</text:p>
          </table:table-cell>
          <table:table-cell office:value-type="float" office:value="0.0315" calcext:value-type="float">
            <text:p>0,031500</text:p>
          </table:table-cell>
          <table:table-cell table:formula="of:=[.A167]/[.B167]" office:value-type="float" office:value="54.9206349206346" calcext:value-type="float">
            <text:p>54,920635</text:p>
          </table:table-cell>
          <table:table-cell table:formula="of:=INT([.C167])" office:value-type="float" office:value="54" calcext:value-type="float">
            <text:p>54</text:p>
          </table:table-cell>
          <table:table-cell table:formula="of:=[.D167]*[.B167]" office:value-type="float" office:value="1.701" calcext:value-type="float">
            <text:p>1,701000</text:p>
          </table:table-cell>
          <table:table-cell table:formula="of:=[.A167]-[.E167]" office:value-type="float" office:value="0.0289999999999897" calcext:value-type="float">
            <text:p>0,0290000</text:p>
          </table:table-cell>
          <table:table-cell table:formula="of:=[.F167]*1000" office:value-type="float" office:value="28.9999999999897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.73999999999999" calcext:value-type="float">
            <text:p>1,740000</text:p>
          </table:table-cell>
          <table:table-cell office:value-type="float" office:value="0.0315" calcext:value-type="float">
            <text:p>0,031500</text:p>
          </table:table-cell>
          <table:table-cell table:formula="of:=[.A168]/[.B168]" office:value-type="float" office:value="55.2380952380949" calcext:value-type="float">
            <text:p>55,238095</text:p>
          </table:table-cell>
          <table:table-cell table:formula="of:=INT([.C168])" office:value-type="float" office:value="55" calcext:value-type="float">
            <text:p>55</text:p>
          </table:table-cell>
          <table:table-cell table:formula="of:=[.D168]*[.B168]" office:value-type="float" office:value="1.7325" calcext:value-type="float">
            <text:p>1,732500</text:p>
          </table:table-cell>
          <table:table-cell table:formula="of:=[.A168]-[.E168]" office:value-type="float" office:value="0.00749999999998963" calcext:value-type="float">
            <text:p>0,0075000</text:p>
          </table:table-cell>
          <table:table-cell table:formula="of:=[.F168]*1000" office:value-type="float" office:value="7.49999999998963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.74999999999999" calcext:value-type="float">
            <text:p>1,750000</text:p>
          </table:table-cell>
          <table:table-cell office:value-type="float" office:value="0.0315" calcext:value-type="float">
            <text:p>0,031500</text:p>
          </table:table-cell>
          <table:table-cell table:formula="of:=[.A169]/[.B169]" office:value-type="float" office:value="55.5555555555552" calcext:value-type="float">
            <text:p>55,555556</text:p>
          </table:table-cell>
          <table:table-cell table:formula="of:=INT([.C169])" office:value-type="float" office:value="55" calcext:value-type="float">
            <text:p>55</text:p>
          </table:table-cell>
          <table:table-cell table:formula="of:=[.D169]*[.B169]" office:value-type="float" office:value="1.7325" calcext:value-type="float">
            <text:p>1,732500</text:p>
          </table:table-cell>
          <table:table-cell table:formula="of:=[.A169]-[.E169]" office:value-type="float" office:value="0.0174999999999894" calcext:value-type="float">
            <text:p>0,0175000</text:p>
          </table:table-cell>
          <table:table-cell table:formula="of:=[.F169]*1000" office:value-type="float" office:value="17.4999999999894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.75999999999999" calcext:value-type="float">
            <text:p>1,760000</text:p>
          </table:table-cell>
          <table:table-cell office:value-type="float" office:value="0.0315" calcext:value-type="float">
            <text:p>0,031500</text:p>
          </table:table-cell>
          <table:table-cell table:formula="of:=[.A170]/[.B170]" office:value-type="float" office:value="55.8730158730155" calcext:value-type="float">
            <text:p>55,873016</text:p>
          </table:table-cell>
          <table:table-cell table:formula="of:=INT([.C170])" office:value-type="float" office:value="55" calcext:value-type="float">
            <text:p>55</text:p>
          </table:table-cell>
          <table:table-cell table:formula="of:=[.D170]*[.B170]" office:value-type="float" office:value="1.7325" calcext:value-type="float">
            <text:p>1,732500</text:p>
          </table:table-cell>
          <table:table-cell table:formula="of:=[.A170]-[.E170]" office:value-type="float" office:value="0.0274999999999892" calcext:value-type="float">
            <text:p>0,0275000</text:p>
          </table:table-cell>
          <table:table-cell table:formula="of:=[.F170]*1000" office:value-type="float" office:value="27.4999999999892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.76999999999999" calcext:value-type="float">
            <text:p>1,770000</text:p>
          </table:table-cell>
          <table:table-cell office:value-type="float" office:value="0.0315" calcext:value-type="float">
            <text:p>0,031500</text:p>
          </table:table-cell>
          <table:table-cell table:formula="of:=[.A171]/[.B171]" office:value-type="float" office:value="56.1904761904758" calcext:value-type="float">
            <text:p>56,190476</text:p>
          </table:table-cell>
          <table:table-cell table:formula="of:=INT([.C171])" office:value-type="float" office:value="56" calcext:value-type="float">
            <text:p>56</text:p>
          </table:table-cell>
          <table:table-cell table:formula="of:=[.D171]*[.B171]" office:value-type="float" office:value="1.764" calcext:value-type="float">
            <text:p>1,764000</text:p>
          </table:table-cell>
          <table:table-cell table:formula="of:=[.A171]-[.E171]" office:value-type="float" office:value="0.0059999999999889" calcext:value-type="float">
            <text:p>0,0060000</text:p>
          </table:table-cell>
          <table:table-cell table:formula="of:=[.F171]*1000" office:value-type="float" office:value="5.9999999999889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.77999999999999" calcext:value-type="float">
            <text:p>1,780000</text:p>
          </table:table-cell>
          <table:table-cell office:value-type="float" office:value="0.0315" calcext:value-type="float">
            <text:p>0,031500</text:p>
          </table:table-cell>
          <table:table-cell table:formula="of:=[.A172]/[.B172]" office:value-type="float" office:value="56.5079365079362" calcext:value-type="float">
            <text:p>56,507937</text:p>
          </table:table-cell>
          <table:table-cell table:formula="of:=INT([.C172])" office:value-type="float" office:value="56" calcext:value-type="float">
            <text:p>56</text:p>
          </table:table-cell>
          <table:table-cell table:formula="of:=[.D172]*[.B172]" office:value-type="float" office:value="1.764" calcext:value-type="float">
            <text:p>1,764000</text:p>
          </table:table-cell>
          <table:table-cell table:formula="of:=[.A172]-[.E172]" office:value-type="float" office:value="0.0159999999999887" calcext:value-type="float">
            <text:p>0,0160000</text:p>
          </table:table-cell>
          <table:table-cell table:formula="of:=[.F172]*1000" office:value-type="float" office:value="15.9999999999887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.78999999999999" calcext:value-type="float">
            <text:p>1,790000</text:p>
          </table:table-cell>
          <table:table-cell office:value-type="float" office:value="0.0315" calcext:value-type="float">
            <text:p>0,031500</text:p>
          </table:table-cell>
          <table:table-cell table:formula="of:=[.A173]/[.B173]" office:value-type="float" office:value="56.8253968253965" calcext:value-type="float">
            <text:p>56,825397</text:p>
          </table:table-cell>
          <table:table-cell table:formula="of:=INT([.C173])" office:value-type="float" office:value="56" calcext:value-type="float">
            <text:p>56</text:p>
          </table:table-cell>
          <table:table-cell table:formula="of:=[.D173]*[.B173]" office:value-type="float" office:value="1.764" calcext:value-type="float">
            <text:p>1,764000</text:p>
          </table:table-cell>
          <table:table-cell table:formula="of:=[.A173]-[.E173]" office:value-type="float" office:value="0.0259999999999885" calcext:value-type="float">
            <text:p>0,0260000</text:p>
          </table:table-cell>
          <table:table-cell table:formula="of:=[.F173]*1000" office:value-type="float" office:value="25.9999999999885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.79999999999999" calcext:value-type="float">
            <text:p>1,800000</text:p>
          </table:table-cell>
          <table:table-cell office:value-type="float" office:value="0.0315" calcext:value-type="float">
            <text:p>0,031500</text:p>
          </table:table-cell>
          <table:table-cell table:formula="of:=[.A174]/[.B174]" office:value-type="float" office:value="57.1428571428568" calcext:value-type="float">
            <text:p>57,142857</text:p>
          </table:table-cell>
          <table:table-cell table:formula="of:=INT([.C174])" office:value-type="float" office:value="57" calcext:value-type="float">
            <text:p>57</text:p>
          </table:table-cell>
          <table:table-cell table:formula="of:=[.D174]*[.B174]" office:value-type="float" office:value="1.7955" calcext:value-type="float">
            <text:p>1,795500</text:p>
          </table:table-cell>
          <table:table-cell table:formula="of:=[.A174]-[.E174]" office:value-type="float" office:value="0.00449999999998818" calcext:value-type="float">
            <text:p>0,0045000</text:p>
          </table:table-cell>
          <table:table-cell table:formula="of:=[.F174]*1000" office:value-type="float" office:value="4.49999999998818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.80999999999999" calcext:value-type="float">
            <text:p>1,810000</text:p>
          </table:table-cell>
          <table:table-cell office:value-type="float" office:value="0.0315" calcext:value-type="float">
            <text:p>0,031500</text:p>
          </table:table-cell>
          <table:table-cell table:formula="of:=[.A175]/[.B175]" office:value-type="float" office:value="57.4603174603171" calcext:value-type="float">
            <text:p>57,460317</text:p>
          </table:table-cell>
          <table:table-cell table:formula="of:=INT([.C175])" office:value-type="float" office:value="57" calcext:value-type="float">
            <text:p>57</text:p>
          </table:table-cell>
          <table:table-cell table:formula="of:=[.D175]*[.B175]" office:value-type="float" office:value="1.7955" calcext:value-type="float">
            <text:p>1,795500</text:p>
          </table:table-cell>
          <table:table-cell table:formula="of:=[.A175]-[.E175]" office:value-type="float" office:value="0.014499999999988" calcext:value-type="float">
            <text:p>0,0145000</text:p>
          </table:table-cell>
          <table:table-cell table:formula="of:=[.F175]*1000" office:value-type="float" office:value="14.499999999988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1.81999999999999" calcext:value-type="float">
            <text:p>1,820000</text:p>
          </table:table-cell>
          <table:table-cell office:value-type="float" office:value="0.0315" calcext:value-type="float">
            <text:p>0,031500</text:p>
          </table:table-cell>
          <table:table-cell table:formula="of:=[.A176]/[.B176]" office:value-type="float" office:value="57.7777777777774" calcext:value-type="float">
            <text:p>57,777778</text:p>
          </table:table-cell>
          <table:table-cell table:formula="of:=INT([.C176])" office:value-type="float" office:value="57" calcext:value-type="float">
            <text:p>57</text:p>
          </table:table-cell>
          <table:table-cell table:formula="of:=[.D176]*[.B176]" office:value-type="float" office:value="1.7955" calcext:value-type="float">
            <text:p>1,795500</text:p>
          </table:table-cell>
          <table:table-cell table:formula="of:=[.A176]-[.E176]" office:value-type="float" office:value="0.0244999999999878" calcext:value-type="float">
            <text:p>0,0245000</text:p>
          </table:table-cell>
          <table:table-cell table:formula="of:=[.F176]*1000" office:value-type="float" office:value="24.4999999999878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.82999999999999" calcext:value-type="float">
            <text:p>1,830000</text:p>
          </table:table-cell>
          <table:table-cell office:value-type="float" office:value="0.0315" calcext:value-type="float">
            <text:p>0,031500</text:p>
          </table:table-cell>
          <table:table-cell table:formula="of:=[.A177]/[.B177]" office:value-type="float" office:value="58.0952380952377" calcext:value-type="float">
            <text:p>58,095238</text:p>
          </table:table-cell>
          <table:table-cell table:formula="of:=INT([.C177])" office:value-type="float" office:value="58" calcext:value-type="float">
            <text:p>58</text:p>
          </table:table-cell>
          <table:table-cell table:formula="of:=[.D177]*[.B177]" office:value-type="float" office:value="1.827" calcext:value-type="float">
            <text:p>1,827000</text:p>
          </table:table-cell>
          <table:table-cell table:formula="of:=[.A177]-[.E177]" office:value-type="float" office:value="0.00299999999998768" calcext:value-type="float">
            <text:p>0,0030000</text:p>
          </table:table-cell>
          <table:table-cell table:formula="of:=[.F177]*1000" office:value-type="float" office:value="2.99999999998768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.83999999999999" calcext:value-type="float">
            <text:p>1,840000</text:p>
          </table:table-cell>
          <table:table-cell office:value-type="float" office:value="0.0315" calcext:value-type="float">
            <text:p>0,031500</text:p>
          </table:table-cell>
          <table:table-cell table:formula="of:=[.A178]/[.B178]" office:value-type="float" office:value="58.412698412698" calcext:value-type="float">
            <text:p>58,412698</text:p>
          </table:table-cell>
          <table:table-cell table:formula="of:=INT([.C178])" office:value-type="float" office:value="58" calcext:value-type="float">
            <text:p>58</text:p>
          </table:table-cell>
          <table:table-cell table:formula="of:=[.D178]*[.B178]" office:value-type="float" office:value="1.827" calcext:value-type="float">
            <text:p>1,827000</text:p>
          </table:table-cell>
          <table:table-cell table:formula="of:=[.A178]-[.E178]" office:value-type="float" office:value="0.0129999999999875" calcext:value-type="float">
            <text:p>0,0130000</text:p>
          </table:table-cell>
          <table:table-cell table:formula="of:=[.F178]*1000" office:value-type="float" office:value="12.9999999999875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.84999999999999" calcext:value-type="float">
            <text:p>1,850000</text:p>
          </table:table-cell>
          <table:table-cell office:value-type="float" office:value="0.0315" calcext:value-type="float">
            <text:p>0,031500</text:p>
          </table:table-cell>
          <table:table-cell table:formula="of:=[.A179]/[.B179]" office:value-type="float" office:value="58.7301587301583" calcext:value-type="float">
            <text:p>58,730159</text:p>
          </table:table-cell>
          <table:table-cell table:formula="of:=INT([.C179])" office:value-type="float" office:value="58" calcext:value-type="float">
            <text:p>58</text:p>
          </table:table-cell>
          <table:table-cell table:formula="of:=[.D179]*[.B179]" office:value-type="float" office:value="1.827" calcext:value-type="float">
            <text:p>1,827000</text:p>
          </table:table-cell>
          <table:table-cell table:formula="of:=[.A179]-[.E179]" office:value-type="float" office:value="0.0229999999999873" calcext:value-type="float">
            <text:p>0,0230000</text:p>
          </table:table-cell>
          <table:table-cell table:formula="of:=[.F179]*1000" office:value-type="float" office:value="22.999999999987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.85999999999999" calcext:value-type="float">
            <text:p>1,860000</text:p>
          </table:table-cell>
          <table:table-cell office:value-type="float" office:value="0.0315" calcext:value-type="float">
            <text:p>0,031500</text:p>
          </table:table-cell>
          <table:table-cell table:formula="of:=[.A180]/[.B180]" office:value-type="float" office:value="59.0476190476186" calcext:value-type="float">
            <text:p>59,047619</text:p>
          </table:table-cell>
          <table:table-cell table:formula="of:=INT([.C180])" office:value-type="float" office:value="59" calcext:value-type="float">
            <text:p>59</text:p>
          </table:table-cell>
          <table:table-cell table:formula="of:=[.D180]*[.B180]" office:value-type="float" office:value="1.8585" calcext:value-type="float">
            <text:p>1,858500</text:p>
          </table:table-cell>
          <table:table-cell table:formula="of:=[.A180]-[.E180]" office:value-type="float" office:value="0.00149999999998696" calcext:value-type="float">
            <text:p>0,0015000</text:p>
          </table:table-cell>
          <table:table-cell table:formula="of:=[.F180]*1000" office:value-type="float" office:value="1.49999999998696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.86999999999999" calcext:value-type="float">
            <text:p>1,870000</text:p>
          </table:table-cell>
          <table:table-cell office:value-type="float" office:value="0.0315" calcext:value-type="float">
            <text:p>0,031500</text:p>
          </table:table-cell>
          <table:table-cell table:formula="of:=[.A181]/[.B181]" office:value-type="float" office:value="59.365079365079" calcext:value-type="float">
            <text:p>59,365079</text:p>
          </table:table-cell>
          <table:table-cell table:formula="of:=INT([.C181])" office:value-type="float" office:value="59" calcext:value-type="float">
            <text:p>59</text:p>
          </table:table-cell>
          <table:table-cell table:formula="of:=[.D181]*[.B181]" office:value-type="float" office:value="1.8585" calcext:value-type="float">
            <text:p>1,858500</text:p>
          </table:table-cell>
          <table:table-cell table:formula="of:=[.A181]-[.E181]" office:value-type="float" office:value="0.0114999999999867" calcext:value-type="float">
            <text:p>0,0115000</text:p>
          </table:table-cell>
          <table:table-cell table:formula="of:=[.F181]*1000" office:value-type="float" office:value="11.4999999999867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.87999999999999" calcext:value-type="float">
            <text:p>1,880000</text:p>
          </table:table-cell>
          <table:table-cell office:value-type="float" office:value="0.0315" calcext:value-type="float">
            <text:p>0,031500</text:p>
          </table:table-cell>
          <table:table-cell table:formula="of:=[.A182]/[.B182]" office:value-type="float" office:value="59.6825396825393" calcext:value-type="float">
            <text:p>59,682540</text:p>
          </table:table-cell>
          <table:table-cell table:formula="of:=INT([.C182])" office:value-type="float" office:value="59" calcext:value-type="float">
            <text:p>59</text:p>
          </table:table-cell>
          <table:table-cell table:formula="of:=[.D182]*[.B182]" office:value-type="float" office:value="1.8585" calcext:value-type="float">
            <text:p>1,858500</text:p>
          </table:table-cell>
          <table:table-cell table:formula="of:=[.A182]-[.E182]" office:value-type="float" office:value="0.0214999999999865" calcext:value-type="float">
            <text:p>0,0215000</text:p>
          </table:table-cell>
          <table:table-cell table:formula="of:=[.F182]*1000" office:value-type="float" office:value="21.4999999999865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.88999999999999" calcext:value-type="float">
            <text:p>1,890000</text:p>
          </table:table-cell>
          <table:table-cell office:value-type="float" office:value="0.0315" calcext:value-type="float">
            <text:p>0,031500</text:p>
          </table:table-cell>
          <table:table-cell table:formula="of:=[.A183]/[.B183]" office:value-type="float" office:value="59.9999999999996" calcext:value-type="float">
            <text:p>60,000000</text:p>
          </table:table-cell>
          <table:table-cell table:formula="of:=INT([.C183])" office:value-type="float" office:value="59" calcext:value-type="float">
            <text:p>59</text:p>
          </table:table-cell>
          <table:table-cell table:formula="of:=[.D183]*[.B183]" office:value-type="float" office:value="1.8585" calcext:value-type="float">
            <text:p>1,858500</text:p>
          </table:table-cell>
          <table:table-cell table:formula="of:=[.A183]-[.E183]" office:value-type="float" office:value="0.0314999999999863" calcext:value-type="float">
            <text:p>0,0315000</text:p>
          </table:table-cell>
          <table:table-cell table:formula="of:=[.F183]*1000" office:value-type="float" office:value="31.4999999999863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1.89999999999999" calcext:value-type="float">
            <text:p>1,900000</text:p>
          </table:table-cell>
          <table:table-cell office:value-type="float" office:value="0.0315" calcext:value-type="float">
            <text:p>0,031500</text:p>
          </table:table-cell>
          <table:table-cell table:formula="of:=[.A184]/[.B184]" office:value-type="float" office:value="60.3174603174599" calcext:value-type="float">
            <text:p>60,317460</text:p>
          </table:table-cell>
          <table:table-cell table:formula="of:=INT([.C184])" office:value-type="float" office:value="60" calcext:value-type="float">
            <text:p>60</text:p>
          </table:table-cell>
          <table:table-cell table:formula="of:=[.D184]*[.B184]" office:value-type="float" office:value="1.89" calcext:value-type="float">
            <text:p>1,890000</text:p>
          </table:table-cell>
          <table:table-cell table:formula="of:=[.A184]-[.E184]" office:value-type="float" office:value="0.00999999999998602" calcext:value-type="float">
            <text:p>0,0100000</text:p>
          </table:table-cell>
          <table:table-cell table:formula="of:=[.F184]*1000" office:value-type="float" office:value="9.99999999998602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.90999999999999" calcext:value-type="float">
            <text:p>1,910000</text:p>
          </table:table-cell>
          <table:table-cell office:value-type="float" office:value="0.0315" calcext:value-type="float">
            <text:p>0,031500</text:p>
          </table:table-cell>
          <table:table-cell table:formula="of:=[.A185]/[.B185]" office:value-type="float" office:value="60.6349206349202" calcext:value-type="float">
            <text:p>60,634921</text:p>
          </table:table-cell>
          <table:table-cell table:formula="of:=INT([.C185])" office:value-type="float" office:value="60" calcext:value-type="float">
            <text:p>60</text:p>
          </table:table-cell>
          <table:table-cell table:formula="of:=[.D185]*[.B185]" office:value-type="float" office:value="1.89" calcext:value-type="float">
            <text:p>1,890000</text:p>
          </table:table-cell>
          <table:table-cell table:formula="of:=[.A185]-[.E185]" office:value-type="float" office:value="0.0199999999999858" calcext:value-type="float">
            <text:p>0,0200000</text:p>
          </table:table-cell>
          <table:table-cell table:formula="of:=[.F185]*1000" office:value-type="float" office:value="19.9999999999858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1.91999999999999" calcext:value-type="float">
            <text:p>1,920000</text:p>
          </table:table-cell>
          <table:table-cell office:value-type="float" office:value="0.0315" calcext:value-type="float">
            <text:p>0,031500</text:p>
          </table:table-cell>
          <table:table-cell table:formula="of:=[.A186]/[.B186]" office:value-type="float" office:value="60.9523809523805" calcext:value-type="float">
            <text:p>60,952381</text:p>
          </table:table-cell>
          <table:table-cell table:formula="of:=INT([.C186])" office:value-type="float" office:value="60" calcext:value-type="float">
            <text:p>60</text:p>
          </table:table-cell>
          <table:table-cell table:formula="of:=[.D186]*[.B186]" office:value-type="float" office:value="1.89" calcext:value-type="float">
            <text:p>1,890000</text:p>
          </table:table-cell>
          <table:table-cell table:formula="of:=[.A186]-[.E186]" office:value-type="float" office:value="0.0299999999999856" calcext:value-type="float">
            <text:p>0,0300000</text:p>
          </table:table-cell>
          <table:table-cell table:formula="of:=[.F186]*1000" office:value-type="float" office:value="29.9999999999856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.92999999999999" calcext:value-type="float">
            <text:p>1,930000</text:p>
          </table:table-cell>
          <table:table-cell office:value-type="float" office:value="0.0315" calcext:value-type="float">
            <text:p>0,031500</text:p>
          </table:table-cell>
          <table:table-cell table:formula="of:=[.A187]/[.B187]" office:value-type="float" office:value="61.2698412698408" calcext:value-type="float">
            <text:p>61,269841</text:p>
          </table:table-cell>
          <table:table-cell table:formula="of:=INT([.C187])" office:value-type="float" office:value="61" calcext:value-type="float">
            <text:p>61</text:p>
          </table:table-cell>
          <table:table-cell table:formula="of:=[.D187]*[.B187]" office:value-type="float" office:value="1.9215" calcext:value-type="float">
            <text:p>1,921500</text:p>
          </table:table-cell>
          <table:table-cell table:formula="of:=[.A187]-[.E187]" office:value-type="float" office:value="0.00849999999998552" calcext:value-type="float">
            <text:p>0,0085000</text:p>
          </table:table-cell>
          <table:table-cell table:formula="of:=[.F187]*1000" office:value-type="float" office:value="8.49999999998552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.93999999999999" calcext:value-type="float">
            <text:p>1,940000</text:p>
          </table:table-cell>
          <table:table-cell office:value-type="float" office:value="0.0315" calcext:value-type="float">
            <text:p>0,031500</text:p>
          </table:table-cell>
          <table:table-cell table:formula="of:=[.A188]/[.B188]" office:value-type="float" office:value="61.5873015873011" calcext:value-type="float">
            <text:p>61,587302</text:p>
          </table:table-cell>
          <table:table-cell table:formula="of:=INT([.C188])" office:value-type="float" office:value="61" calcext:value-type="float">
            <text:p>61</text:p>
          </table:table-cell>
          <table:table-cell table:formula="of:=[.D188]*[.B188]" office:value-type="float" office:value="1.9215" calcext:value-type="float">
            <text:p>1,921500</text:p>
          </table:table-cell>
          <table:table-cell table:formula="of:=[.A188]-[.E188]" office:value-type="float" office:value="0.0184999999999853" calcext:value-type="float">
            <text:p>0,0185000</text:p>
          </table:table-cell>
          <table:table-cell table:formula="of:=[.F188]*1000" office:value-type="float" office:value="18.4999999999853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.94999999999999" calcext:value-type="float">
            <text:p>1,950000</text:p>
          </table:table-cell>
          <table:table-cell office:value-type="float" office:value="0.0315" calcext:value-type="float">
            <text:p>0,031500</text:p>
          </table:table-cell>
          <table:table-cell table:formula="of:=[.A189]/[.B189]" office:value-type="float" office:value="61.9047619047614" calcext:value-type="float">
            <text:p>61,904762</text:p>
          </table:table-cell>
          <table:table-cell table:formula="of:=INT([.C189])" office:value-type="float" office:value="61" calcext:value-type="float">
            <text:p>61</text:p>
          </table:table-cell>
          <table:table-cell table:formula="of:=[.D189]*[.B189]" office:value-type="float" office:value="1.9215" calcext:value-type="float">
            <text:p>1,921500</text:p>
          </table:table-cell>
          <table:table-cell table:formula="of:=[.A189]-[.E189]" office:value-type="float" office:value="0.0284999999999853" calcext:value-type="float">
            <text:p>0,0285000</text:p>
          </table:table-cell>
          <table:table-cell table:formula="of:=[.F189]*1000" office:value-type="float" office:value="28.4999999999853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.95999999999999" calcext:value-type="float">
            <text:p>1,960000</text:p>
          </table:table-cell>
          <table:table-cell office:value-type="float" office:value="0.0315" calcext:value-type="float">
            <text:p>0,031500</text:p>
          </table:table-cell>
          <table:table-cell table:formula="of:=[.A190]/[.B190]" office:value-type="float" office:value="62.2222222222217" calcext:value-type="float">
            <text:p>62,222222</text:p>
          </table:table-cell>
          <table:table-cell table:formula="of:=INT([.C190])" office:value-type="float" office:value="62" calcext:value-type="float">
            <text:p>62</text:p>
          </table:table-cell>
          <table:table-cell table:formula="of:=[.D190]*[.B190]" office:value-type="float" office:value="1.953" calcext:value-type="float">
            <text:p>1,953000</text:p>
          </table:table-cell>
          <table:table-cell table:formula="of:=[.A190]-[.E190]" office:value-type="float" office:value="0.00699999999998502" calcext:value-type="float">
            <text:p>0,0070000</text:p>
          </table:table-cell>
          <table:table-cell table:formula="of:=[.F190]*1000" office:value-type="float" office:value="6.99999999998502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.96999999999998" calcext:value-type="float">
            <text:p>1,970000</text:p>
          </table:table-cell>
          <table:table-cell office:value-type="float" office:value="0.0315" calcext:value-type="float">
            <text:p>0,031500</text:p>
          </table:table-cell>
          <table:table-cell table:formula="of:=[.A191]/[.B191]" office:value-type="float" office:value="62.5396825396821" calcext:value-type="float">
            <text:p>62,539683</text:p>
          </table:table-cell>
          <table:table-cell table:formula="of:=INT([.C191])" office:value-type="float" office:value="62" calcext:value-type="float">
            <text:p>62</text:p>
          </table:table-cell>
          <table:table-cell table:formula="of:=[.D191]*[.B191]" office:value-type="float" office:value="1.953" calcext:value-type="float">
            <text:p>1,953000</text:p>
          </table:table-cell>
          <table:table-cell table:formula="of:=[.A191]-[.E191]" office:value-type="float" office:value="0.0169999999999848" calcext:value-type="float">
            <text:p>0,0170000</text:p>
          </table:table-cell>
          <table:table-cell table:formula="of:=[.F191]*1000" office:value-type="float" office:value="16.9999999999848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.97999999999998" calcext:value-type="float">
            <text:p>1,980000</text:p>
          </table:table-cell>
          <table:table-cell office:value-type="float" office:value="0.0315" calcext:value-type="float">
            <text:p>0,031500</text:p>
          </table:table-cell>
          <table:table-cell table:formula="of:=[.A192]/[.B192]" office:value-type="float" office:value="62.8571428571424" calcext:value-type="float">
            <text:p>62,857143</text:p>
          </table:table-cell>
          <table:table-cell table:formula="of:=INT([.C192])" office:value-type="float" office:value="62" calcext:value-type="float">
            <text:p>62</text:p>
          </table:table-cell>
          <table:table-cell table:formula="of:=[.D192]*[.B192]" office:value-type="float" office:value="1.953" calcext:value-type="float">
            <text:p>1,953000</text:p>
          </table:table-cell>
          <table:table-cell table:formula="of:=[.A192]-[.E192]" office:value-type="float" office:value="0.0269999999999846" calcext:value-type="float">
            <text:p>0,0270000</text:p>
          </table:table-cell>
          <table:table-cell table:formula="of:=[.F192]*1000" office:value-type="float" office:value="26.9999999999846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.98999999999998" calcext:value-type="float">
            <text:p>1,990000</text:p>
          </table:table-cell>
          <table:table-cell office:value-type="float" office:value="0.0315" calcext:value-type="float">
            <text:p>0,031500</text:p>
          </table:table-cell>
          <table:table-cell table:formula="of:=[.A193]/[.B193]" office:value-type="float" office:value="63.1746031746027" calcext:value-type="float">
            <text:p>63,174603</text:p>
          </table:table-cell>
          <table:table-cell table:formula="of:=INT([.C193])" office:value-type="float" office:value="63" calcext:value-type="float">
            <text:p>63</text:p>
          </table:table-cell>
          <table:table-cell table:formula="of:=[.D193]*[.B193]" office:value-type="float" office:value="1.9845" calcext:value-type="float">
            <text:p>1,984500</text:p>
          </table:table-cell>
          <table:table-cell table:formula="of:=[.A193]-[.E193]" office:value-type="float" office:value="0.00549999999998452" calcext:value-type="float">
            <text:p>0,0055000</text:p>
          </table:table-cell>
          <table:table-cell table:formula="of:=[.F193]*1000" office:value-type="float" office:value="5.49999999998452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.99999999999998" calcext:value-type="float">
            <text:p>2,000000</text:p>
          </table:table-cell>
          <table:table-cell office:value-type="float" office:value="0.0315" calcext:value-type="float">
            <text:p>0,031500</text:p>
          </table:table-cell>
          <table:table-cell table:formula="of:=[.A194]/[.B194]" office:value-type="float" office:value="63.492063492063" calcext:value-type="float">
            <text:p>63,492063</text:p>
          </table:table-cell>
          <table:table-cell table:formula="of:=INT([.C194])" office:value-type="float" office:value="63" calcext:value-type="float">
            <text:p>63</text:p>
          </table:table-cell>
          <table:table-cell table:formula="of:=[.D194]*[.B194]" office:value-type="float" office:value="1.9845" calcext:value-type="float">
            <text:p>1,984500</text:p>
          </table:table-cell>
          <table:table-cell table:formula="of:=[.A194]-[.E194]" office:value-type="float" office:value="0.0154999999999843" calcext:value-type="float">
            <text:p>0,0155000</text:p>
          </table:table-cell>
          <table:table-cell table:formula="of:=[.F194]*1000" office:value-type="float" office:value="15.4999999999843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.00999999999998" calcext:value-type="float">
            <text:p>2,010000</text:p>
          </table:table-cell>
          <table:table-cell office:value-type="float" office:value="0.0315" calcext:value-type="float">
            <text:p>0,031500</text:p>
          </table:table-cell>
          <table:table-cell table:formula="of:=[.A195]/[.B195]" office:value-type="float" office:value="63.8095238095233" calcext:value-type="float">
            <text:p>63,809524</text:p>
          </table:table-cell>
          <table:table-cell table:formula="of:=INT([.C195])" office:value-type="float" office:value="63" calcext:value-type="float">
            <text:p>63</text:p>
          </table:table-cell>
          <table:table-cell table:formula="of:=[.D195]*[.B195]" office:value-type="float" office:value="1.9845" calcext:value-type="float">
            <text:p>1,984500</text:p>
          </table:table-cell>
          <table:table-cell table:formula="of:=[.A195]-[.E195]" office:value-type="float" office:value="0.0254999999999839" calcext:value-type="float">
            <text:p>0,0255000</text:p>
          </table:table-cell>
          <table:table-cell table:formula="of:=[.F195]*1000" office:value-type="float" office:value="25.4999999999839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.01999999999998" calcext:value-type="float">
            <text:p>2,020000</text:p>
          </table:table-cell>
          <table:table-cell office:value-type="float" office:value="0.0315" calcext:value-type="float">
            <text:p>0,031500</text:p>
          </table:table-cell>
          <table:table-cell table:formula="of:=[.A196]/[.B196]" office:value-type="float" office:value="64.1269841269836" calcext:value-type="float">
            <text:p>64,126984</text:p>
          </table:table-cell>
          <table:table-cell table:formula="of:=INT([.C196])" office:value-type="float" office:value="64" calcext:value-type="float">
            <text:p>64</text:p>
          </table:table-cell>
          <table:table-cell table:formula="of:=[.D196]*[.B196]" office:value-type="float" office:value="2.016" calcext:value-type="float">
            <text:p>2,016000</text:p>
          </table:table-cell>
          <table:table-cell table:formula="of:=[.A196]-[.E196]" office:value-type="float" office:value="0.00399999999998357" calcext:value-type="float">
            <text:p>0,0040000</text:p>
          </table:table-cell>
          <table:table-cell table:formula="of:=[.F196]*1000" office:value-type="float" office:value="3.99999999998357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.02999999999998" calcext:value-type="float">
            <text:p>2,030000</text:p>
          </table:table-cell>
          <table:table-cell office:value-type="float" office:value="0.0315" calcext:value-type="float">
            <text:p>0,031500</text:p>
          </table:table-cell>
          <table:table-cell table:formula="of:=[.A197]/[.B197]" office:value-type="float" office:value="64.4444444444439" calcext:value-type="float">
            <text:p>64,444444</text:p>
          </table:table-cell>
          <table:table-cell table:formula="of:=INT([.C197])" office:value-type="float" office:value="64" calcext:value-type="float">
            <text:p>64</text:p>
          </table:table-cell>
          <table:table-cell table:formula="of:=[.D197]*[.B197]" office:value-type="float" office:value="2.016" calcext:value-type="float">
            <text:p>2,016000</text:p>
          </table:table-cell>
          <table:table-cell table:formula="of:=[.A197]-[.E197]" office:value-type="float" office:value="0.0139999999999834" calcext:value-type="float">
            <text:p>0,0140000</text:p>
          </table:table-cell>
          <table:table-cell table:formula="of:=[.F197]*1000" office:value-type="float" office:value="13.999999999983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.03999999999998" calcext:value-type="float">
            <text:p>2,040000</text:p>
          </table:table-cell>
          <table:table-cell office:value-type="float" office:value="0.0315" calcext:value-type="float">
            <text:p>0,031500</text:p>
          </table:table-cell>
          <table:table-cell table:formula="of:=[.A198]/[.B198]" office:value-type="float" office:value="64.7619047619043" calcext:value-type="float">
            <text:p>64,761905</text:p>
          </table:table-cell>
          <table:table-cell table:formula="of:=INT([.C198])" office:value-type="float" office:value="64" calcext:value-type="float">
            <text:p>64</text:p>
          </table:table-cell>
          <table:table-cell table:formula="of:=[.D198]*[.B198]" office:value-type="float" office:value="2.016" calcext:value-type="float">
            <text:p>2,016000</text:p>
          </table:table-cell>
          <table:table-cell table:formula="of:=[.A198]-[.E198]" office:value-type="float" office:value="0.0239999999999836" calcext:value-type="float">
            <text:p>0,0240000</text:p>
          </table:table-cell>
          <table:table-cell table:formula="of:=[.F198]*1000" office:value-type="float" office:value="23.9999999999836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,000000</text:p>
          </table:table-cell>
          <table:table-cell office:value-type="float" office:value="0.0315" calcext:value-type="float">
            <text:p>0,031500</text:p>
          </table:table-cell>
          <table:table-cell table:formula="of:=[.A199]/[.B199]" office:value-type="float" office:value="317.460317460317" calcext:value-type="float">
            <text:p>317,460317</text:p>
          </table:table-cell>
          <table:table-cell table:formula="of:=INT([.C199])" office:value-type="float" office:value="317" calcext:value-type="float">
            <text:p>317</text:p>
          </table:table-cell>
          <table:table-cell table:formula="of:=[.D199]*[.B199]" office:value-type="float" office:value="9.9855" calcext:value-type="float">
            <text:p>9,985500</text:p>
          </table:table-cell>
          <table:table-cell table:formula="of:=[.A199]-[.E199]" office:value-type="float" office:value="0.0145" calcext:value-type="float">
            <text:p>0,0145000</text:p>
          </table:table-cell>
          <table:table-cell table:formula="of:=[.F199]*1000" office:value-type="float" office:value="14.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,000000</text:p>
          </table:table-cell>
          <table:table-cell office:value-type="float" office:value="0.0315" calcext:value-type="float">
            <text:p>0,031500</text:p>
          </table:table-cell>
          <table:table-cell table:formula="of:=[.A200]/[.B200]" office:value-type="float" office:value="634.920634920635" calcext:value-type="float">
            <text:p>634,920635</text:p>
          </table:table-cell>
          <table:table-cell table:formula="of:=INT([.C200])" office:value-type="float" office:value="634" calcext:value-type="float">
            <text:p>634</text:p>
          </table:table-cell>
          <table:table-cell table:formula="of:=[.D200]*[.B200]" office:value-type="float" office:value="19.971" calcext:value-type="float">
            <text:p>19,971000</text:p>
          </table:table-cell>
          <table:table-cell table:formula="of:=[.A200]-[.E200]" office:value-type="float" office:value="0.0289999999999999" calcext:value-type="float">
            <text:p>0,0290000</text:p>
          </table:table-cell>
          <table:table-cell table:formula="of:=[.F200]*1000" office:value-type="float" office:value="28.999999999999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,000000</text:p>
          </table:table-cell>
          <table:table-cell office:value-type="float" office:value="0.0315" calcext:value-type="float">
            <text:p>0,031500</text:p>
          </table:table-cell>
          <table:table-cell table:formula="of:=[.A201]/[.B201]" office:value-type="float" office:value="952.380952380952" calcext:value-type="float">
            <text:p>952,380952</text:p>
          </table:table-cell>
          <table:table-cell table:formula="of:=INT([.C201])" office:value-type="float" office:value="952" calcext:value-type="float">
            <text:p>952</text:p>
          </table:table-cell>
          <table:table-cell table:formula="of:=[.D201]*[.B201]" office:value-type="float" office:value="29.988" calcext:value-type="float">
            <text:p>29,988000</text:p>
          </table:table-cell>
          <table:table-cell table:formula="of:=[.A201]-[.E201]" office:value-type="float" office:value="0.0120000000000005" calcext:value-type="float">
            <text:p>0,0120000</text:p>
          </table:table-cell>
          <table:table-cell table:formula="of:=[.F201]*1000" office:value-type="float" office:value="12.0000000000005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,000000</text:p>
          </table:table-cell>
          <table:table-cell office:value-type="float" office:value="0.0315" calcext:value-type="float">
            <text:p>0,031500</text:p>
          </table:table-cell>
          <table:table-cell table:formula="of:=[.A202]/[.B202]" office:value-type="float" office:value="1269.84126984127" calcext:value-type="float">
            <text:p>1 269,841270</text:p>
          </table:table-cell>
          <table:table-cell table:formula="of:=INT([.C202])" office:value-type="float" office:value="1269" calcext:value-type="float">
            <text:p>1269</text:p>
          </table:table-cell>
          <table:table-cell table:formula="of:=[.D202]*[.B202]" office:value-type="float" office:value="39.9735" calcext:value-type="float">
            <text:p>39,973500</text:p>
          </table:table-cell>
          <table:table-cell table:formula="of:=[.A202]-[.E202]" office:value-type="float" office:value="0.0264999999999986" calcext:value-type="float">
            <text:p>0,0265000</text:p>
          </table:table-cell>
          <table:table-cell table:formula="of:=[.F202]*1000" office:value-type="float" office:value="26.499999999998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,000000</text:p>
          </table:table-cell>
          <table:table-cell office:value-type="float" office:value="0.0315" calcext:value-type="float">
            <text:p>0,031500</text:p>
          </table:table-cell>
          <table:table-cell table:formula="of:=[.A203]/[.B203]" office:value-type="float" office:value="1587.30158730159" calcext:value-type="float">
            <text:p>1 587,301587</text:p>
          </table:table-cell>
          <table:table-cell table:formula="of:=INT([.C203])" office:value-type="float" office:value="1587" calcext:value-type="float">
            <text:p>1587</text:p>
          </table:table-cell>
          <table:table-cell table:formula="of:=[.D203]*[.B203]" office:value-type="float" office:value="49.9905" calcext:value-type="float">
            <text:p>49,990500</text:p>
          </table:table-cell>
          <table:table-cell table:formula="of:=[.A203]-[.E203]" office:value-type="float" office:value="0.00950000000000273" calcext:value-type="float">
            <text:p>0,0095000</text:p>
          </table:table-cell>
          <table:table-cell table:formula="of:=[.F203]*1000" office:value-type="float" office:value="9.50000000000273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,000000</text:p>
          </table:table-cell>
          <table:table-cell office:value-type="float" office:value="0.0315" calcext:value-type="float">
            <text:p>0,031500</text:p>
          </table:table-cell>
          <table:table-cell table:formula="of:=[.A204]/[.B204]" office:value-type="float" office:value="1904.76190476191" calcext:value-type="float">
            <text:p>1 904,761905</text:p>
          </table:table-cell>
          <table:table-cell table:formula="of:=INT([.C204])" office:value-type="float" office:value="1904" calcext:value-type="float">
            <text:p>1904</text:p>
          </table:table-cell>
          <table:table-cell table:formula="of:=[.D204]*[.B204]" office:value-type="float" office:value="59.976" calcext:value-type="float">
            <text:p>59,976000</text:p>
          </table:table-cell>
          <table:table-cell table:formula="of:=[.A204]-[.E204]" office:value-type="float" office:value="0.0240000000000009" calcext:value-type="float">
            <text:p>0,0240000</text:p>
          </table:table-cell>
          <table:table-cell table:formula="of:=[.F204]*1000" office:value-type="float" office:value="24.0000000000009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,000000</text:p>
          </table:table-cell>
          <table:table-cell office:value-type="float" office:value="0.0315" calcext:value-type="float">
            <text:p>0,031500</text:p>
          </table:table-cell>
          <table:table-cell table:formula="of:=[.A205]/[.B205]" office:value-type="float" office:value="2222.22222222222" calcext:value-type="float">
            <text:p>2 222,222222</text:p>
          </table:table-cell>
          <table:table-cell table:formula="of:=INT([.C205])" office:value-type="float" office:value="2222" calcext:value-type="float">
            <text:p>2222</text:p>
          </table:table-cell>
          <table:table-cell table:formula="of:=[.D205]*[.B205]" office:value-type="float" office:value="69.993" calcext:value-type="float">
            <text:p>69,993000</text:p>
          </table:table-cell>
          <table:table-cell table:formula="of:=[.A205]-[.E205]" office:value-type="float" office:value="0.007000000000005" calcext:value-type="float">
            <text:p>0,0070000</text:p>
          </table:table-cell>
          <table:table-cell table:formula="of:=[.F205]*1000" office:value-type="float" office:value="7.000000000005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,000000</text:p>
          </table:table-cell>
          <table:table-cell office:value-type="float" office:value="0.0315" calcext:value-type="float">
            <text:p>0,031500</text:p>
          </table:table-cell>
          <table:table-cell table:formula="of:=[.A206]/[.B206]" office:value-type="float" office:value="2539.68253968254" calcext:value-type="float">
            <text:p>2 539,682540</text:p>
          </table:table-cell>
          <table:table-cell table:formula="of:=INT([.C206])" office:value-type="float" office:value="2539" calcext:value-type="float">
            <text:p>2539</text:p>
          </table:table-cell>
          <table:table-cell table:formula="of:=[.D206]*[.B206]" office:value-type="float" office:value="79.9785" calcext:value-type="float">
            <text:p>79,978500</text:p>
          </table:table-cell>
          <table:table-cell table:formula="of:=[.A206]-[.E206]" office:value-type="float" office:value="0.0215000000000032" calcext:value-type="float">
            <text:p>0,0215000</text:p>
          </table:table-cell>
          <table:table-cell table:formula="of:=[.F206]*1000" office:value-type="float" office:value="21.500000000003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,000000</text:p>
          </table:table-cell>
          <table:table-cell office:value-type="float" office:value="0.0315" calcext:value-type="float">
            <text:p>0,031500</text:p>
          </table:table-cell>
          <table:table-cell table:formula="of:=[.A207]/[.B207]" office:value-type="float" office:value="2857.14285714286" calcext:value-type="float">
            <text:p>2 857,142857</text:p>
          </table:table-cell>
          <table:table-cell table:formula="of:=INT([.C207])" office:value-type="float" office:value="2857" calcext:value-type="float">
            <text:p>2857</text:p>
          </table:table-cell>
          <table:table-cell table:formula="of:=[.D207]*[.B207]" office:value-type="float" office:value="89.9955" calcext:value-type="float">
            <text:p>89,995500</text:p>
          </table:table-cell>
          <table:table-cell table:formula="of:=[.A207]-[.E207]" office:value-type="float" office:value="0.00449999999999307" calcext:value-type="float">
            <text:p>0,0045000</text:p>
          </table:table-cell>
          <table:table-cell table:formula="of:=[.F207]*1000" office:value-type="float" office:value="4.49999999999307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,000000</text:p>
          </table:table-cell>
          <table:table-cell office:value-type="float" office:value="0.0315" calcext:value-type="float">
            <text:p>0,031500</text:p>
          </table:table-cell>
          <table:table-cell table:formula="of:=[.A208]/[.B208]" office:value-type="float" office:value="3174.60317460317" calcext:value-type="float">
            <text:p>3 174,603175</text:p>
          </table:table-cell>
          <table:table-cell table:formula="of:=INT([.C208])" office:value-type="float" office:value="3174" calcext:value-type="float">
            <text:p>3174</text:p>
          </table:table-cell>
          <table:table-cell table:formula="of:=[.D208]*[.B208]" office:value-type="float" office:value="99.981" calcext:value-type="float">
            <text:p>99,981000</text:p>
          </table:table-cell>
          <table:table-cell table:formula="of:=[.A208]-[.E208]" office:value-type="float" office:value="0.0190000000000055" calcext:value-type="float">
            <text:p>0,0190000</text:p>
          </table:table-cell>
          <table:table-cell table:formula="of:=[.F208]*1000" office:value-type="float" office:value="19.0000000000055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,000000</text:p>
          </table:table-cell>
          <table:table-cell office:value-type="float" office:value="0.0315" calcext:value-type="float">
            <text:p>0,031500</text:p>
          </table:table-cell>
          <table:table-cell table:formula="of:=[.A209]/[.B209]" office:value-type="float" office:value="4761.90476190476" calcext:value-type="float">
            <text:p>4 761,904762</text:p>
          </table:table-cell>
          <table:table-cell table:formula="of:=INT([.C209])" office:value-type="float" office:value="4761" calcext:value-type="float">
            <text:p>4761</text:p>
          </table:table-cell>
          <table:table-cell table:formula="of:=[.D209]*[.B209]" office:value-type="float" office:value="149.9715" calcext:value-type="float">
            <text:p>149,971500</text:p>
          </table:table-cell>
          <table:table-cell table:formula="of:=[.A209]-[.E209]" office:value-type="float" office:value="0.0285000000000082" calcext:value-type="float">
            <text:p>0,0285000</text:p>
          </table:table-cell>
          <table:table-cell table:formula="of:=[.F209]*1000" office:value-type="float" office:value="28.5000000000082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,000000</text:p>
          </table:table-cell>
          <table:table-cell office:value-type="float" office:value="0.0315" calcext:value-type="float">
            <text:p>0,031500</text:p>
          </table:table-cell>
          <table:table-cell table:formula="of:=[.A210]/[.B210]" office:value-type="float" office:value="6349.20634920635" calcext:value-type="float">
            <text:p>6 349,206349</text:p>
          </table:table-cell>
          <table:table-cell table:formula="of:=INT([.C210])" office:value-type="float" office:value="6349" calcext:value-type="float">
            <text:p>6349</text:p>
          </table:table-cell>
          <table:table-cell table:formula="of:=[.D210]*[.B210]" office:value-type="float" office:value="199.9935" calcext:value-type="float">
            <text:p>199,993500</text:p>
          </table:table-cell>
          <table:table-cell table:formula="of:=[.A210]-[.E210]" office:value-type="float" office:value="0.0064999999999884" calcext:value-type="float">
            <text:p>0,0065000</text:p>
          </table:table-cell>
          <table:table-cell table:formula="of:=[.F210]*1000" office:value-type="float" office:value="6.4999999999884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,000000</text:p>
          </table:table-cell>
          <table:table-cell office:value-type="float" office:value="0.0315" calcext:value-type="float">
            <text:p>0,031500</text:p>
          </table:table-cell>
          <table:table-cell table:formula="of:=[.A211]/[.B211]" office:value-type="float" office:value="7936.50793650794" calcext:value-type="float">
            <text:p>7 936,507937</text:p>
          </table:table-cell>
          <table:table-cell table:formula="of:=INT([.C211])" office:value-type="float" office:value="7936" calcext:value-type="float">
            <text:p>7936</text:p>
          </table:table-cell>
          <table:table-cell table:formula="of:=[.D211]*[.B211]" office:value-type="float" office:value="249.984" calcext:value-type="float">
            <text:p>249,984000</text:p>
          </table:table-cell>
          <table:table-cell table:formula="of:=[.A211]-[.E211]" office:value-type="float" office:value="0.0159999999999911" calcext:value-type="float">
            <text:p>0,0160000</text:p>
          </table:table-cell>
          <table:table-cell table:formula="of:=[.F211]*1000" office:value-type="float" office:value="15.9999999999911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,000000</text:p>
          </table:table-cell>
          <table:table-cell office:value-type="float" office:value="0.0315" calcext:value-type="float">
            <text:p>0,031500</text:p>
          </table:table-cell>
          <table:table-cell table:formula="of:=[.A212]/[.B212]" office:value-type="float" office:value="9523.80952380952" calcext:value-type="float">
            <text:p>9 523,809524</text:p>
          </table:table-cell>
          <table:table-cell table:formula="of:=INT([.C212])" office:value-type="float" office:value="9523" calcext:value-type="float">
            <text:p>9523</text:p>
          </table:table-cell>
          <table:table-cell table:formula="of:=[.D212]*[.B212]" office:value-type="float" office:value="299.9745" calcext:value-type="float">
            <text:p>299,974500</text:p>
          </table:table-cell>
          <table:table-cell table:formula="of:=[.A212]-[.E212]" office:value-type="float" office:value="0.0255000000000223" calcext:value-type="float">
            <text:p>0,0255000</text:p>
          </table:table-cell>
          <table:table-cell table:formula="of:=[.F212]*1000" office:value-type="float" office:value="25.5000000000223" calcext:value-type="float">
            <text:p>26</text:p>
          </table:table-cell>
          <table:table-cell table:number-columns-repeated="1017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9" loext:min-decimal-places="19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55:58.021349183</meta:creation-date>
    <dc:date>2019-02-06T12:05:33.866352234</dc:date>
    <meta:editing-duration>PT16M5S</meta:editing-duration>
    <meta:editing-cycles>2</meta:editing-cycles>
    <meta:generator>LibreOffice/6.0.7.3$Linux_X86_64 LibreOffice_project/00m0$Build-3</meta:generator>
    <meta:document-statistic meta:table-count="1" meta:cell-count="1484" meta:object-count="0"/>
  </office:meta>
</office:document-meta>
</file>